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01E0000001EDF639F5A6F244A7A.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0.811cm"/>
    </style:style>
    <style:style style:name="co14" style:family="table-column">
      <style:table-column-properties fo:break-before="auto" style:column-width="20.301cm"/>
    </style:style>
    <style:style style:name="co15" style:family="table-column">
      <style:table-column-properties fo:break-before="auto" style:column-width="2.66cm"/>
    </style:style>
    <style:style style:name="co12" style:family="table-column">
      <style:table-column-properties fo:break-before="auto" style:column-width="1.568cm"/>
    </style:style>
    <style:style style:name="co13" style:family="table-column">
      <style:table-column-properties fo:break-before="auto" style:column-width="2.828cm"/>
    </style:style>
    <style:style style:name="co6" style:family="table-column">
      <style:table-column-properties fo:break-before="auto" style:column-width="0.896cm"/>
    </style:style>
    <style:style style:name="co8" style:family="table-column">
      <style:table-column-properties fo:break-before="auto" style:column-width="11.816cm"/>
    </style:style>
    <style:style style:name="co9" style:family="table-column">
      <style:table-column-properties fo:break-before="auto" style:column-width="2.716cm"/>
    </style:style>
    <style:style style:name="co10" style:family="table-column">
      <style:table-column-properties fo:break-before="auto" style:column-width="2.268cm"/>
    </style:style>
    <style:style style:name="co11" style:family="table-column">
      <style:table-column-properties fo:break-before="auto" style:column-width="1.316cm"/>
    </style:style>
    <style:style style:name="co16" style:family="table-column">
      <style:table-column-properties fo:break-before="auto" style:column-width="0.868cm"/>
    </style:style>
    <style:style style:name="co17" style:family="table-column">
      <style:table-column-properties fo:break-before="auto" style:column-width="10.052cm"/>
    </style:style>
    <style:style style:name="co18" style:family="table-column">
      <style:table-column-properties fo:break-before="auto" style:column-width="0.42cm"/>
    </style:style>
    <style:style style:name="co19" style:family="table-column">
      <style:table-column-properties fo:break-before="auto" style:column-width="2.379cm"/>
    </style:style>
    <style:style style:name="co20" style:family="table-column">
      <style:table-column-properties fo:break-before="auto" style:column-width="1.79cm"/>
    </style:style>
    <style:style style:name="co21" style:family="table-column">
      <style:table-column-properties fo:break-before="auto" style:column-width="3.417cm"/>
    </style:style>
    <style:style style:name="co22" style:family="table-column">
      <style:table-column-properties fo:break-before="auto" style:column-width="3.247cm"/>
    </style:style>
    <style:style style:name="co23" style:family="table-column">
      <style:table-column-properties fo:break-before="auto" style:column-width="1.737cm"/>
    </style:style>
    <style:style style:name="co24" style:family="table-column">
      <style:table-column-properties fo:break-before="auto" style:column-width="1.092cm"/>
    </style:style>
    <style:style style:name="co25" style:family="table-column">
      <style:table-column-properties fo:break-before="auto" style:column-width="0.923cm"/>
    </style:style>
    <style:style style:name="co26" style:family="table-column">
      <style:table-column-properties fo:break-before="auto" style:column-width="1.118cm"/>
    </style:style>
    <style:style style:name="ro1" style:family="table-row">
      <style:table-row-properties style:row-height="0.82cm" fo:break-before="auto" style:use-optimal-row-height="false"/>
    </style:style>
    <style:style style:name="ro9" style:family="table-row">
      <style:table-row-properties style:row-height="0.556cm" fo:break-before="auto" style:use-optimal-row-height="false"/>
    </style:style>
    <style:style style:name="ro13" style:family="table-row">
      <style:table-row-properties style:row-height="0.873cm" fo:break-before="auto" style:use-optimal-row-height="false"/>
    </style:style>
    <style:style style:name="ro14" style:family="table-row">
      <style:table-row-properties style:row-height="1.799cm" fo:break-before="auto" style:use-optimal-row-height="false"/>
    </style:style>
    <style:style style:name="ro15" style:family="table-row">
      <style:table-row-properties style:row-height="1.349cm" fo:break-before="auto" style:use-optimal-row-height="false"/>
    </style:style>
    <style:style style:name="ro11" style:family="table-row">
      <style:table-row-properties style:row-height="0.45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2.249cm" fo:break-before="auto" style:use-optimal-row-height="false"/>
    </style:style>
    <style:style style:name="ro12" style:family="table-row">
      <style:table-row-properties style:row-height="0.529cm" fo:break-before="auto" style:use-optimal-row-height="false"/>
    </style:style>
    <style:style style:name="ro18" style:family="table-row">
      <style:table-row-properties style:row-height="0.318cm" fo:break-before="auto" style:use-optimal-row-height="false"/>
    </style:style>
    <style:style style:name="ro19" style:family="table-row">
      <style:table-row-properties style:row-height="0.847cm" fo:break-before="auto" style:use-optimal-row-height="false"/>
    </style:style>
    <style:style style:name="ro20" style:family="table-row">
      <style:table-row-properties style:row-height="1.296cm" fo:break-before="auto" style:use-optimal-row-height="false"/>
    </style:style>
    <style:style style:name="ro21" style:family="table-row">
      <style:table-row-properties style:row-height="0.635cm" fo:break-before="auto" style:use-optimal-row-height="false"/>
    </style:style>
    <style:style style:name="ro22" style:family="table-row">
      <style:table-row-properties style:row-height="0.503cm" fo:break-before="auto" style:use-optimal-row-height="false"/>
    </style:style>
    <style:style style:name="ro23" style:family="table-row">
      <style:table-row-properties style:row-height="1.402cm" fo:break-before="auto" style:use-optimal-row-height="false"/>
    </style:style>
    <style:style style:name="ro24" style:family="table-row">
      <style:table-row-properties style:row-height="0.423cm" fo:break-before="auto" style:use-optimal-row-height="false"/>
    </style:style>
    <style:style style:name="ro25" style:family="table-row">
      <style:table-row-properties style:row-height="0.476cm" fo:break-before="auto" style:use-optimal-row-height="false"/>
    </style:style>
    <style:style style:name="ta3" style:family="table" style:master-page-name="PageStyle_5f_Usability_20_guidelines">
      <style:table-properties table:display="true" style:writing-mode="lr-tb"/>
    </style:style>
    <style:style style:name="ta2" style:family="table" style:master-page-name="PageStyle_5f_Valoración_20_Usabilidad">
      <style:table-properties table:display="true" style:writing-mode="lr-tb"/>
    </style:style>
    <style:style style:name="ta4" style:family="table" style:master-page-name="PageStyle_5f_Usability_20_scores">
      <style:table-properties table:display="true" style:writing-mode="lr-tb"/>
    </style:style>
    <style:style style:name="ta5" style:family="table" style:master-page-name="PageStyle_5f_Rating_20_ranges">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 %</number:text>
    </number:percentage-style>
    <style:style style:name="ce1"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4"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guidelines'.C4"/>
    </style:style>
    <style:style style:name="ce111"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0.74pt solid #c0c0c0" style:vertical-align="bottom"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0.74pt solid #c0c0c0" style:direction="ltr" fo:border-right="0.74pt solid #c0c0c0"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fo:border-bottom="0.74pt solid #c0c0c0"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none" style:rotation-angle="0" style:rotation-align="none" style:shrink-to-fit="false" fo:border-top="1.76pt solid #ffffff" style:vertical-align="bottom" loext:vertical-justify="auto"/>
      <style:paragraph-properties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c0c0c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no-wrap" fo:border-left="0.74pt solid #c0c0c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1.76pt solid #ffffff" style:rotation-angle="0" style:rotation-align="none" style:shrink-to-fit="false" fo:border-top="1.76pt solid #ffffff" style:vertical-align="bottom" loext:vertical-justify="auto"/>
      <style:paragraph-properties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Valoración Usabilidad'.D9"/>
    </style:style>
    <style:style style:name="ce1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Valoración Usabilidad'.D9"/>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nter score&quot;" style:apply-style-name="ConditionalStyle_5f_1" style:base-cell-address="'Valoración Usabilidad'.D9"/>
    </style:style>
    <style:style style:name="ce45" style:family="table-cell" style:parent-style-name="Default" style:data-style-name="N1">
      <style:table-cell-properties fo:background-color="#333333"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3"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4" style:family="table-cell" style:parent-style-name="Default">
      <style:table-cell-properties fo:border-bottom="none" style:diagonal-bl-tr="none" style:diagonal-tl-br="none" fo:border-left="none" fo:border-right="0.74pt solid #c0c0c0"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c0c0c0"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0.74pt solid #c0c0c0"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0">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scores'.D9"/>
    </style:style>
    <style:style style:name="ce20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Usability scores'.D9"/>
    </style:style>
    <style:style style:name="ce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4"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guidelines'.C4"/>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155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9.08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7.90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7.11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7.50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9.48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8.69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0.27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5.53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6.32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5.92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1.45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8.29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0.66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6.71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1.06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1.85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stroke="solid" svg:stroke-width="0cm" svg:stroke-color="#000000" draw:marker-start="Puntas_20_de_20_flecha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5.13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true" table:display-list="unsorted" table:base-cell-address="'Rating ranges'.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2" table:condition="of:cell-content-is-in-list([.$Q$1:.$Q$8])" table:allow-empty-cell="true" table:display-list="unsorted" table:base-cell-address="'Rating ranges'.D18">
          <table:help-message table:display="true">
            <text:p><text:s/>- </text:p>
          </table:help-message>
          <table:error-message table:message-type="stop" table:display="true"/>
        </table:content-validation>
        <table:content-validation table:name="val3" table:condition="of:cell-content-is-in-list([.$Q$1:.$Q$8])" table:allow-empty-cell="true" table:display-list="unsorted" table:base-cell-address="'Rating ranges'.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s>
      <table:table table:name="Valoración Usabilidad" table:style-name="ta2">
        <office:forms form:automatic-focus="false" form:apply-design-mode="false"/>
        <table:table-column table:style-name="co6" table:default-cell-style-name="Default"/>
        <table:table-column table:style-name="co8" table:default-cell-style-name="Default"/>
        <table:table-column table:style-name="co6" table:default-cell-style-name="Default"/>
        <table:table-column table:style-name="co9" table:default-cell-style-name="Default"/>
        <table:table-column table:style-name="co10" table:visibility="collapse" table:default-cell-style-name="Default"/>
        <table:table-column table:style-name="co11" table:visibility="collapse" table:default-cell-style-name="Default"/>
        <table:table-column table:style-name="co16" table:visibility="collapse" table:default-cell-style-name="Default"/>
        <table:table-column table:style-name="co7"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11" office:value-type="string" calcext:value-type="string" table:number-columns-spanned="9" table:number-rows-spanned="1">
            <text:p>Usability review (Español)</text:p>
          </table:table-cell>
          <table:covered-table-cell table:number-columns-repeated="8" table:style-name="ce123"/>
          <table:table-cell table:style-name="ce57">
            <office:annotation draw:style-name="gr2" draw:text-style-name="P3" svg:width="8.118cm" svg:height="1.355cm" svg:x="27.926cm" svg:y="1.032cm" draw:caption-point-x="-0.328cm" draw:caption-point-y="-1.022cm">
              <dc:date>2026-03-09T00:00:00</dc:date>
              <text:p text:style-name="P2"><text:span text:style-name="T2">by MOANA P1_A2_10 2018/19</text:span></text:p>
              <text:p text:style-name="P2"><text:span text:style-name="T2">======</text:span></text:p>
            </office:annotation>
          </table:table-cell>
          <table:table-cell table:style-name="ce61"/>
          <table:table-cell table:style-name="ce69" table:number-columns-repeated="4"/>
          <table:table-cell table:style-name="ce122"/>
          <table:table-cell table:style-name="ce83" office:value-type="string" calcext:value-type="string">
            <text:p>Enter score</text:p>
          </table:table-cell>
          <table:table-cell table:style-name="ce85" office:value-type="float" office:value="0" calcext:value-type="float">
            <text:p>0</text:p>
          </table:table-cell>
          <table:table-cell table:style-name="ce122" table:number-columns-repeated="3"/>
          <table:table-cell table:style-name="ce82"/>
          <table:table-cell table:number-columns-repeated="1002"/>
        </table:table-row>
        <table:table-row table:style-name="ro18">
          <table:table-cell/>
          <table:table-cell table:style-name="ce122"/>
          <table:table-cell table:style-name="ce29" table:number-columns-repeated="2"/>
          <table:table-cell table:style-name="ce122" table:number-columns-repeated="5"/>
          <table:table-cell table:style-name="ce58"/>
          <table:table-cell table:style-name="ce62"/>
          <table:table-cell table:style-name="ce63"/>
          <table:table-cell table:style-name="ce122" table:number-columns-repeated="3"/>
          <table:table-cell table:style-name="ce80"/>
          <table:table-cell table:style-name="ce84" office:value-type="string" calcext:value-type="string">
            <text:p>Very poor</text:p>
          </table:table-cell>
          <table:table-cell table:style-name="ce86" office:value-type="float" office:value="1" calcext:value-type="float">
            <text:p>1</text:p>
          </table:table-cell>
          <table:table-cell table:style-name="ce122" table:number-columns-repeated="3"/>
          <table:table-cell table:style-name="ce82"/>
          <table:table-cell table:number-columns-repeated="1002"/>
        </table:table-row>
        <table:table-row table:style-name="ro19">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24" table:number-columns-repeated="4"/>
          <table:table-cell table:style-name="ce50" office:value-type="string" calcext:value-type="string">
            <text:p>Comments</text:p>
          </table:table-cell>
          <table:table-cell table:style-name="ce122"/>
          <table:table-cell table:style-name="ce63" table:number-columns-repeated="2"/>
          <table:table-cell table:style-name="ce122"/>
          <table:table-cell table:number-columns-repeated="2"/>
          <table:table-cell table:style-name="ce80"/>
          <table:table-cell table:style-name="ce84" office:value-type="string" calcext:value-type="string">
            <text:p>Poor</text:p>
          </table:table-cell>
          <table:table-cell table:style-name="ce86" office:value-type="float" office:value="2" calcext:value-type="float">
            <text:p>2</text:p>
          </table:table-cell>
          <table:table-cell table:style-name="ce122" table:number-columns-repeated="3"/>
          <table:table-cell table:style-name="ce82"/>
          <table:table-cell table:number-columns-repeated="1002"/>
        </table:table-row>
        <table:table-row table:style-name="ro18">
          <table:table-cell table:style-name="ce3"/>
          <table:table-cell table:style-name="ce124"/>
          <table:table-cell table:style-name="ce30"/>
          <table:table-cell table:style-name="ce35"/>
          <table:table-cell table:style-name="ce124" table:number-columns-repeated="4"/>
          <table:table-cell table:style-name="ce51"/>
          <table:table-cell table:style-name="ce122"/>
          <table:table-cell table:style-name="ce63" table:number-columns-repeated="2"/>
          <table:table-cell table:style-name="ce122"/>
          <table:table-cell table:number-columns-repeated="2"/>
          <table:table-cell table:style-name="ce80"/>
          <table:table-cell table:style-name="ce84" office:value-type="string" calcext:value-type="string">
            <text:p>Moderate</text:p>
          </table:table-cell>
          <table:table-cell table:style-name="ce86" office:value-type="float" office:value="3" calcext:value-type="float">
            <text:p>3</text:p>
          </table:table-cell>
          <table:table-cell table:style-name="ce122" table:number-columns-repeated="3"/>
          <table:table-cell table:style-name="ce82"/>
          <table:table-cell table:number-columns-repeated="1002"/>
        </table:table-row>
        <table:table-row table:style-name="ro20">
          <table:table-cell table:style-name="ce4">
            <draw:frame draw:z-index="0" draw:name="image1.png" draw:style-name="gr1" draw:text-style-name="P1" svg:width="0.846cm" svg:height="0.846cm" svg:x="0cm" svg:y="0cm">
              <draw:image xlink:href="Pictures/100000000000001E0000001EDF639F5A6F244A7A.png" xlink:type="simple" xlink:show="embed" xlink:actuate="onLoad" draw: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2"/>
          <table:table-cell table:style-name="ce57" table:number-columns-repeated="3"/>
          <table:table-cell table:style-name="ce67" table:number-columns-repeated="2"/>
          <table:table-cell table:style-name="ce80"/>
          <table:table-cell table:style-name="ce84" office:value-type="string" calcext:value-type="string">
            <text:p>Good</text:p>
          </table:table-cell>
          <table:table-cell table:style-name="ce86" office:value-type="float" office:value="4" calcext:value-type="float">
            <text:p>4</text:p>
          </table:table-cell>
          <table:table-cell table:style-name="ce122" table:number-columns-repeated="3"/>
          <table:table-cell table:style-name="ce82"/>
          <table:table-cell table:number-columns-repeated="1002"/>
        </table:table-row>
        <table:table-row table:style-name="ro18">
          <table:table-cell/>
          <table:table-cell table:style-name="ce16"/>
          <table:table-cell table:style-name="ce22"/>
          <table:table-cell table:style-name="ce37"/>
          <table:table-cell table:style-name="ce22" table:number-columns-repeated="4"/>
          <table:table-cell table:style-name="ce16"/>
          <table:table-cell table:style-name="ce122"/>
          <table:table-cell table:style-name="ce57" table:number-columns-repeated="3"/>
          <table:table-cell table:style-name="ce67" table:number-columns-repeated="2"/>
          <table:table-cell table:style-name="ce80"/>
          <table:table-cell table:style-name="ce84" office:value-type="string" calcext:value-type="string">
            <text:p>Excellent</text:p>
          </table:table-cell>
          <table:table-cell table:style-name="ce86" office:value-type="float" office:value="5" calcext:value-type="float">
            <text:p>5</text:p>
          </table:table-cell>
          <table:table-cell table:style-name="ce122" table:number-columns-repeated="3"/>
          <table:table-cell table:style-name="ce82"/>
          <table:table-cell table:number-columns-repeated="1002"/>
        </table:table-row>
        <table:table-row table:style-name="ro21">
          <table:table-cell table:style-name="ce115" office:value-type="string" calcext:value-type="string">
            <text:p>Features &amp; functionality</text:p>
          </table:table-cell>
          <table:table-cell/>
          <table:table-cell table:style-name="ce122"/>
          <table:table-cell table:style-name="ce38"/>
          <table:table-cell table:style-name="ce122"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4" office:value-type="string" calcext:value-type="string">
            <text:p>N/A</text:p>
          </table:table-cell>
          <table:table-cell table:style-name="ce86" office:value-type="float" office:value="0" calcext:value-type="float">
            <text:p>0</text:p>
          </table:table-cell>
          <table:table-cell table:style-name="ce122" table:number-columns-repeated="3"/>
          <table:table-cell table:style-name="ce82"/>
          <table:table-cell table:number-columns-repeated="1002"/>
        </table:table-row>
        <table:table-row table:style-name="ro22">
          <table:table-cell/>
          <table:table-cell table:style-name="ce17"/>
          <table:table-cell table:style-name="ce122"/>
          <table:table-cell table:style-name="ce38"/>
          <table:table-cell table:style-name="ce122" table:number-columns-repeated="6"/>
          <table:covered-table-cell table:number-columns-repeated="5"/>
          <table:table-cell table:style-name="ce80"/>
          <table:table-cell table:style-name="ce122"/>
          <table:table-cell table:style-name="ce87"/>
          <table:table-cell table:style-name="ce122" table:number-columns-repeated="3"/>
          <table:table-cell table:style-name="ce82"/>
          <table:table-cell table:number-columns-repeated="1002"/>
        </table:table-row>
        <table:table-row table:style-name="ro23">
          <table:table-cell table:style-name="ce6" office:value-type="float" office:value="1" calcext:value-type="float">
            <text:p>1</text:p>
          </table:table-cell>
          <table:table-cell table:style-name="ce18" office:value-type="string" calcext:value-type="string">
            <text:p>Las características y la funcionalidad cumplen con las metas y objetivos comunes del usuario.</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Acompañan al usuario en su objetivo de forma adecuada</text:p>
          </table:table-cell>
          <table:table-cell table:style-name="ce122"/>
          <table:table-cell table:style-name="ce65" office:value-type="float" office:value="5" calcext:value-type="float">
            <text:p>5</text:p>
          </table:table-cell>
          <table:table-cell table:style-name="ce70" table:formula="of:=[.K9]/[.K117]" office:value-type="percentage" office:value="1" calcext:value-type="percentage">
            <text:p>100 %</text:p>
          </table:table-cell>
          <table:table-cell table:style-name="ce73" table:formula="of:=VLOOKUP([.D9];[.Q1:.R9];2;FALSE())" office:value-type="float" office:value="4" calcext:value-type="float">
            <text:p>4</text:p>
          </table:table-cell>
          <table:table-cell table:style-name="ce73" table:formula="of:=[.M9]*[.L9]" office:value-type="float" office:value="4" calcext:value-type="float">
            <text:p>4</text:p>
          </table:table-cell>
          <table:table-cell table:style-name="ce73" table:formula="of:=IF([.M9]=0;0;[.L9]*MAX([.R2:.R8]))" office:value-type="float" office:value="5" calcext:value-type="float">
            <text:p>5</text:p>
          </table:table-cell>
          <table:table-cell table:style-name="ce80"/>
          <table:table-cell table:style-name="ce122"/>
          <table:table-cell table:style-name="ce87"/>
          <table:table-cell table:style-name="ce122" table:number-columns-repeated="3"/>
          <table:table-cell table:style-name="ce82"/>
          <table:table-cell table:number-columns-repeated="1002"/>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style-name="ce81"/>
          <table:table-cell table:style-name="ce122" table:number-columns-repeated="5"/>
          <table:table-cell table:style-name="ce82"/>
          <table:table-cell table:number-columns-repeated="1002"/>
        </table:table-row>
        <table:table-row table:style-name="ro23">
          <table:table-cell table:style-name="ce6" table:formula="of:=[.A9]+1" office:value-type="float" office:value="2" calcext:value-type="float">
            <text:p>2</text:p>
          </table:table-cell>
          <table:table-cell table:style-name="ce18" office:value-type="string" calcext:value-type="string">
            <text:p>Las características y la funcionalidad son compatibles con los flujos de trabajo deseados por los usuarios.</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Correcto, ofrece funcionalidades que el usuario espera encontrar y su desarrollo también es el esperado.</text:p>
          </table:table-cell>
          <table:table-cell table:style-name="ce122"/>
          <table:table-cell table:style-name="ce65" office:value-type="float" office:value="5" calcext:value-type="float">
            <text:p>5</text:p>
          </table:table-cell>
          <table:table-cell table:style-name="ce70" table:formula="of:=[.K11]/[.K117]" office:value-type="percentage" office:value="1" calcext:value-type="percentage">
            <text:p>100 %</text:p>
          </table:table-cell>
          <table:table-cell table:style-name="ce73" table:formula="of:=VLOOKUP([.D11];[.Q1:.R9];2;FALSE())" office:value-type="float" office:value="4" calcext:value-type="float">
            <text:p>4</text:p>
          </table:table-cell>
          <table:table-cell table:style-name="ce73" table:formula="of:=[.M11]*[.L11]" office:value-type="float" office:value="4" calcext:value-type="float">
            <text:p>4</text:p>
          </table:table-cell>
          <table:table-cell table:style-name="ce73" table:formula="of:=IF([.M11]=0;0;[.L11]*MAX([.R2:.R8]))" office:value-type="float" office:value="5" calcext:value-type="float">
            <text:p>5</text:p>
          </table:table-cell>
          <table:table-cell table:style-name="ce81"/>
          <table:table-cell table:number-columns-repeated="2"/>
          <table:table-cell table:style-name="ce82" table:number-columns-repeated="4"/>
          <table:table-cell table:number-columns-repeated="1002"/>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style-name="ce82" table:number-columns-repeated="3"/>
          <table:table-cell table:style-name="ce88"/>
          <table:table-cell table:style-name="ce82" table:number-columns-repeated="3"/>
          <table:table-cell table:number-columns-repeated="1002"/>
        </table:table-row>
        <table:table-row table:style-name="ro23">
          <table:table-cell table:style-name="ce6" table:formula="of:=[.A11]+1" office:value-type="float" office:value="3" calcext:value-type="float">
            <text:p>3</text:p>
          </table:table-cell>
          <table:table-cell table:style-name="ce18" office:value-type="string" calcext:value-type="string">
            <text:p>Las tareas de uso frecuente están fácilmente disponibles (por ejemplo, fácilmente accesibles desde la página de inicio) y están bien soportadas (por ejemplo, los accesos directos están disponibles).</text:p>
          </table:table-cell>
          <table:table-cell table:style-name="ce122"/>
          <table:table-cell table:style-name="ce39" table:content-validation-name="val1" office:value-type="string" calcext:value-type="string">
            <text:p>Excellent</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En la página de inicio se puede acceder a todas las funcionalidades de la web y funcionan a la perfección los accesos directos.</text:p>
          </table:table-cell>
          <table:table-cell table:style-name="ce122"/>
          <table:table-cell table:style-name="ce65" office:value-type="float" office:value="4" calcext:value-type="float">
            <text:p>4</text:p>
          </table:table-cell>
          <table:table-cell table:style-name="ce70" table:formula="of:=[.K13]/[.K117]" office:value-type="percentage" office:value="0.8" calcext:value-type="percentage">
            <text:p>80 %</text:p>
          </table:table-cell>
          <table:table-cell table:style-name="ce73" table:formula="of:=VLOOKUP([.D13];[.Q1:.R9];2;FALSE())" office:value-type="float" office:value="5" calcext:value-type="float">
            <text:p>5</text:p>
          </table:table-cell>
          <table:table-cell table:style-name="ce73" table:formula="of:=[.M13]*[.L13]" office:value-type="float" office:value="4" calcext:value-type="float">
            <text:p>4</text:p>
          </table:table-cell>
          <table:table-cell table:style-name="ce73" table:formula="of:=IF([.M13]=0;0;[.L13]*MAX([.R2:.R8]))" office:value-type="float" office:value="4" calcext:value-type="float">
            <text:p>4</text:p>
          </table:table-cell>
          <table:table-cell table:style-name="ce82" table:number-columns-repeated="3"/>
          <table:table-cell table:style-name="ce88"/>
          <table:table-cell table:style-name="ce82" table:number-columns-repeated="3"/>
          <table:table-cell table:number-columns-repeated="1002"/>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23">
          <table:table-cell table:style-name="ce6" table:formula="of:=[.A13]+1" office:value-type="float" office:value="4" calcext:value-type="float">
            <text:p>4</text:p>
          </table:table-cell>
          <table:table-cell table:style-name="ce18" office:value-type="string" calcext:value-type="string">
            <text:p>Los usuarios reciben un apoyo adecuado según su nivel de experiencia (por ejemplo, atajos para usuarios expertos, ayuda e instrucciones para usuarios novatos).</text:p>
          </table:table-cell>
          <table:table-cell table:style-name="ce122"/>
          <table:table-cell table:style-name="ce39" table:content-validation-name="val1" office:value-type="string" calcext:value-type="string">
            <text:p>Poor</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No hay explicaciones concisas para los nuevos usuarios lo que puede causar cierta confusión si no se entiende bien del tema.</text:p>
          </table:table-cell>
          <table:table-cell table:style-name="ce122"/>
          <table:table-cell table:style-name="ce66" office:value-type="float" office:value="3" calcext:value-type="float">
            <text:p>3</text:p>
          </table:table-cell>
          <table:table-cell table:style-name="ce71" table:formula="of:=[.K15]/[.K117]" office:value-type="percentage" office:value="0.6" calcext:value-type="percentage">
            <text:p>60 %</text:p>
          </table:table-cell>
          <table:table-cell table:style-name="ce73" table:formula="of:=VLOOKUP([.D15];[.Q1:.R9];2;FALSE())" office:value-type="float" office:value="2" calcext:value-type="float">
            <text:p>2</text:p>
          </table:table-cell>
          <table:table-cell table:style-name="ce73" table:formula="of:=[.M15]*[.L15]" office:value-type="float" office:value="1.2" calcext:value-type="float">
            <text:p>1,2</text:p>
          </table:table-cell>
          <table:table-cell table:style-name="ce79" table:formula="of:=IF([.M15]=0;0;[.L15]*MAX([.R2:.R8]))" office:value-type="float" office:value="3" calcext:value-type="float">
            <text:p>3</text:p>
          </table:table-cell>
          <table:table-cell table:style-name="ce80"/>
          <table:table-cell table:number-columns-repeated="2"/>
          <table:table-cell table:style-name="ce80"/>
          <table:table-cell table:style-name="ce122"/>
          <table:table-cell table:number-columns-repeated="1004"/>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3"/>
          <table:table-cell table:style-name="ce19"/>
          <table:table-cell table:style-name="ce122"/>
          <table:table-cell table:number-columns-repeated="1004"/>
        </table:table-row>
        <table:table-row table:style-name="ro23">
          <table:table-cell table:style-name="ce6" table:formula="of:=[.A15]+1" office:value-type="float" office:value="5" calcext:value-type="float">
            <text:p>5</text:p>
          </table:table-cell>
          <table:table-cell table:style-name="ce18" office:value-type="string" calcext:value-type="string">
            <text:p>Las llamadas a las acciones (por ejemplo, registrarse, agregar a la cesta, enviar) son claras, están bien etiquetadas y aparecen como cliqueables.</text:p>
          </table:table-cell>
          <table:table-cell table:style-name="ce122"/>
          <table:table-cell table:style-name="ce39" table:content-validation-name="val1" office:value-type="string" calcext:value-type="string">
            <text:p>Excellent</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Aparecen iconos y etiquetas perfectamente contemplabas y muy intuitivas, además de ser totalmente funcionales</text:p>
          </table:table-cell>
          <table:table-cell table:style-name="ce122"/>
          <table:table-cell table:style-name="ce65" office:value-type="float" office:value="3" calcext:value-type="float">
            <text:p>3</text:p>
          </table:table-cell>
          <table:table-cell table:style-name="ce70" table:formula="of:=[.K17]/[.K117]" office:value-type="percentage" office:value="0.6" calcext:value-type="percentage">
            <text:p>60 %</text:p>
          </table:table-cell>
          <table:table-cell table:style-name="ce73" table:formula="of:=VLOOKUP([.D17];[.Q1:.R9];2;FALSE())" office:value-type="float" office:value="5" calcext:value-type="float">
            <text:p>5</text:p>
          </table:table-cell>
          <table:table-cell table:style-name="ce73" table:formula="of:=[.M17]*[.L17]" office:value-type="float" office:value="3" calcext:value-type="float">
            <text:p>3</text:p>
          </table:table-cell>
          <table:table-cell table:style-name="ce73" table:formula="of:=IF([.M17]=0;0;[.L17]*MAX([.R2:.R8]))" office:value-type="float" office:value="3" calcext:value-type="float">
            <text:p>3</text:p>
          </table:table-cell>
          <table:table-cell table:number-columns-repeated="3"/>
          <table:table-cell table:style-name="ce19"/>
          <table:table-cell table:style-name="ce122"/>
          <table:table-cell table:number-columns-repeated="1004"/>
        </table:table-row>
        <table:table-row table:style-name="ro24">
          <table:table-cell/>
          <table:table-cell table:style-name="ce130"/>
          <table:table-cell table:style-name="ce122"/>
          <table:table-cell table:style-name="ce150" table:content-validation-name="val2"/>
          <table:table-cell table:style-name="ce122" table:number-columns-repeated="6"/>
          <table:table-cell table:style-name="ce65"/>
          <table:table-cell table:style-name="ce70"/>
          <table:table-cell table:style-name="ce73" table:number-columns-repeated="3"/>
          <table:table-cell table:number-columns-repeated="3"/>
          <table:table-cell table:style-name="ce19"/>
          <table:table-cell table:style-name="ce122"/>
          <table:table-cell table:number-columns-repeated="1004"/>
        </table:table-row>
        <table:table-row table:style-name="ro9">
          <table:table-cell table:style-name="ce115" office:value-type="string" calcext:value-type="string">
            <text:p>Homepage / starting page</text:p>
          </table:table-cell>
          <table:table-cell/>
          <table:table-cell table:style-name="ce17"/>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7]+1" office:value-type="float" office:value="6" calcext:value-type="float">
            <text:p>6</text:p>
          </table:table-cell>
          <table:table-cell table:style-name="ce18" office:value-type="string" calcext:value-type="string">
            <text:p>La página de inicio proporciona una instantánea clara y una descripción general del contenido, las características y la funcionalidad disponible.</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Muestra muy bien todas las posibles acciones dentro de la web. A lo mejor se podrían añadir acciones nuevas.</text:p>
          </table:table-cell>
          <table:table-cell table:style-name="ce122"/>
          <table:table-cell table:style-name="ce65" office:value-type="float" office:value="3" calcext:value-type="float">
            <text:p>3</text:p>
          </table:table-cell>
          <table:table-cell table:style-name="ce70" table:formula="of:=[.K21]/[.K117]" office:value-type="percentage" office:value="0.6" calcext:value-type="percentage">
            <text:p>60 %</text:p>
          </table:table-cell>
          <table:table-cell table:style-name="ce73" table:formula="of:=VLOOKUP([.D21];[.Q1:.R9];2;FALSE())" office:value-type="float" office:value="4" calcext:value-type="float">
            <text:p>4</text:p>
          </table:table-cell>
          <table:table-cell table:style-name="ce73" table:formula="of:=[.M21]*[.L21]" office:value-type="float" office:value="2.4" calcext:value-type="float">
            <text:p>2,4</text:p>
          </table:table-cell>
          <table:table-cell table:style-name="ce73" table:formula="of:=IF([.M21]=0;0;[.L21]*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23">
          <table:table-cell table:style-name="ce6" table:formula="of:=[.A21]+1" office:value-type="float" office:value="7" calcext:value-type="float">
            <text:p>7</text:p>
          </table:table-cell>
          <table:table-cell table:style-name="ce18" office:value-type="string" calcext:value-type="string">
            <text:p>La página de inicio es eficaz para orientar y dirigir a los usuarios a la información y las tareas deseadas.</text:p>
          </table:table-cell>
          <table:table-cell table:style-name="ce122"/>
          <table:table-cell table:style-name="ce39" table:content-validation-name="val1" office:value-type="string" calcext:value-type="string">
            <text:p>Moderat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a página de inicio dispone de toda la información necesaria pero es muy minimalista en sus explicaciones lo que puede causar que los usuarios se encuentren un tanto perdidos.</text:p>
          </table:table-cell>
          <table:table-cell table:style-name="ce122"/>
          <table:table-cell table:style-name="ce65" office:value-type="float" office:value="4" calcext:value-type="float">
            <text:p>4</text:p>
          </table:table-cell>
          <table:table-cell table:style-name="ce70" table:formula="of:=[.K23]/[.K117]" office:value-type="percentage" office:value="0.8" calcext:value-type="percentage">
            <text:p>80 %</text:p>
          </table:table-cell>
          <table:table-cell table:style-name="ce73" table:formula="of:=VLOOKUP([.D23];[.Q1:.R9];2;FALSE())" office:value-type="float" office:value="3" calcext:value-type="float">
            <text:p>3</text:p>
          </table:table-cell>
          <table:table-cell table:style-name="ce73" table:formula="of:=[.M23]*[.L23]" office:value-type="float" office:value="2.4" calcext:value-type="float">
            <text:p>2,4</text:p>
          </table:table-cell>
          <table:table-cell table:style-name="ce73" table:formula="of:=IF([.M23]=0;0;[.L23]*MAX([.R2:.R8]))" office:value-type="float" office:value="4" calcext:value-type="float">
            <text:p>4</text:p>
          </table:table-cell>
          <table:table-cell/>
          <table:table-cell table:style-name="ce19" table:number-columns-repeated="2"/>
          <table:table-cell table:number-columns-repeated="1006"/>
        </table:table-row>
        <table:table-row table:style-name="ro24">
          <table:table-cell table:style-name="ce6"/>
          <table:table-cell table:style-name="ce19"/>
          <table:table-cell table:style-name="ce122"/>
          <table:table-cell table:style-name="ce41" table:content-validation-name="val3"/>
          <table:table-cell table:style-name="ce12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23">
          <table:table-cell table:style-name="ce6" table:formula="of:=[.A23]+1" office:value-type="float" office:value="8" calcext:value-type="float">
            <text:p>8</text:p>
          </table:table-cell>
          <table:table-cell table:style-name="ce18" office:value-type="string" calcext:value-type="string">
            <text:p>El diseño de la página de inicio es clara y ordenada con suficiente "espacio en blanco".</text:p>
          </table:table-cell>
          <table:table-cell table:style-name="ce122"/>
          <table:table-cell table:style-name="ce39" table:content-validation-name="val1" office:value-type="string" calcext:value-type="string">
            <text:p>Excellent</text:p>
          </table:table-cell>
          <table:table-cell table:style-name="ce122" table:number-columns-repeated="4"/>
          <table:table-cell table:style-name="ce52" office:value-type="string" calcext:value-type="string">
            <text:p>El diseño es muy claro bastante espaciado. Los elementos son clara y fácilmente distinguibles.</text:p>
          </table:table-cell>
          <table:table-cell table:style-name="ce122"/>
          <table:table-cell table:style-name="ce65" office:value-type="float" office:value="3" calcext:value-type="float">
            <text:p>3</text:p>
          </table:table-cell>
          <table:table-cell table:style-name="ce70" table:formula="of:=[.K25]/[.K117]" office:value-type="percentage" office:value="0.6" calcext:value-type="percentage">
            <text:p>60 %</text:p>
          </table:table-cell>
          <table:table-cell table:style-name="ce73" table:formula="of:=VLOOKUP([.D25];[.Q1:.R9];2;FALSE())" office:value-type="float" office:value="5" calcext:value-type="float">
            <text:p>5</text:p>
          </table:table-cell>
          <table:table-cell table:style-name="ce73" table:formula="of:=[.M25]*[.L25]" office:value-type="float" office:value="3" calcext:value-type="float">
            <text:p>3</text:p>
          </table:table-cell>
          <table:table-cell table:style-name="ce73" table:formula="of:=IF([.M25]=0;0;[.L25]*MAX([.R2:.R8]))" office:value-type="float" office:value="3" calcext:value-type="float">
            <text:p>3</text:p>
          </table:table-cell>
          <table:table-cell/>
          <table:table-cell table:style-name="ce19" table:number-columns-repeated="2"/>
          <table:table-cell table:number-columns-repeated="1006"/>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115" office:value-type="string" calcext:value-type="string">
            <text:p>Navigation</text:p>
          </table:table-cell>
          <table:table-cell/>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22">
          <table:table-cell/>
          <table:table-cell table:style-name="ce21"/>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23">
          <table:table-cell table:style-name="ce6" table:formula="of:=[.A25]+1" office:value-type="float" office:value="9" calcext:value-type="float">
            <text:p>9</text:p>
          </table:table-cell>
          <table:table-cell table:style-name="ce18" office:value-type="string" calcext:value-type="string">
            <text:p>Los usuarios pueden acceder fácilmente al sitio o la aplicación (por ejemplo, la URL es predecible y es devuelta por los motores de búsqueda).</text:p>
          </table:table-cell>
          <table:table-cell table:style-name="ce122"/>
          <table:table-cell table:style-name="ce39" table:content-validation-name="val1" office:value-type="string" calcext:value-type="string">
            <text:p>Excellent</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a URL es simplemente el nombre del local por lo que es altamente sencillo acceder a ella siendo muy predecible y funciona en la mayoría de motores de búsqueda sin problemas.</text:p>
          </table:table-cell>
          <table:table-cell table:style-name="ce122"/>
          <table:table-cell table:style-name="ce65" office:value-type="float" office:value="2" calcext:value-type="float">
            <text:p>2</text:p>
          </table:table-cell>
          <table:table-cell table:style-name="ce70" table:formula="of:=[.K29]/[.K117]" office:value-type="percentage" office:value="0.4" calcext:value-type="percentage">
            <text:p>40 %</text:p>
          </table:table-cell>
          <table:table-cell table:style-name="ce73" table:formula="of:=VLOOKUP([.D29];[.Q1:.R9];2;FALSE())" office:value-type="float" office:value="5" calcext:value-type="float">
            <text:p>5</text:p>
          </table:table-cell>
          <table:table-cell table:style-name="ce73" table:formula="of:=[.M29]*[.L29]" office:value-type="float" office:value="2" calcext:value-type="float">
            <text:p>2</text:p>
          </table:table-cell>
          <table:table-cell table:style-name="ce73" table:formula="of:=IF([.M29]=0;0;[.L29]*MAX([.R2:.R8]))" office:value-type="float" office:value="2" calcext:value-type="float">
            <text:p>2</text:p>
          </table:table-cell>
          <table:table-cell/>
          <table:table-cell table:style-name="ce19" table:number-columns-repeated="3"/>
          <table:table-cell table:number-columns-repeated="1005"/>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23">
          <table:table-cell table:style-name="ce6" table:formula="of:=[.A29]+1" office:value-type="float" office:value="10" calcext:value-type="float">
            <text:p>10</text:p>
          </table:table-cell>
          <table:table-cell table:style-name="ce18" office:value-type="string" calcext:value-type="string">
            <text:p>El esquema de navegación (por ejemplo, el menú) es fácil de encontrar, intuitivo y consistente.</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El esquema de navegación aparece nada más entrar en el sitio web. Sin embargo, cosas como las compras aparecen más abajo en esta página lo que no es demasiado intuitivo.</text:p>
          </table:table-cell>
          <table:table-cell table:style-name="ce122"/>
          <table:table-cell table:style-name="ce65" office:value-type="float" office:value="4" calcext:value-type="float">
            <text:p>4</text:p>
          </table:table-cell>
          <table:table-cell table:style-name="ce70" table:formula="of:=[.K31]/[.K117]" office:value-type="percentage" office:value="0.8" calcext:value-type="percentage">
            <text:p>80 %</text:p>
          </table:table-cell>
          <table:table-cell table:style-name="ce73" table:formula="of:=VLOOKUP([.D31];[.Q1:.R9];2;FALSE())" office:value-type="float" office:value="4" calcext:value-type="float">
            <text:p>4</text:p>
          </table:table-cell>
          <table:table-cell table:style-name="ce73" table:formula="of:=[.M31]*[.L31]" office:value-type="float" office:value="3.2" calcext:value-type="float">
            <text:p>3,2</text:p>
          </table:table-cell>
          <table:table-cell table:style-name="ce73" table:formula="of:=IF([.M31]=0;0;[.L31]*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2"/>
          <table:table-cell table:style-name="ce41" table:content-validation-name="val3"/>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1]+1" office:value-type="float" office:value="11" calcext:value-type="float">
            <text:p>11</text:p>
          </table:table-cell>
          <table:table-cell table:style-name="ce18" office:value-type="string" calcext:value-type="string">
            <text:p>La navegación tiene la flexibilidad suficiente para permitir que los usuarios naveguen por los medios deseados (por ejemplo, búsqueda, navegación por tipo, navegación por nombre, más reciente, etc.).</text:p>
          </table:table-cell>
          <table:table-cell table:style-name="ce122"/>
          <table:table-cell table:style-name="ce39" table:content-validation-name="val1" office:value-type="string" calcext:value-type="string">
            <text:p>Moderate</text:p>
          </table:table-cell>
          <table:table-cell table:style-name="ce122" table:number-columns-repeated="4"/>
          <table:table-cell table:style-name="ce52" office:value-type="string" calcext:value-type="string">
            <text:p>Tiene opciones de filtrado de la información para buscar productos concretos o para desplazarse mejor por los menús. Sin embargo, este filtrado es bastante básico.</text:p>
          </table:table-cell>
          <table:table-cell table:style-name="ce122"/>
          <table:table-cell table:style-name="ce65" office:value-type="float" office:value="3" calcext:value-type="float">
            <text:p>3</text:p>
          </table:table-cell>
          <table:table-cell table:style-name="ce70" table:formula="of:=[.K33]/[.K117]" office:value-type="percentage" office:value="0.6" calcext:value-type="percentage">
            <text:p>60 %</text:p>
          </table:table-cell>
          <table:table-cell table:style-name="ce73" table:formula="of:=VLOOKUP([.D33];[.Q1:.R9];2;FALSE())" office:value-type="float" office:value="3" calcext:value-type="float">
            <text:p>3</text:p>
          </table:table-cell>
          <table:table-cell table:style-name="ce73" table:formula="of:=[.M33]*[.L33]" office:value-type="float" office:value="1.8" calcext:value-type="float">
            <text:p>1,8</text:p>
          </table:table-cell>
          <table:table-cell table:style-name="ce73" table:formula="of:=IF([.M33]=0;0;[.L33]*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3]+1" office:value-type="float" office:value="12" calcext:value-type="float">
            <text:p>12</text:p>
          </table:table-cell>
          <table:table-cell table:style-name="ce18" office:value-type="string" calcext:value-type="string">
            <text:p>La estructura del sitio o la aplicación es clara, fácil de entender y aborda objetivos comunes del usuario.</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a web tiene un disposición sencilla y vertical. No es excelente debido a la ubicación de las compras, que se encuentran al final de esta.</text:p>
          </table:table-cell>
          <table:table-cell table:style-name="ce122"/>
          <table:table-cell table:style-name="ce65" office:value-type="float" office:value="5" calcext:value-type="float">
            <text:p>5</text:p>
          </table:table-cell>
          <table:table-cell table:style-name="ce70" table:formula="of:=[.K35]/[.K117]" office:value-type="percentage" office:value="1" calcext:value-type="percentage">
            <text:p>100 %</text:p>
          </table:table-cell>
          <table:table-cell table:style-name="ce73" table:formula="of:=VLOOKUP([.D35];[.Q1:.R9];2;FALSE())" office:value-type="float" office:value="4" calcext:value-type="float">
            <text:p>4</text:p>
          </table:table-cell>
          <table:table-cell table:style-name="ce73" table:formula="of:=[.M35]*[.L35]" office:value-type="float" office:value="4" calcext:value-type="float">
            <text:p>4</text:p>
          </table:table-cell>
          <table:table-cell table:style-name="ce73" table:formula="of:=IF([.M35]=0;0;[.L35]*MAX([.R2:.R8]))" office:value-type="float" office:value="5" calcext:value-type="float">
            <text:p>5</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5]+1" office:value-type="float" office:value="13" calcext:value-type="float">
            <text:p>13</text:p>
          </table:table-cell>
          <table:table-cell table:style-name="ce18" office:value-type="string" calcext:value-type="string">
            <text:p>Los enlaces son claros, descriptivos y están bien etiquetados.</text:p>
          </table:table-cell>
          <table:table-cell table:style-name="ce122"/>
          <table:table-cell table:style-name="ce39" table:content-validation-name="val1" office:value-type="string" calcext:value-type="string">
            <text:p>Excellent</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Todos los enlaces tienen sentido y redireccionan a donde indican, además de presentar un funconamiento muy correcto.</text:p>
          </table:table-cell>
          <table:table-cell table:style-name="ce122"/>
          <table:table-cell table:style-name="ce65" office:value-type="float" office:value="3" calcext:value-type="float">
            <text:p>3</text:p>
          </table:table-cell>
          <table:table-cell table:style-name="ce70" table:formula="of:=[.K37]/[.K117]" office:value-type="percentage" office:value="0.6" calcext:value-type="percentage">
            <text:p>60 %</text:p>
          </table:table-cell>
          <table:table-cell table:style-name="ce73" table:formula="of:=VLOOKUP([.D37];[.Q1:.R9];2;FALSE())" office:value-type="float" office:value="5" calcext:value-type="float">
            <text:p>5</text:p>
          </table:table-cell>
          <table:table-cell table:style-name="ce73" table:formula="of:=[.M37]*[.L37]" office:value-type="float" office:value="3" calcext:value-type="float">
            <text:p>3</text:p>
          </table:table-cell>
          <table:table-cell table:style-name="ce73" table:formula="of:=IF([.M37]=0;0;[.L37]*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7]+1" office:value-type="float" office:value="14" calcext:value-type="float">
            <text:p>14</text:p>
          </table:table-cell>
          <table:table-cell table:style-name="ce18" office:value-type="string" calcext:value-type="string">
            <text:p>Las funciones estándar del navegador (por ejemplo, 'atrás', 'adelante', 'marcador') son compatibles.</text:p>
          </table:table-cell>
          <table:table-cell table:style-name="ce122"/>
          <table:table-cell table:style-name="ce39" table:content-validation-name="val1" office:value-type="string" calcext:value-type="string">
            <text:p>Excellent</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Cada una de las funciones son totalmente compatibles</text:p>
          </table:table-cell>
          <table:table-cell table:style-name="ce122"/>
          <table:table-cell table:style-name="ce65" office:value-type="float" office:value="4" calcext:value-type="float">
            <text:p>4</text:p>
          </table:table-cell>
          <table:table-cell table:style-name="ce70" table:formula="of:=[.K39]/[.K117]" office:value-type="percentage" office:value="0.8" calcext:value-type="percentage">
            <text:p>80 %</text:p>
          </table:table-cell>
          <table:table-cell table:style-name="ce73" table:formula="of:=VLOOKUP([.D39];[.Q1:.R9];2;FALSE())" office:value-type="float" office:value="5" calcext:value-type="float">
            <text:p>5</text:p>
          </table:table-cell>
          <table:table-cell table:style-name="ce73" table:formula="of:=[.M39]*[.L39]" office:value-type="float" office:value="4" calcext:value-type="float">
            <text:p>4</text:p>
          </table:table-cell>
          <table:table-cell table:style-name="ce73" table:formula="of:=IF([.M39]=0;0;[.L39]*MAX([.R2:.R8]))" office:value-type="float" office:value="4" calcext:value-type="float">
            <text:p>4</text:p>
          </table:table-cell>
          <table:table-cell/>
          <table:table-cell table:style-name="ce19" table:number-columns-repeated="3"/>
          <table:table-cell table:number-columns-repeated="1005"/>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23">
          <table:table-cell table:style-name="ce6" table:formula="of:=[.A39]+1" office:value-type="float" office:value="15" calcext:value-type="float">
            <text:p>15</text:p>
          </table:table-cell>
          <table:table-cell table:style-name="ce18" office:value-type="string" calcext:value-type="string">
            <text:p>La ubicación actual está claramente indicada (por ejemplo, ruta de navegación, elemento de menú resaltado).</text:p>
          </table:table-cell>
          <table:table-cell table:style-name="ce122"/>
          <table:table-cell table:style-name="ce39" table:content-validation-name="val1" office:value-type="string" calcext:value-type="string">
            <text:p>Moderat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Se indica la ubicación del establecimiento únicamente al final de la página web. Anteriormente solo se menciona que se encuentra en Granada.</text:p>
          </table:table-cell>
          <table:table-cell table:style-name="ce122"/>
          <table:table-cell table:style-name="ce65" office:value-type="float" office:value="2" calcext:value-type="float">
            <text:p>2</text:p>
          </table:table-cell>
          <table:table-cell table:style-name="ce70" table:formula="of:=[.K41]/[.K117]" office:value-type="percentage" office:value="0.4" calcext:value-type="percentage">
            <text:p>40 %</text:p>
          </table:table-cell>
          <table:table-cell table:style-name="ce73" table:formula="of:=VLOOKUP([.D41];[.Q1:.R9];2;FALSE())" office:value-type="float" office:value="3" calcext:value-type="float">
            <text:p>3</text:p>
          </table:table-cell>
          <table:table-cell table:style-name="ce73" table:formula="of:=[.M41]*[.L41]" office:value-type="float" office:value="1.2" calcext:value-type="float">
            <text:p>1,2</text:p>
          </table:table-cell>
          <table:table-cell table:style-name="ce73" table:formula="of:=IF([.M41]=0;0;[.L41]*MAX([.R2:.R8]))" office:value-type="float" office:value="2" calcext:value-type="float">
            <text:p>2</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1]+1" office:value-type="float" office:value="16" calcext:value-type="float">
            <text:p>16</text:p>
          </table:table-cell>
          <table:table-cell table:style-name="ce18" office:value-type="string" calcext:value-type="string">
            <text:p>Los usuarios pueden volver fácilmente a la página de inicio o a un punto de inicio relevante.</text:p>
          </table:table-cell>
          <table:table-cell table:style-name="ce122"/>
          <table:table-cell table:style-name="ce39" table:content-validation-name="val1" office:value-type="string" calcext:value-type="string">
            <text:p>Excellent</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os usuarios pueden volver en cualquier momento a la página de inicio pulsando en el logo o en el enlace de “inicio”.</text:p>
          </table:table-cell>
          <table:table-cell table:style-name="ce122"/>
          <table:table-cell table:style-name="ce65" office:value-type="float" office:value="2" calcext:value-type="float">
            <text:p>2</text:p>
          </table:table-cell>
          <table:table-cell table:style-name="ce70" table:formula="of:=[.K43]/[.K117]" office:value-type="percentage" office:value="0.4" calcext:value-type="percentage">
            <text:p>40 %</text:p>
          </table:table-cell>
          <table:table-cell table:style-name="ce73" table:formula="of:=VLOOKUP([.D43];[.Q1:.R9];2;FALSE())" office:value-type="float" office:value="5" calcext:value-type="float">
            <text:p>5</text:p>
          </table:table-cell>
          <table:table-cell table:style-name="ce73" table:formula="of:=[.M43]*[.L43]" office:value-type="float" office:value="2" calcext:value-type="float">
            <text:p>2</text:p>
          </table:table-cell>
          <table:table-cell table:style-name="ce73" table:formula="of:=IF([.M43]=0;0;[.L43]*MAX([.R2:.R8]))" office:value-type="float" office:value="2" calcext:value-type="float">
            <text:p>2</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3]+1" office:value-type="float" office:value="17" calcext:value-type="float">
            <text:p>17</text:p>
          </table:table-cell>
          <table:table-cell table:style-name="ce18" office:value-type="string" calcext:value-type="string">
            <text:p>Se proporciona un mapa del sitio o índice claro y bien estructurado (cuando sea necesario)</text:p>
          </table:table-cell>
          <table:table-cell table:style-name="ce122"/>
          <table:table-cell table:style-name="ce39" table:content-validation-name="val1" office:value-type="string" calcext:value-type="string">
            <text:p>Poor</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Se desconoce la ubicación concreta del sitio y las especificaciones del mismo son pobres. No aparecen fotos del exterior por ejemplo.</text:p>
          </table:table-cell>
          <table:table-cell table:style-name="ce122"/>
          <table:table-cell table:style-name="ce65" office:value-type="float" office:value="1" calcext:value-type="float">
            <text:p>1</text:p>
          </table:table-cell>
          <table:table-cell table:style-name="ce70" table:formula="of:=[.K45]/[.K117]" office:value-type="percentage" office:value="0.2" calcext:value-type="percentage">
            <text:p>20 %</text:p>
          </table:table-cell>
          <table:table-cell table:style-name="ce73" table:formula="of:=VLOOKUP([.D45];[.Q1:.R9];2;FALSE())" office:value-type="float" office:value="2" calcext:value-type="float">
            <text:p>2</text:p>
          </table:table-cell>
          <table:table-cell table:style-name="ce73" table:formula="of:=[.M45]*[.L45]" office:value-type="float" office:value="0.4" calcext:value-type="float">
            <text:p>0,4</text:p>
          </table:table-cell>
          <table:table-cell table:style-name="ce73" table:formula="of:=IF([.M45]=0;0;[.L45]*MAX([.R2:.R8]))" office:value-type="float" office:value="1" calcext:value-type="float">
            <text:p>1</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Search</text:p>
          </table:table-cell>
          <table:table-cell/>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5]+1" office:value-type="float" office:value="18" calcext:value-type="float">
            <text:p>18</text:p>
          </table:table-cell>
          <table:table-cell table:style-name="ce18" office:value-type="string" calcext:value-type="string">
            <text:p>Una función de búsqueda consistente, fácil de encontrar y fácil de usar está disponible en todas partes (cuando sea conveniente)</text:p>
          </table:table-cell>
          <table:table-cell table:style-name="ce122"/>
          <table:table-cell table:style-name="ce39" table:content-validation-name="val1" office:value-type="string" calcext:value-type="string">
            <text:p>Poor</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a función de búsqueda es únicamente un icono de una lupa y no se sabe concretamente que se puede buscar, si alguna opción de la web o los elementos disponibles a comprar. Además no aparecen recomendaciones de búsqueda a medida que vamos escribiendo.</text:p>
          </table:table-cell>
          <table:table-cell table:style-name="ce122"/>
          <table:table-cell table:style-name="ce65" office:value-type="float" office:value="4" calcext:value-type="float">
            <text:p>4</text:p>
          </table:table-cell>
          <table:table-cell table:style-name="ce70" table:formula="of:=[.K49]/[.K117]" office:value-type="percentage" office:value="0.8" calcext:value-type="percentage">
            <text:p>80 %</text:p>
          </table:table-cell>
          <table:table-cell table:style-name="ce73" table:formula="of:=VLOOKUP([.D49];[.Q1:.R9];2;FALSE())" office:value-type="float" office:value="2" calcext:value-type="float">
            <text:p>2</text:p>
          </table:table-cell>
          <table:table-cell table:style-name="ce73" table:formula="of:=[.M49]*[.L49]" office:value-type="float" office:value="1.6" calcext:value-type="float">
            <text:p>1,6</text:p>
          </table:table-cell>
          <table:table-cell table:style-name="ce73" table:formula="of:=IF([.M49]=0;0;[.L49]*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9]+1" office:value-type="float" office:value="19" calcext:value-type="float">
            <text:p>19</text:p>
          </table:table-cell>
          <table:table-cell table:style-name="ce18" office:value-type="string" calcext:value-type="string">
            <text:p>La interfaz de búsqueda es adecuada para cumplir los objetivos del usuario (por ejemplo, parámetros múltiples, resultados priorizados, filtrado de resultados de búsqueda)</text:p>
          </table:table-cell>
          <table:table-cell table:style-name="ce122"/>
          <table:table-cell table:style-name="ce39" table:content-validation-name="val1" office:value-type="string" calcext:value-type="string">
            <text:p>Moderat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Tienen filtrado de resultados básico pero correcto, en el que se pueden combinar varios filtros. Sin embargo, la búsqueda es pobre.</text:p>
          </table:table-cell>
          <table:table-cell table:style-name="ce122"/>
          <table:table-cell table:style-name="ce65" office:value-type="float" office:value="4" calcext:value-type="float">
            <text:p>4</text:p>
          </table:table-cell>
          <table:table-cell table:style-name="ce70" table:formula="of:=[.K51]/[.K117]" office:value-type="percentage" office:value="0.8" calcext:value-type="percentage">
            <text:p>80 %</text:p>
          </table:table-cell>
          <table:table-cell table:style-name="ce73" table:formula="of:=VLOOKUP([.D51];[.Q1:.R9];2;FALSE())" office:value-type="float" office:value="3" calcext:value-type="float">
            <text:p>3</text:p>
          </table:table-cell>
          <table:table-cell table:style-name="ce73" table:formula="of:=[.M51]*[.L51]" office:value-type="float" office:value="2.4" calcext:value-type="float">
            <text:p>2,4</text:p>
          </table:table-cell>
          <table:table-cell table:style-name="ce73" table:formula="of:=IF([.M51]=0;0;[.L51]*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1]+1" office:value-type="float" office:value="20" calcext:value-type="float">
            <text:p>20</text:p>
          </table:table-cell>
          <table:table-cell table:style-name="ce18" office:value-type="string" calcext:value-type="string">
            <text:p>El servicio de búsqueda se ocupa de las búsquedas comunes (por ejemplo, muestra la mayoría de resultados populares), faltas de ortografía y abreviaturas.</text:p>
          </table:table-cell>
          <table:table-cell table:style-name="ce122"/>
          <table:table-cell table:style-name="ce39" table:content-validation-name="val1" office:value-type="string" calcext:value-type="string">
            <text:p>Moderat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El servicio de búsqueda no es muy bueno pero si tolera los fallos de ortografía y abreviaturas, pero no gestiona búsquedas populares ni nada por el estilo.</text:p>
          </table:table-cell>
          <table:table-cell table:style-name="ce122"/>
          <table:table-cell table:style-name="ce65" office:value-type="float" office:value="2" calcext:value-type="float">
            <text:p>2</text:p>
          </table:table-cell>
          <table:table-cell table:style-name="ce70" table:formula="of:=[.K53]/[.K117]" office:value-type="percentage" office:value="0.4" calcext:value-type="percentage">
            <text:p>40 %</text:p>
          </table:table-cell>
          <table:table-cell table:style-name="ce73" table:formula="of:=VLOOKUP([.D53];[.Q1:.R9];2;FALSE())" office:value-type="float" office:value="3" calcext:value-type="float">
            <text:p>3</text:p>
          </table:table-cell>
          <table:table-cell table:style-name="ce73" table:formula="of:=[.M53]*[.L53]" office:value-type="float" office:value="1.2" calcext:value-type="float">
            <text:p>1,2</text:p>
          </table:table-cell>
          <table:table-cell table:style-name="ce73" table:formula="of:=IF([.M53]=0;0;[.L53]*MAX([.R2:.R8]))" office:value-type="float" office:value="2" calcext:value-type="float">
            <text:p>2</text:p>
          </table:table-cell>
          <table:table-cell table:number-columns-repeated="1009"/>
        </table:table-row>
        <table:table-row table:style-name="ro24">
          <table:table-cell table:style-name="ce6"/>
          <table:table-cell table:style-name="ce19"/>
          <table:table-cell table:style-name="ce122"/>
          <table:table-cell table:style-name="ce150" table:content-validation-name="val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3]+1" office:value-type="float" office:value="21" calcext:value-type="float">
            <text:p>21</text:p>
          </table:table-cell>
          <table:table-cell table:style-name="ce18" office:value-type="string" calcext:value-type="string">
            <text:p>Los resultados de búsqueda son relevantes, exhaustivos, precisos y se muestran bien</text:p>
          </table:table-cell>
          <table:table-cell table:style-name="ce122"/>
          <table:table-cell table:style-name="ce39" table:content-validation-name="val1" office:value-type="string" calcext:value-type="string">
            <text:p>Poor</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as búsquedas muestran específicamente lo buscado, ni elementos relacionados ni otros elementos por si nos hemos equivocado, tampoco muestra correctamente las imágenes de los productos.</text:p>
          </table:table-cell>
          <table:table-cell table:style-name="ce122"/>
          <table:table-cell table:style-name="ce65" office:value-type="float" office:value="4" calcext:value-type="float">
            <text:p>4</text:p>
          </table:table-cell>
          <table:table-cell table:style-name="ce70" table:formula="of:=[.K55]/[.K117]" office:value-type="percentage" office:value="0.8" calcext:value-type="percentage">
            <text:p>80 %</text:p>
          </table:table-cell>
          <table:table-cell table:style-name="ce73" table:formula="of:=VLOOKUP([.D55];[.Q1:.R9];2;FALSE())" office:value-type="float" office:value="2" calcext:value-type="float">
            <text:p>2</text:p>
          </table:table-cell>
          <table:table-cell table:style-name="ce73" table:formula="of:=[.M55]*[.L55]" office:value-type="float" office:value="1.6" calcext:value-type="float">
            <text:p>1,6</text:p>
          </table:table-cell>
          <table:table-cell table:style-name="ce73" table:formula="of:=IF([.M55]=0;0;[.L55]*MAX([.R2:.R8]))" office:value-type="float" office:value="4" calcext:value-type="float">
            <text:p>4</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Control &amp; feedback</text:p>
          </table:table-cell>
          <table:table-cell/>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55]+1" office:value-type="float" office:value="22" calcext:value-type="float">
            <text:p>22</text:p>
          </table:table-cell>
          <table:table-cell table:style-name="ce18" office:value-type="string" calcext:value-type="string">
            <text:p>Se proporciona una respuesta rápida y apropiada (por ejemplo, después de una acción exitosa o no exitosa).</text:p>
            <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Respuesta correcta a eventos y rápida</text:p>
          </table:table-cell>
          <table:table-cell table:style-name="ce122"/>
          <table:table-cell table:style-name="ce65" office:value-type="float" office:value="4" calcext:value-type="float">
            <text:p>4</text:p>
          </table:table-cell>
          <table:table-cell table:style-name="ce70" table:formula="of:=[.K59]/[.K117]" office:value-type="percentage" office:value="0.8" calcext:value-type="percentage">
            <text:p>80 %</text:p>
          </table:table-cell>
          <table:table-cell table:style-name="ce73" table:formula="of:=VLOOKUP([.D59];[.Q1:.R9];2;FALSE())" office:value-type="float" office:value="4" calcext:value-type="float">
            <text:p>4</text:p>
          </table:table-cell>
          <table:table-cell table:style-name="ce73" table:formula="of:=[.M59]*[.L59]" office:value-type="float" office:value="3.2" calcext:value-type="float">
            <text:p>3,2</text:p>
          </table:table-cell>
          <table:table-cell table:style-name="ce73" table:formula="of:=IF([.M59]=0;0;[.L59]*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9]+1" office:value-type="float" office:value="23" calcext:value-type="float">
            <text:p>23</text:p>
          </table:table-cell>
          <table:table-cell table:style-name="ce18" office:value-type="string" calcext:value-type="string">
            <text:p>Los usuarios pueden fácilmente deshacer, volver atrás y cambiar o cancelar acciones; o al menos tienen la oportunidad de confirmar una acción antes de cometer (por ejemplo, antes de realizar un pedido)</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El usuario tiene la facilidad de realizar estas acciones sin mayor impedimento</text:p>
          </table:table-cell>
          <table:table-cell table:style-name="ce122"/>
          <table:table-cell table:style-name="ce65" office:value-type="float" office:value="3" calcext:value-type="float">
            <text:p>3</text:p>
          </table:table-cell>
          <table:table-cell table:style-name="ce70" table:formula="of:=[.K61]/[.K117]" office:value-type="percentage" office:value="0.6" calcext:value-type="percentage">
            <text:p>60 %</text:p>
          </table:table-cell>
          <table:table-cell table:style-name="ce73" table:formula="of:=VLOOKUP([.D61];[.Q1:.R9];2;FALSE())" office:value-type="float" office:value="4" calcext:value-type="float">
            <text:p>4</text:p>
          </table:table-cell>
          <table:table-cell table:style-name="ce73" table:formula="of:=[.M61]*[.L61]" office:value-type="float" office:value="2.4" calcext:value-type="float">
            <text:p>2,4</text:p>
          </table:table-cell>
          <table:table-cell table:style-name="ce73" table:formula="of:=IF([.M61]=0;0;[.L61]*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1]+1" office:value-type="float" office:value="24" calcext:value-type="float">
            <text:p>24</text:p>
          </table:table-cell>
          <table:table-cell table:style-name="ce18" office:value-type="string" calcext:value-type="string">
            <text:p>Los usuarios pueden enviar comentarios (por ejemplo, por correo electrónico o mediante un formulario de comentarios / contacto en línea)</text:p>
          </table:table-cell>
          <table:table-cell table:style-name="ce122"/>
          <table:table-cell table:style-name="ce39" table:content-validation-name="val1" office:value-type="string" calcext:value-type="string">
            <text:p>Moderat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os usuarios únicamente pueden enviar un formulario por correo, sin mayor interacción</text:p>
          </table:table-cell>
          <table:table-cell table:style-name="ce122"/>
          <table:table-cell table:style-name="ce65" office:value-type="float" office:value="1" calcext:value-type="float">
            <text:p>1</text:p>
          </table:table-cell>
          <table:table-cell table:style-name="ce70" table:formula="of:=[.K63]/[.K117]" office:value-type="percentage" office:value="0.2" calcext:value-type="percentage">
            <text:p>20 %</text:p>
          </table:table-cell>
          <table:table-cell table:style-name="ce73" table:formula="of:=VLOOKUP([.D63];[.Q1:.R9];2;FALSE())" office:value-type="float" office:value="3" calcext:value-type="float">
            <text:p>3</text:p>
          </table:table-cell>
          <table:table-cell table:style-name="ce73" table:formula="of:=[.M63]*[.L63]" office:value-type="float" office:value="0.6" calcext:value-type="float">
            <text:p>0,6</text:p>
          </table:table-cell>
          <table:table-cell table:style-name="ce73" table:formula="of:=IF([.M63]=0;0;[.L63]*MAX([.R2:.R8]))" office:value-type="float" office:value="1" calcext:value-type="float">
            <text:p>1</text:p>
          </table:table-cell>
          <table:table-cell table:number-columns-repeated="1009"/>
        </table:table-row>
        <table:table-row table:style-name="ro24">
          <table:table-cell/>
          <table:table-cell table:style-name="ce22"/>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Forms</text:p>
          </table:table-cell>
          <table:table-cell/>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63]+1" office:value-type="float" office:value="25" calcext:value-type="float">
            <text:p>25</text:p>
          </table:table-cell>
          <table:table-cell table:style-name="ce18" office:value-type="string" calcext:value-type="string">
            <text:p>Los formularios y los procesos complejos se dividen en pasos y secciones fácilmente comprensibles. Cuando se utiliza un proceso, hay un indicador de progreso con números claros o etapas con nombre.</text:p>
          </table:table-cell>
          <table:table-cell table:style-name="ce122"/>
          <table:table-cell table:style-name="ce39" table:content-validation-name="val1" office:value-type="string" calcext:value-type="string">
            <text:p>Moderat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os procesos están divididos en pasos, pero no de la mejor manera. No hay un indicador de progreso en los procesos.</text:p>
          </table:table-cell>
          <table:table-cell table:style-name="ce122"/>
          <table:table-cell table:style-name="ce65" office:value-type="float" office:value="3" calcext:value-type="float">
            <text:p>3</text:p>
          </table:table-cell>
          <table:table-cell table:style-name="ce70" table:formula="of:=[.K67]/[.K117]" office:value-type="percentage" office:value="0.6" calcext:value-type="percentage">
            <text:p>60 %</text:p>
          </table:table-cell>
          <table:table-cell table:style-name="ce73" table:formula="of:=VLOOKUP([.D67];[.Q1:.R9];2;FALSE())" office:value-type="float" office:value="3" calcext:value-type="float">
            <text:p>3</text:p>
          </table:table-cell>
          <table:table-cell table:style-name="ce73" table:formula="of:=[.M67]*[.L67]" office:value-type="float" office:value="1.8" calcext:value-type="float">
            <text:p>1,8</text:p>
          </table:table-cell>
          <table:table-cell table:style-name="ce73" table:formula="of:=IF([.M67]=0;0;[.L67]*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7]+1" office:value-type="float" office:value="26" calcext:value-type="float">
            <text:p>26</text:p>
          </table:table-cell>
          <table:table-cell table:style-name="ce18" office:value-type="string" calcext:value-type="string">
            <text:p>Se solicita una cantidad mínima de información y, cuando se proporciona la justificación necesaria para solicitar información (por ejemplo, fecha de nacimiento, número de teléfono)</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Correcto, solo se da información caundo se solicita, por ejemplo para el contacto o para iniciar sesión.</text:p>
          </table:table-cell>
          <table:table-cell table:style-name="ce122"/>
          <table:table-cell table:style-name="ce65" office:value-type="float" office:value="2" calcext:value-type="float">
            <text:p>2</text:p>
          </table:table-cell>
          <table:table-cell table:style-name="ce70" table:formula="of:=[.K69]/[.K117]" office:value-type="percentage" office:value="0.4" calcext:value-type="percentage">
            <text:p>40 %</text:p>
          </table:table-cell>
          <table:table-cell table:style-name="ce73" table:formula="of:=VLOOKUP([.D69];[.Q1:.R9];2;FALSE())" office:value-type="float" office:value="4" calcext:value-type="float">
            <text:p>4</text:p>
          </table:table-cell>
          <table:table-cell table:style-name="ce73" table:formula="of:=[.M69]*[.L69]" office:value-type="float" office:value="1.6" calcext:value-type="float">
            <text:p>1,6</text:p>
          </table:table-cell>
          <table:table-cell table:style-name="ce73" table:formula="of:=IF([.M69]=0;0;[.L69]*MAX([.R2:.R8]))" office:value-type="float" office:value="2" calcext:value-type="float">
            <text:p>2</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9]+1" office:value-type="float" office:value="27" calcext:value-type="float">
            <text:p>27</text:p>
          </table:table-cell>
          <table:table-cell table:style-name="ce18" office:value-type="string" calcext:value-type="string">
            <text:p>Los campos de formulario requeridos y opcionales están claramente indicados</text:p>
          </table:table-cell>
          <table:table-cell table:style-name="ce122"/>
          <table:table-cell table:style-name="ce39" table:content-validation-name="val1" office:value-type="string" calcext:value-type="string">
            <text:p>Poor</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No hay casi especificación de campos obligatorios y opcionales. Simplemente se asume que todos son obligatorios.</text:p>
          </table:table-cell>
          <table:table-cell table:style-name="ce122"/>
          <table:table-cell table:style-name="ce65" office:value-type="float" office:value="2" calcext:value-type="float">
            <text:p>2</text:p>
          </table:table-cell>
          <table:table-cell table:style-name="ce70" table:formula="of:=[.K71]/[.K117]" office:value-type="percentage" office:value="0.4" calcext:value-type="percentage">
            <text:p>40 %</text:p>
          </table:table-cell>
          <table:table-cell table:style-name="ce73" table:formula="of:=VLOOKUP([.D71];[.Q1:.R9];2;FALSE())" office:value-type="float" office:value="2" calcext:value-type="float">
            <text:p>2</text:p>
          </table:table-cell>
          <table:table-cell table:style-name="ce73" table:formula="of:=[.M71]*[.L71]" office:value-type="float" office:value="0.8" calcext:value-type="float">
            <text:p>0,8</text:p>
          </table:table-cell>
          <table:table-cell table:style-name="ce73" table:formula="of:=IF([.M71]=0;0;[.L71]*MAX([.R2:.R8]))" office:value-type="float" office:value="2" calcext:value-type="float">
            <text:p>2</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1]+1" office:value-type="float" office:value="28" calcext:value-type="float">
            <text:p>28</text:p>
          </table:table-cell>
          <table:table-cell table:style-name="ce18" office:value-type="string" calcext:value-type="string">
            <text:p>Se utilizan los campos de entrada apropiados (por ejemplo, el calendario para la selección de la fecha, el menú desplegable para la selección) y se indican los formatos requeridos</text:p>
          </table:table-cell>
          <table:table-cell table:style-name="ce122"/>
          <table:table-cell table:style-name="ce39" table:content-validation-name="val1" office:value-type="string" calcext:value-type="string">
            <text:p>Poor</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No hay demasiados menús desplegables, pero si se presentan algunos.</text:p>
          </table:table-cell>
          <table:table-cell table:style-name="ce122"/>
          <table:table-cell table:style-name="ce65" office:value-type="float" office:value="3" calcext:value-type="float">
            <text:p>3</text:p>
          </table:table-cell>
          <table:table-cell table:style-name="ce70" table:formula="of:=[.K73]/[.K117]" office:value-type="percentage" office:value="0.6" calcext:value-type="percentage">
            <text:p>60 %</text:p>
          </table:table-cell>
          <table:table-cell table:style-name="ce73" table:formula="of:=VLOOKUP([.D73];[.Q1:.R9];2;FALSE())" office:value-type="float" office:value="2" calcext:value-type="float">
            <text:p>2</text:p>
          </table:table-cell>
          <table:table-cell table:style-name="ce73" table:formula="of:=[.M73]*[.L73]" office:value-type="float" office:value="1.2" calcext:value-type="float">
            <text:p>1,2</text:p>
          </table:table-cell>
          <table:table-cell table:style-name="ce73" table:formula="of:=IF([.M73]=0;0;[.L73]*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2"/>
          <table:table-cell table:style-name="ce150" table:content-validation-name="val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3]+1" office:value-type="float" office:value="29" calcext:value-type="float">
            <text:p>29</text:p>
          </table:table-cell>
          <table:table-cell table:style-name="ce18" office:value-type="string" calcext:value-type="string">
            <text:p>Se proporcionan ayuda e instrucciones (como ejemplos, información requerida) donde sea necesario. </text:p>
          </table:table-cell>
          <table:table-cell table:style-name="ce122"/>
          <table:table-cell table:style-name="ce39" table:content-validation-name="val1" office:value-type="string" calcext:value-type="string">
            <text:p>N/A</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75]/[.K117]" office:value-type="percentage" office:value="0.6" calcext:value-type="percentage">
            <text:p>60 %</text:p>
          </table:table-cell>
          <table:table-cell table:style-name="ce73" table:formula="of:=VLOOKUP([.D75];[.Q1:.R9];2;FALSE())" office:value-type="float" office:value="0" calcext:value-type="float">
            <text:p>0</text:p>
          </table:table-cell>
          <table:table-cell table:style-name="ce73" table:formula="of:=[.M75]*[.L75]" office:value-type="float" office:value="0" calcext:value-type="float">
            <text:p>0</text:p>
          </table:table-cell>
          <table:table-cell table:style-name="ce73" table:formula="of:=IF([.M75]=0;0;[.L75]*MAX([.R2:.R8]))" office:value-type="float" office:value="0" calcext:value-type="float">
            <text:p>0</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Errors</text:p>
          </table:table-cell>
          <table:table-cell/>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5]+1" office:value-type="float" office:value="30" calcext:value-type="float">
            <text:p>30</text:p>
          </table:table-cell>
          <table:table-cell table:style-name="ce18" office:value-type="string" calcext:value-type="string">
            <text:p>Los errores son claros, fácilmente identificables y aparecen en la ubicación apropiada (por ejemplo, adyacente al campo de entrada de datos, adyacente al formulario, etc.).</text:p>
          </table:table-cell>
          <table:table-cell table:style-name="ce122"/>
          <table:table-cell table:style-name="ce39" table:content-validation-name="val1" office:value-type="string" calcext:value-type="string">
            <text:p>Moderat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os errores aparecen correctamente y son fáciles de identificar pero aparecen en un tamaño muy pequeño y a veces es complicado divisarlos.</text:p>
          </table:table-cell>
          <table:table-cell table:style-name="ce122"/>
          <table:table-cell table:style-name="ce65" office:value-type="float" office:value="4" calcext:value-type="float">
            <text:p>4</text:p>
          </table:table-cell>
          <table:table-cell table:style-name="ce70" table:formula="of:=[.K79]/[.K117]" office:value-type="percentage" office:value="0.8" calcext:value-type="percentage">
            <text:p>80 %</text:p>
          </table:table-cell>
          <table:table-cell table:style-name="ce73" table:formula="of:=VLOOKUP([.D79];[.Q1:.R9];2;FALSE())" office:value-type="float" office:value="3" calcext:value-type="float">
            <text:p>3</text:p>
          </table:table-cell>
          <table:table-cell table:style-name="ce73" table:formula="of:=[.M79]*[.L79]" office:value-type="float" office:value="2.4" calcext:value-type="float">
            <text:p>2,4</text:p>
          </table:table-cell>
          <table:table-cell table:style-name="ce73" table:formula="of:=IF([.M79]=0;0;[.L79]*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9]+1" office:value-type="float" office:value="31" calcext:value-type="float">
            <text:p>31</text:p>
          </table:table-cell>
          <table:table-cell table:style-name="ce18" office:value-type="string" calcext:value-type="string">
            <text:p>Los mensajes de error son concisos, están escritos en un lenguaje fácil de entender y describen qué ocurrió y qué acción es necesaria</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os mensajes de error son correctos, representan porque se generó el error</text:p>
          </table:table-cell>
          <table:table-cell table:style-name="ce122"/>
          <table:table-cell table:style-name="ce65" office:value-type="float" office:value="3" calcext:value-type="float">
            <text:p>3</text:p>
          </table:table-cell>
          <table:table-cell table:style-name="ce70" table:formula="of:=[.K81]/[.K117]" office:value-type="percentage" office:value="0.6" calcext:value-type="percentage">
            <text:p>60 %</text:p>
          </table:table-cell>
          <table:table-cell table:style-name="ce73" table:formula="of:=VLOOKUP([.D81];[.Q1:.R9];2;FALSE())" office:value-type="float" office:value="4" calcext:value-type="float">
            <text:p>4</text:p>
          </table:table-cell>
          <table:table-cell table:style-name="ce73" table:formula="of:=[.M81]*[.L81]" office:value-type="float" office:value="2.4" calcext:value-type="float">
            <text:p>2,4</text:p>
          </table:table-cell>
          <table:table-cell table:style-name="ce73" table:formula="of:=IF([.M81]=0;0;[.L81]*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1]+1" office:value-type="float" office:value="32" calcext:value-type="float">
            <text:p>32</text:p>
          </table:table-cell>
          <table:table-cell table:style-name="ce18" office:value-type="string" calcext:value-type="string">
            <text:p>Los errores de usuario comunes (por ejemplo, campos faltantes, formatos no válidos, selecciones no válidas) se han tenido en cuenta y, en la medida de lo posible, se han prevenido.</text:p>
          </table:table-cell>
          <table:table-cell table:style-name="ce122"/>
          <table:table-cell table:style-name="ce39" table:content-validation-name="val1" office:value-type="string" calcext:value-type="string">
            <text:p>Moderat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os errores se manejan correctamente aunque es mejorable la manera en la que se resaltan los campos faltantes.</text:p>
          </table:table-cell>
          <table:table-cell table:style-name="ce122"/>
          <table:table-cell table:style-name="ce65" office:value-type="float" office:value="3" calcext:value-type="float">
            <text:p>3</text:p>
          </table:table-cell>
          <table:table-cell table:style-name="ce70" table:formula="of:=[.K83]/[.K117]" office:value-type="percentage" office:value="0.6" calcext:value-type="percentage">
            <text:p>60 %</text:p>
          </table:table-cell>
          <table:table-cell table:style-name="ce73" table:formula="of:=VLOOKUP([.D83];[.Q1:.R9];2;FALSE())" office:value-type="float" office:value="3" calcext:value-type="float">
            <text:p>3</text:p>
          </table:table-cell>
          <table:table-cell table:style-name="ce73" table:formula="of:=[.M83]*[.L83]" office:value-type="float" office:value="1.8" calcext:value-type="float">
            <text:p>1,8</text:p>
          </table:table-cell>
          <table:table-cell table:style-name="ce73" table:formula="of:=IF([.M83]=0;0;[.L83]*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3]+1" office:value-type="float" office:value="33" calcext:value-type="float">
            <text:p>33</text:p>
          </table:table-cell>
          <table:table-cell table:style-name="ce18" office:value-type="string" calcext:value-type="string">
            <text:p>Los usuarios pueden recuperarse fácilmente (es decir, no tienen que comenzar de nuevo) de los errores</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Puedes continuar sin comenzar desde el principio</text:p>
          </table:table-cell>
          <table:table-cell table:style-name="ce122"/>
          <table:table-cell table:style-name="ce65" office:value-type="float" office:value="3" calcext:value-type="float">
            <text:p>3</text:p>
          </table:table-cell>
          <table:table-cell table:style-name="ce70" table:formula="of:=[.K85]/[.K117]" office:value-type="percentage" office:value="0.6" calcext:value-type="percentage">
            <text:p>60 %</text:p>
          </table:table-cell>
          <table:table-cell table:style-name="ce73" table:formula="of:=VLOOKUP([.D85];[.Q1:.R9];2;FALSE())" office:value-type="float" office:value="4" calcext:value-type="float">
            <text:p>4</text:p>
          </table:table-cell>
          <table:table-cell table:style-name="ce73" table:formula="of:=[.M85]*[.L85]" office:value-type="float" office:value="2.4" calcext:value-type="float">
            <text:p>2,4</text:p>
          </table:table-cell>
          <table:table-cell table:style-name="ce73" table:formula="of:=IF([.M85]=0;0;[.L85]*MAX([.R2:.R8]))" office:value-type="float" office:value="3" calcext:value-type="float">
            <text:p>3</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Content &amp; text</text:p>
          </table:table-cell>
          <table:table-cell/>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85]+1" office:value-type="float" office:value="34" calcext:value-type="float">
            <text:p>34</text:p>
          </table:table-cell>
          <table:table-cell table:style-name="ce18" office:value-type="string" calcext:value-type="string">
            <text:p>El contenido disponible (por ejemplo, texto, imágenes, video) es apropiado y suficientemente relevante, y detallado para cumplir con los objetivos del usuario</text:p>
          </table:table-cell>
          <table:table-cell table:style-name="ce122"/>
          <table:table-cell table:style-name="ce39" table:content-validation-name="val1" office:value-type="string" calcext:value-type="string">
            <text:p>Poor</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as imágenes, a veces, no aparecen en un formato correcto. Además, faltan imágenes más variadas del establecimiento.</text:p>
          </table:table-cell>
          <table:table-cell table:style-name="ce122"/>
          <table:table-cell table:style-name="ce65" office:value-type="float" office:value="5" calcext:value-type="float">
            <text:p>5</text:p>
          </table:table-cell>
          <table:table-cell table:style-name="ce70" table:formula="of:=[.K89]/[.K117]" office:value-type="percentage" office:value="1" calcext:value-type="percentage">
            <text:p>100 %</text:p>
          </table:table-cell>
          <table:table-cell table:style-name="ce73" table:formula="of:=VLOOKUP([.D89];[.Q1:.R9];2;FALSE())" office:value-type="float" office:value="2" calcext:value-type="float">
            <text:p>2</text:p>
          </table:table-cell>
          <table:table-cell table:style-name="ce73" table:formula="of:=[.M89]*[.L89]" office:value-type="float" office:value="2" calcext:value-type="float">
            <text:p>2</text:p>
          </table:table-cell>
          <table:table-cell table:style-name="ce73" table:formula="of:=IF([.M89]=0;0;[.L89]*MAX([.R2:.R8]))" office:value-type="float" office:value="5" calcext:value-type="float">
            <text:p>5</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9]+1" office:value-type="float" office:value="35" calcext:value-type="float">
            <text:p>35</text:p>
          </table:table-cell>
          <table:table-cell table:style-name="ce18" office:value-type="string" calcext:value-type="string">
            <text:p>Los enlaces a otros contenidos útiles y relevantes (por ejemplo, páginas relacionadas o sitios web externos) están disponibles y se muestran en contexto</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Los enlaces funcionan correctamente y se muestran en las situaciones adecuadas.</text:p>
          </table:table-cell>
          <table:table-cell table:style-name="ce122"/>
          <table:table-cell table:style-name="ce65" office:value-type="float" office:value="2" calcext:value-type="float">
            <text:p>2</text:p>
          </table:table-cell>
          <table:table-cell table:style-name="ce70" table:formula="of:=[.K91]/[.K117]" office:value-type="percentage" office:value="0.4" calcext:value-type="percentage">
            <text:p>40 %</text:p>
          </table:table-cell>
          <table:table-cell table:style-name="ce73" table:formula="of:=VLOOKUP([.D91];[.Q1:.R9];2;FALSE())" office:value-type="float" office:value="4" calcext:value-type="float">
            <text:p>4</text:p>
          </table:table-cell>
          <table:table-cell table:style-name="ce73" table:formula="of:=[.M91]*[.L91]" office:value-type="float" office:value="1.6" calcext:value-type="float">
            <text:p>1,6</text:p>
          </table:table-cell>
          <table:table-cell table:style-name="ce73" table:formula="of:=IF([.M91]=0;0;[.L91]*MAX([.R2:.R8]))" office:value-type="float" office:value="2" calcext:value-type="float">
            <text:p>2</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1]+1" office:value-type="float" office:value="36" calcext:value-type="float">
            <text:p>36</text:p>
          </table:table-cell>
          <table:table-cell table:style-name="ce18" office:value-type="string" calcext:value-type="string">
            <text:p>El lenguaje, la terminología y el tono utilizados son apropiados y son fácilmente comprensibles para el público objetivo</text:p>
          </table:table-cell>
          <table:table-cell table:style-name="ce122"/>
          <table:table-cell table:style-name="ce39" table:content-validation-name="val1" office:value-type="string" calcext:value-type="string">
            <text:p>Moderat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Usa lenguaje fácilmente entendible para todos los usuarios, sin embargo, la terminología del café no es muy amigable para nuevos usaurios, podría mejorarse.</text:p>
          </table:table-cell>
          <table:table-cell table:style-name="ce122"/>
          <table:table-cell table:style-name="ce65" office:value-type="float" office:value="4" calcext:value-type="float">
            <text:p>4</text:p>
          </table:table-cell>
          <table:table-cell table:style-name="ce70" table:formula="of:=[.K93]/[.K117]" office:value-type="percentage" office:value="0.8" calcext:value-type="percentage">
            <text:p>80 %</text:p>
          </table:table-cell>
          <table:table-cell table:style-name="ce73" table:formula="of:=VLOOKUP([.D93];[.Q1:.R9];2;FALSE())" office:value-type="float" office:value="3" calcext:value-type="float">
            <text:p>3</text:p>
          </table:table-cell>
          <table:table-cell table:style-name="ce73" table:formula="of:=[.M93]*[.L93]" office:value-type="float" office:value="2.4" calcext:value-type="float">
            <text:p>2,4</text:p>
          </table:table-cell>
          <table:table-cell table:style-name="ce73" table:formula="of:=IF([.M93]=0;0;[.L93]*MAX([.R2:.R8]))" office:value-type="float" office:value="4" calcext:value-type="float">
            <text:p>4</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3]+1" office:value-type="float" office:value="37" calcext:value-type="float">
            <text:p>37</text:p>
          </table:table-cell>
          <table:table-cell table:style-name="ce18" office:value-type="string" calcext:value-type="string">
            <text:p>Los términos, el idioma y el tono utilizados son consistentes (por ejemplo, el mismo término se usa en todo)</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95]/[.K117]" office:value-type="percentage" office:value="0.6" calcext:value-type="percentage">
            <text:p>60 %</text:p>
          </table:table-cell>
          <table:table-cell table:style-name="ce73" table:formula="of:=VLOOKUP([.D95];[.Q1:.R9];2;FALSE())" office:value-type="float" office:value="4" calcext:value-type="float">
            <text:p>4</text:p>
          </table:table-cell>
          <table:table-cell table:style-name="ce73" table:formula="of:=[.M95]*[.L95]" office:value-type="float" office:value="2.4" calcext:value-type="float">
            <text:p>2,4</text:p>
          </table:table-cell>
          <table:table-cell table:style-name="ce73" table:formula="of:=IF([.M95]=0;0;[.L95]*MAX([.R2:.R8]))" office:value-type="float" office:value="3" calcext:value-type="float">
            <text:p>3</text:p>
          </table:table-cell>
          <table:table-cell table:number-columns-repeated="1009"/>
        </table:table-row>
        <table:table-row table:style-name="ro24">
          <table:table-cell table:style-name="ce6"/>
          <table:table-cell table:style-name="ce19"/>
          <table:table-cell table:style-name="ce122"/>
          <table:table-cell table:style-name="ce150" table:content-validation-name="val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5]+1" office:value-type="float" office:value="38" calcext:value-type="float">
            <text:p>38</text:p>
          </table:table-cell>
          <table:table-cell table:style-name="ce18" office:value-type="string" calcext:value-type="string">
            <text:p>El texto y el contenido son legibles y escaneables, con buena tipografía y contraste visual</text:p>
          </table:table-cell>
          <table:table-cell table:style-name="ce122"/>
          <table:table-cell table:style-name="ce39" table:content-validation-name="val1" office:value-type="string" calcext:value-type="string">
            <text:p>Good</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Algunas imágenes tienen ciertos errores pero el resto de elementos aparecen correctamente.</text:p>
          </table:table-cell>
          <table:table-cell table:style-name="ce122"/>
          <table:table-cell table:style-name="ce65" office:value-type="float" office:value="3" calcext:value-type="float">
            <text:p>3</text:p>
          </table:table-cell>
          <table:table-cell table:style-name="ce70" table:formula="of:=[.K97]/[.K117]" office:value-type="percentage" office:value="0.6" calcext:value-type="percentage">
            <text:p>60 %</text:p>
          </table:table-cell>
          <table:table-cell table:style-name="ce73" table:formula="of:=VLOOKUP([.D97];[.Q1:.R9];2;FALSE())" office:value-type="float" office:value="4" calcext:value-type="float">
            <text:p>4</text:p>
          </table:table-cell>
          <table:table-cell table:style-name="ce73" table:formula="of:=[.M97]*[.L97]" office:value-type="float" office:value="2.4" calcext:value-type="float">
            <text:p>2,4</text:p>
          </table:table-cell>
          <table:table-cell table:style-name="ce73" table:formula="of:=IF([.M97]=0;0;[.L97]*MAX([.R2:.R8]))" office:value-type="float" office:value="3" calcext:value-type="float">
            <text:p>3</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Help</text:p>
          </table:table-cell>
          <table:table-cell/>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97]+1" office:value-type="float" office:value="39" calcext:value-type="float">
            <text:p>39</text:p>
          </table:table-cell>
          <table:table-cell table:style-name="ce18" office:value-type="string" calcext:value-type="string">
            <text:p>Se proporciona ayuda en línea y contextual y es adecuada para la base de usuarios (por ejemplo, está escrita en un lenguaje fácil de entender y solo usa términos reconocidos). </text:p>
          </table:table-cell>
          <table:table-cell table:style-name="ce122"/>
          <table:table-cell table:style-name="ce39" table:content-validation-name="val1" office:value-type="string" calcext:value-type="string">
            <text:p>N/A</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101]/[.K117]" office:value-type="percentage" office:value="0.8" calcext:value-type="percentage">
            <text:p>80 %</text:p>
          </table:table-cell>
          <table:table-cell table:style-name="ce73" table:formula="of:=VLOOKUP([.D101];[.Q1:.R9];2;FALSE())" office:value-type="float" office:value="0" calcext:value-type="float">
            <text:p>0</text:p>
          </table:table-cell>
          <table:table-cell table:style-name="ce73" table:formula="of:=[.M101]*[.L101]" office:value-type="float" office:value="0" calcext:value-type="float">
            <text:p>0</text:p>
          </table:table-cell>
          <table:table-cell table:style-name="ce73" table:formula="of:=IF([.M101]=0;0;[.L10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1]+1" office:value-type="float" office:value="40" calcext:value-type="float">
            <text:p>40</text:p>
          </table:table-cell>
          <table:table-cell table:style-name="ce18" office:value-type="string" calcext:value-type="string">
            <text:p>La ayuda en línea es concisa, fácil de leer y escrita en un lenguaje fácil de entender</text:p>
          </table:table-cell>
          <table:table-cell table:style-name="ce122"/>
          <table:table-cell table:style-name="ce39" table:content-validation-name="val1" office:value-type="string" calcext:value-type="string">
            <text:p>N/A</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103]/[.K117]" office:value-type="percentage" office:value="0.6" calcext:value-type="percentage">
            <text:p>60 %</text:p>
          </table:table-cell>
          <table:table-cell table:style-name="ce73" table:formula="of:=VLOOKUP([.D103];[.Q1:.R9];2;FALSE())" office:value-type="float" office:value="0" calcext:value-type="float">
            <text:p>0</text:p>
          </table:table-cell>
          <table:table-cell table:style-name="ce73" table:formula="of:=[.M103]*[.L103]" office:value-type="float" office:value="0" calcext:value-type="float">
            <text:p>0</text:p>
          </table:table-cell>
          <table:table-cell table:style-name="ce73" table:formula="of:=IF([.M103]=0;0;[.L10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3]+1" office:value-type="float" office:value="41" calcext:value-type="float">
            <text:p>41</text:p>
          </table:table-cell>
          <table:table-cell table:style-name="ce18" office:value-type="string" calcext:value-type="string">
            <text:p>El acceso a la ayuda en línea no impide a los usuarios (es decir, pueden reanudar el trabajo donde lo dejaron después de acceder a la ayuda)</text:p>
          </table:table-cell>
          <table:table-cell table:style-name="ce122"/>
          <table:table-cell table:style-name="ce39" table:content-validation-name="val1" office:value-type="string" calcext:value-type="string">
            <text:p>N/A</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105]/[.K117]" office:value-type="percentage" office:value="0.6" calcext:value-type="percentage">
            <text:p>60 %</text:p>
          </table:table-cell>
          <table:table-cell table:style-name="ce73" table:formula="of:=VLOOKUP([.D105];[.Q1:.R9];2;FALSE())" office:value-type="float" office:value="0" calcext:value-type="float">
            <text:p>0</text:p>
          </table:table-cell>
          <table:table-cell table:style-name="ce73" table:formula="of:=[.M105]*[.L105]" office:value-type="float" office:value="0" calcext:value-type="float">
            <text:p>0</text:p>
          </table:table-cell>
          <table:table-cell table:style-name="ce73" table:formula="of:=IF([.M105]=0;0;[.L105]*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5]+1" office:value-type="float" office:value="42" calcext:value-type="float">
            <text:p>42</text:p>
          </table:table-cell>
          <table:table-cell table:style-name="ce18" office:value-type="string" calcext:value-type="string">
            <text:p>Los usuarios pueden obtener más ayuda fácilmente (por ejemplo, teléfono o dirección de correo electrónico)</text:p>
          </table:table-cell>
          <table:table-cell table:style-name="ce122"/>
          <table:table-cell table:style-name="ce39" table:content-validation-name="val1" office:value-type="string" calcext:value-type="string">
            <text:p>Moderat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office:value-type="string" calcext:value-type="string">
            <text:p>Se puede obtener ayuda a través de un formulario de contacto en la web, sin embargo, no se ofrecen otras formas de contacto.</text:p>
          </table:table-cell>
          <table:table-cell table:style-name="ce122"/>
          <table:table-cell table:style-name="ce65" office:value-type="float" office:value="2" calcext:value-type="float">
            <text:p>2</text:p>
          </table:table-cell>
          <table:table-cell table:style-name="ce70" table:formula="of:=[.K107]/[.K117]" office:value-type="percentage" office:value="0.4" calcext:value-type="percentage">
            <text:p>40 %</text:p>
          </table:table-cell>
          <table:table-cell table:style-name="ce73" table:formula="of:=VLOOKUP([.D107];[.Q1:.R9];2;FALSE())" office:value-type="float" office:value="3" calcext:value-type="float">
            <text:p>3</text:p>
          </table:table-cell>
          <table:table-cell table:style-name="ce73" table:formula="of:=[.M107]*[.L107]" office:value-type="float" office:value="1.2" calcext:value-type="float">
            <text:p>1,2</text:p>
          </table:table-cell>
          <table:table-cell table:style-name="ce73" table:formula="of:=IF([.M107]=0;0;[.L107]*MAX([.R2:.R8]))" office:value-type="float" office:value="2" calcext:value-type="float">
            <text:p>2</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Performance</text:p>
          </table:table-cell>
          <table:table-cell/>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107]+1" office:value-type="float" office:value="43" calcext:value-type="float">
            <text:p>43</text:p>
          </table:table-cell>
          <table:table-cell table:style-name="ce18" office:value-type="string" calcext:value-type="string">
            <text:p>El rendimiento del sitio o la aplicación no inhibe la experiencia del usuario (por ejemplo, descargas lentas de páginas, retrasos prolongados)</text:p>
          </table:table-cell>
          <table:table-cell table:style-name="ce124"/>
          <table:table-cell table:style-name="ce39" table:content-validation-name="val1" office:value-type="string" calcext:value-type="string">
            <text:p>Good</text:p>
          </table:table-cell>
          <table:table-cell table:style-name="ce124"/>
          <table:table-cell table:style-name="ce124" table:formula="of:=#REF!*#REF!" office:value-type="string" office:string-value="" calcext:value-type="error">
            <text:p>#¡REF!</text:p>
          </table:table-cell>
          <table:table-cell table:style-name="ce124" table:formula="of:=IF(#REF!&gt;=0;10*#REF!;0)" office:value-type="string" office:string-value="" calcext:value-type="error">
            <text:p>#¡REF!</text:p>
          </table:table-cell>
          <table:table-cell table:style-name="ce124"/>
          <table:table-cell table:style-name="ce52"/>
          <table:table-cell table:style-name="ce124"/>
          <table:table-cell table:style-name="ce67" office:value-type="float" office:value="4" calcext:value-type="float">
            <text:p>4</text:p>
          </table:table-cell>
          <table:table-cell table:style-name="ce72" table:formula="of:=[.K111]/[.K117]" office:value-type="percentage" office:value="0.8" calcext:value-type="percentage">
            <text:p>80 %</text:p>
          </table:table-cell>
          <table:table-cell table:style-name="ce74" table:formula="of:=VLOOKUP([.D111];[.Q1:.R9];2;FALSE())" office:value-type="float" office:value="4" calcext:value-type="float">
            <text:p>4</text:p>
          </table:table-cell>
          <table:table-cell table:style-name="ce74" table:formula="of:=[.M111]*[.L111]" office:value-type="float" office:value="3.2" calcext:value-type="float">
            <text:p>3,2</text:p>
          </table:table-cell>
          <table:table-cell table:style-name="ce74" table:formula="of:=IF([.M111]=0;0;[.L111]*MAX([.R2:.R8]))" office:value-type="float" office:value="4" calcext:value-type="float">
            <text:p>4</text:p>
          </table:table-cell>
          <table:table-cell table:style-name="ce124" table:number-columns-repeated="11"/>
          <table:table-cell table:number-columns-repeated="998"/>
        </table:table-row>
        <table:table-row table:style-name="ro24">
          <table:table-cell table:style-name="ce6"/>
          <table:table-cell table:style-name="ce19"/>
          <table:table-cell table:style-name="ce124"/>
          <table:table-cell table:style-name="ce43"/>
          <table:table-cell table:style-name="ce124" table:number-columns-repeated="6"/>
          <table:table-cell table:style-name="ce67"/>
          <table:table-cell table:style-name="ce72"/>
          <table:table-cell table:style-name="ce74" table:number-columns-repeated="3"/>
          <table:table-cell table:style-name="ce124" table:number-columns-repeated="11"/>
          <table:table-cell table:number-columns-repeated="998"/>
        </table:table-row>
        <table:table-row table:style-name="ro23">
          <table:table-cell table:style-name="ce6" table:formula="of:=[.A111]+1" office:value-type="float" office:value="44" calcext:value-type="float">
            <text:p>44</text:p>
          </table:table-cell>
          <table:table-cell table:style-name="ce18" office:value-type="string" calcext:value-type="string">
            <text:p>Los errores y problemas de confiabilidad no inhiben la experiencia del usuario</text:p>
          </table:table-cell>
          <table:table-cell table:style-name="ce124"/>
          <table:table-cell table:style-name="ce44" table:content-validation-name="val1" office:value-type="string" calcext:value-type="string">
            <text:p>Good</text:p>
          </table:table-cell>
          <table:table-cell table:style-name="ce124"/>
          <table:table-cell table:style-name="ce124" table:formula="of:=#REF!*#REF!" office:value-type="string" office:string-value="" calcext:value-type="error">
            <text:p>#¡REF!</text:p>
          </table:table-cell>
          <table:table-cell table:style-name="ce124" table:formula="of:=IF(#REF!&gt;=0;10*#REF!;0)" office:value-type="string" office:string-value="" calcext:value-type="error">
            <text:p>#¡REF!</text:p>
          </table:table-cell>
          <table:table-cell table:style-name="ce124"/>
          <table:table-cell table:style-name="ce52"/>
          <table:table-cell table:style-name="ce124"/>
          <table:table-cell table:style-name="ce67" office:value-type="float" office:value="4" calcext:value-type="float">
            <text:p>4</text:p>
          </table:table-cell>
          <table:table-cell table:style-name="ce72" table:formula="of:=[.K113]/[.K117]" office:value-type="percentage" office:value="0.8" calcext:value-type="percentage">
            <text:p>80 %</text:p>
          </table:table-cell>
          <table:table-cell table:style-name="ce74" table:formula="of:=VLOOKUP([.D113];[.Q1:.R9];2;FALSE())" office:value-type="float" office:value="4" calcext:value-type="float">
            <text:p>4</text:p>
          </table:table-cell>
          <table:table-cell table:style-name="ce74" table:formula="of:=[.M113]*[.L113]" office:value-type="float" office:value="3.2" calcext:value-type="float">
            <text:p>3,2</text:p>
          </table:table-cell>
          <table:table-cell table:style-name="ce74" table:formula="of:=IF([.M113]=0;0;[.L113]*MAX([.R2:.R8]))" office:value-type="float" office:value="4" calcext:value-type="float">
            <text:p>4</text:p>
          </table:table-cell>
          <table:table-cell table:style-name="ce124" table:number-columns-repeated="11"/>
          <table:table-cell table:number-columns-repeated="998"/>
        </table:table-row>
        <table:table-row table:style-name="ro24">
          <table:table-cell table:style-name="ce6"/>
          <table:table-cell table:style-name="ce19"/>
          <table:table-cell table:style-name="ce124"/>
          <table:table-cell table:style-name="ce43"/>
          <table:table-cell table:style-name="ce124" table:number-columns-repeated="6"/>
          <table:table-cell table:style-name="ce67"/>
          <table:table-cell table:style-name="ce72"/>
          <table:table-cell table:style-name="ce74" table:number-columns-repeated="3"/>
          <table:table-cell table:style-name="ce124" table:number-columns-repeated="11"/>
          <table:table-cell table:number-columns-repeated="998"/>
        </table:table-row>
        <table:table-row table:style-name="ro23">
          <table:table-cell table:style-name="ce6" table:formula="of:=[.A113]+1" office:value-type="float" office:value="45" calcext:value-type="float">
            <text:p>45</text:p>
          </table:table-cell>
          <table:table-cell table:style-name="ce18" office:value-type="string" calcext:value-type="string">
            <text:p>Se admiten posibles configuraciones de usuario (por ejemplo, navegadores, resoluciones, especificaciones de computadora)</text:p>
          </table:table-cell>
          <table:table-cell table:style-name="ce124"/>
          <table:table-cell table:style-name="ce39" table:content-validation-name="val1" office:value-type="string" calcext:value-type="string">
            <text:p>Good</text:p>
          </table:table-cell>
          <table:table-cell table:style-name="ce124"/>
          <table:table-cell table:style-name="ce124" table:formula="of:=#REF!*#REF!" office:value-type="string" office:string-value="" calcext:value-type="error">
            <text:p>#¡REF!</text:p>
          </table:table-cell>
          <table:table-cell table:style-name="ce124" table:formula="of:=IF(#REF!&gt;=0;10*#REF!;0)" office:value-type="string" office:string-value="" calcext:value-type="error">
            <text:p>#¡REF!</text:p>
          </table:table-cell>
          <table:table-cell table:style-name="ce124"/>
          <table:table-cell table:style-name="ce52" office:value-type="string" calcext:value-type="string">
            <text:p>Funciona correctamente en varios navegadores y se adaptan correctamente a las necesidades de los usuarios.</text:p>
          </table:table-cell>
          <table:table-cell table:style-name="ce124"/>
          <table:table-cell table:style-name="ce67" office:value-type="float" office:value="3" calcext:value-type="float">
            <text:p>3</text:p>
          </table:table-cell>
          <table:table-cell table:style-name="ce72" table:formula="of:=[.K115]/[.K117]" office:value-type="percentage" office:value="0.6" calcext:value-type="percentage">
            <text:p>60 %</text:p>
          </table:table-cell>
          <table:table-cell table:style-name="ce74" table:formula="of:=VLOOKUP([.D115];[.Q1:.R9];2;FALSE())" office:value-type="float" office:value="4" calcext:value-type="float">
            <text:p>4</text:p>
          </table:table-cell>
          <table:table-cell table:style-name="ce74" table:formula="of:=[.M115]*[.L115]" office:value-type="float" office:value="2.4" calcext:value-type="float">
            <text:p>2,4</text:p>
          </table:table-cell>
          <table:table-cell table:style-name="ce74" table:formula="of:=IF([.M115]=0;0;[.L115]*MAX([.R2:.R8]))" office:value-type="float" office:value="3" calcext:value-type="float">
            <text:p>3</text:p>
          </table:table-cell>
          <table:table-cell table:style-name="ce124" table:number-columns-repeated="11"/>
          <table:table-cell table:number-columns-repeated="998"/>
        </table:table-row>
        <table:table-row table:style-name="ro24">
          <table:table-cell/>
          <table:table-cell table:style-name="ce133"/>
          <table:table-cell table:style-name="ce122"/>
          <table:table-cell table:style-name="ce150"/>
          <table:table-cell table:style-name="ce122" table:number-columns-repeated="6"/>
          <table:table-cell table:style-name="ce68" table:number-columns-repeated="3"/>
          <table:table-cell table:style-name="ce78" table:number-columns-repeated="2"/>
          <table:table-cell table:number-columns-repeated="1009"/>
        </table:table-row>
        <table:table-row table:style-name="ro19">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office:value-type="float" office:value="71.6030534351145" calcext:value-type="float">
            <text:p>72</text:p>
          </table:table-cell>
          <table:table-cell table:style-name="ce48" table:number-columns-repeated="3"/>
          <table:table-cell table:style-name="ce49" table:formula="of:=IF([.D117]=&quot;&quot;;&quot;&quot;;&quot;-&quot;)" office:value-type="string" office:string-value="-" calcext:value-type="string">
            <text:p>-</text:p>
          </table:table-cell>
          <table:table-cell table:style-name="ce53" table:formula="of:=VLOOKUP([.J117];[$'Rating ranges'.A2:.B7];2;TRUE())" office:value-type="string" office:string-value="Good" calcext:value-type="string">
            <text:p>Good</text:p>
          </table:table-cell>
          <table:table-cell table:style-name="ce59" table:formula="of:=IF([.D117]=&quot;&quot;;0;[.D117])" office:value-type="float" office:value="71.6030534351145" calcext:value-type="float">
            <text:p>72</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float" office:value="93.8" calcext:value-type="float">
            <text:p>93,8</text:p>
          </table:table-cell>
          <table:table-cell table:style-name="ce78" table:formula="of:=SUM([.O9:.O115])" office:value-type="float" office:value="131" calcext:value-type="float">
            <text:p>131</text:p>
          </table:table-cell>
          <table:table-cell table:number-columns-repeated="1009"/>
        </table:table-row>
        <table:table-row table:style-name="ro25">
          <table:table-cell table:number-columns-repeated="3"/>
          <table:table-cell table:style-name="ce38"/>
          <table:table-cell table:style-name="ce122" table:number-columns-repeated="6"/>
          <table:table-cell table:style-name="ce63" table:number-columns-repeated="2"/>
          <table:table-cell table:style-name="ce12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2"/>
          <table:table-cell table:style-name="ce63" table:number-columns-repeated="2"/>
          <table:table-cell table:style-name="ce12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2"/>
          <table:table-cell table:style-name="ce63" table:number-columns-repeated="2"/>
          <table:table-cell table:style-name="ce12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2"/>
          <table:table-cell table:style-name="ce63" table:number-columns-repeated="2"/>
          <table:table-cell table:style-name="ce12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2"/>
          <table:table-cell table:style-name="ce63" table:number-columns-repeated="2"/>
          <table:table-cell table:style-name="ce12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2"/>
          <table:table-cell table:style-name="ce63" table:number-columns-repeated="2"/>
          <table:table-cell table:style-name="ce122"/>
          <table:table-cell table:number-columns-repeated="1011"/>
        </table:table-row>
        <table:table-row table:style-name="ro25">
          <table:table-cell table:number-columns-repeated="3"/>
          <table:table-cell table:style-name="ce38"/>
          <table:table-cell table:style-name="ce122" table:number-columns-repeated="6"/>
          <table:table-cell table:style-name="ce63" table:number-columns-repeated="2"/>
          <table:table-cell table:style-name="ce122"/>
          <table:table-cell table:number-columns-repeated="1011"/>
        </table:table-row>
        <table:table-row table:style-name="ro25">
          <table:table-cell/>
          <table:table-cell table:style-name="ce27" office:value-type="string" calcext:value-type="string">
            <text:p>Plantilla extraida del artículo: A guide to carrying out usability reviews</text:p>
          </table:table-cell>
          <table:table-cell table:style-name="ce32" office:value-type="string" calcext:value-type="string">
            <text:p><text:a xlink:href="http://www.uxforthemasses.com/usability-reviews/" xlink:type="simple">http://www.uxforthemasses.com/usability-reviews/</text:a></text:p>
          </table:table-cell>
          <table:table-cell table:style-name="ce46"/>
          <table:table-cell table:style-name="ce122" table:number-columns-repeated="6"/>
          <table:table-cell table:style-name="ce63" table:number-columns-repeated="2"/>
          <table:table-cell table:style-name="ce122"/>
          <table:table-cell table:number-columns-repeated="1011"/>
        </table:table-row>
        <table:table-row table:style-name="ro11">
          <table:table-cell table:style-name="ce122"/>
          <table:table-cell table:style-name="ce28"/>
          <table:table-cell table:style-name="ce33" office:value-type="string" calcext:value-type="string">
            <text:p><text:a xlink:href="http://www.uxforthemasses.com/wp-content/uploads/2011/02/Usability-review-template.xls" xlink:type="simple">http://www.uxforthemasses.com/wp-content/uploads/2011/02/Usability-review-template.xls</text:a></text:p>
          </table:table-cell>
          <table:table-cell table:style-name="ce47" table:number-columns-repeated="6"/>
          <table:table-cell table:style-name="ce60"/>
          <table:table-cell table:style-name="ce63" table:number-columns-repeated="2"/>
          <table:table-cell table:style-name="ce122"/>
          <table:table-cell table:number-columns-repeated="1011"/>
        </table:table-row>
        <table:table-row table:style-name="ro25" table:number-rows-repeated="874">
          <table:table-cell table:number-columns-repeated="3"/>
          <table:table-cell table:style-name="ce38"/>
          <table:table-cell table:style-name="ce122" table:number-columns-repeated="6"/>
          <table:table-cell table:style-name="ce63" table:number-columns-repeated="2"/>
          <table:table-cell table:style-name="ce122"/>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Valoración Usabilidad'.D111:'Valoración Usabilidad'.D111 'Valoración Usabilidad'.D113:'Valoración Usabilidad'.D113 'Valoración Usabilidad'.D115:'Valoración Usabilidad'.D115 'Valoración Usabilidad'.D105:'Valoración Usabilidad'.D105 'Valoración Usabilidad'.D107:'Valoración Usabilidad'.D107 'Valoración Usabilidad'.D101:'Valoración Usabilidad'.D101 'Valoración Usabilidad'.D103:'Valoración Usabilidad'.D103 'Valoración Usabilidad'.D89:'Valoración Usabilidad'.D89 'Valoración Usabilidad'.D91:'Valoración Usabilidad'.D91 'Valoración Usabilidad'.D93:'Valoración Usabilidad'.D93 'Valoración Usabilidad'.D95:'Valoración Usabilidad'.D95 'Valoración Usabilidad'.D97:'Valoración Usabilidad'.D97 'Valoración Usabilidad'.D79:'Valoración Usabilidad'.D79 'Valoración Usabilidad'.D81:'Valoración Usabilidad'.D81 'Valoración Usabilidad'.D83:'Valoración Usabilidad'.D83 'Valoración Usabilidad'.D85:'Valoración Usabilidad'.D85 'Valoración Usabilidad'.D69:'Valoración Usabilidad'.D69 'Valoración Usabilidad'.D71:'Valoración Usabilidad'.D71 'Valoración Usabilidad'.D73:'Valoración Usabilidad'.D73 'Valoración Usabilidad'.D75:'Valoración Usabilidad'.D75 'Valoración Usabilidad'.D67:'Valoración Usabilidad'.D67 'Valoración Usabilidad'.D63:'Valoración Usabilidad'.D63 'Valoración Usabilidad'.D59:'Valoración Usabilidad'.D59 'Valoración Usabilidad'.D61:'Valoración Usabilidad'.D61 'Valoración Usabilidad'.D49:'Valoración Usabilidad'.D49 'Valoración Usabilidad'.D51:'Valoración Usabilidad'.D51 'Valoración Usabilidad'.D53:'Valoración Usabilidad'.D53 'Valoración Usabilidad'.D55:'Valoración Usabilidad'.D55 'Valoración Usabilidad'.D29:'Valoración Usabilidad'.D29 'Valoración Usabilidad'.D35:'Valoración Usabilidad'.D35 'Valoración Usabilidad'.D37:'Valoración Usabilidad'.D37 'Valoración Usabilidad'.D39:'Valoración Usabilidad'.D39 'Valoración Usabilidad'.D41:'Valoración Usabilidad'.D41 'Valoración Usabilidad'.D43:'Valoración Usabilidad'.D43 'Valoración Usabilidad'.D45:'Valoración Usabilidad'.D45 'Valoración Usabilidad'.D31:'Valoración Usabilidad'.D33 'Valoración Usabilidad'.D21:'Valoración Usabilidad'.D21 'Valoración Usabilidad'.D23:'Valoración Usabilidad'.D25 'Valoración Usabilidad'.D17:'Valoración Usabilidad'.D17 'Valoración Usabilidad'.D9:'Valoración Usabilidad'.D9 'Valoración Usabilidad'.D11:'Valoración Usabilidad'.D11 'Valoración Usabilidad'.D13:'Valoración Usabilidad'.D13 'Valoración Usabilidad'.D15:'Valoración Usabilidad'.D15">
            <calcext:condition calcext:apply-style-name="ConditionalStyle_1" calcext:value="=&quot;Enter score&quot;" calcext:base-cell-address="'Valoración Usabilidad'.D9"/>
          </calcext:conditional-format>
        </calcext:conditional-formats>
      </table:table>
      <table:table table:name="Usability scores" table:style-name="ta4">
        <table:table-column table:style-name="co6" table:default-cell-style-name="Default"/>
        <table:table-column table:style-name="co8" table:default-cell-style-name="Default"/>
        <table:table-column table:style-name="co6" table:default-cell-style-name="Default"/>
        <table:table-column table:style-name="co9" table:default-cell-style-name="Default"/>
        <table:table-column table:style-name="co10" table:visibility="collapse" table:default-cell-style-name="Default"/>
        <table:table-column table:style-name="co11" table:visibility="collapse" table:default-cell-style-name="Default"/>
        <table:table-column table:style-name="co16" table:visibility="collapse" table:default-cell-style-name="Default"/>
        <table:table-column table:style-name="co7"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11" office:value-type="string" calcext:value-type="string" table:number-columns-spanned="9" table:number-rows-spanned="1">
            <text:p>Usability review</text:p>
          </table:table-cell>
          <table:covered-table-cell table:number-columns-repeated="8" table:style-name="ce123"/>
          <table:table-cell table:style-name="ce122"/>
          <table:table-cell table:style-name="ce92"/>
          <table:table-cell table:style-name="ce69" table:number-columns-repeated="4"/>
          <table:table-cell table:style-name="ce122"/>
          <table:table-cell table:style-name="ce83" office:value-type="string" calcext:value-type="string">
            <text:p>Enter score</text:p>
          </table:table-cell>
          <table:table-cell table:style-name="ce85" office:value-type="float" office:value="0" calcext:value-type="float">
            <text:p>0</text:p>
          </table:table-cell>
          <table:table-cell table:style-name="ce122" table:number-columns-repeated="3"/>
          <table:table-cell table:style-name="ce82"/>
          <table:table-cell table:number-columns-repeated="1002"/>
        </table:table-row>
        <table:table-row table:style-name="ro18">
          <table:table-cell/>
          <table:table-cell table:style-name="ce122"/>
          <table:table-cell table:style-name="ce29" table:number-columns-repeated="2"/>
          <table:table-cell table:style-name="ce122" table:number-columns-repeated="5"/>
          <table:table-cell table:style-name="ce58"/>
          <table:table-cell table:style-name="ce62"/>
          <table:table-cell table:style-name="ce63"/>
          <table:table-cell table:style-name="ce122" table:number-columns-repeated="3"/>
          <table:table-cell table:style-name="ce80"/>
          <table:table-cell table:style-name="ce84" office:value-type="string" calcext:value-type="string">
            <text:p>Very poor</text:p>
          </table:table-cell>
          <table:table-cell table:style-name="ce86" office:value-type="float" office:value="1" calcext:value-type="float">
            <text:p>1</text:p>
          </table:table-cell>
          <table:table-cell table:style-name="ce122" table:number-columns-repeated="3"/>
          <table:table-cell table:style-name="ce82"/>
          <table:table-cell table:number-columns-repeated="1002"/>
        </table:table-row>
        <table:table-row table:style-name="ro19">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24" table:number-columns-repeated="4"/>
          <table:table-cell table:style-name="ce50" office:value-type="string" calcext:value-type="string">
            <text:p>Comments</text:p>
          </table:table-cell>
          <table:table-cell table:style-name="ce122"/>
          <table:table-cell table:style-name="ce63" table:number-columns-repeated="2"/>
          <table:table-cell table:style-name="ce122"/>
          <table:table-cell table:number-columns-repeated="2"/>
          <table:table-cell table:style-name="ce80"/>
          <table:table-cell table:style-name="ce84" office:value-type="string" calcext:value-type="string">
            <text:p>Poor</text:p>
          </table:table-cell>
          <table:table-cell table:style-name="ce86" office:value-type="float" office:value="2" calcext:value-type="float">
            <text:p>2</text:p>
          </table:table-cell>
          <table:table-cell table:style-name="ce122" table:number-columns-repeated="3"/>
          <table:table-cell table:style-name="ce82"/>
          <table:table-cell table:number-columns-repeated="1002"/>
        </table:table-row>
        <table:table-row table:style-name="ro18">
          <table:table-cell table:style-name="ce3"/>
          <table:table-cell table:style-name="ce124"/>
          <table:table-cell table:style-name="ce30"/>
          <table:table-cell table:style-name="ce35"/>
          <table:table-cell table:style-name="ce124" table:number-columns-repeated="4"/>
          <table:table-cell table:style-name="ce51"/>
          <table:table-cell table:style-name="ce122"/>
          <table:table-cell table:style-name="ce63" table:number-columns-repeated="2"/>
          <table:table-cell table:style-name="ce122"/>
          <table:table-cell table:number-columns-repeated="2"/>
          <table:table-cell table:style-name="ce80"/>
          <table:table-cell table:style-name="ce84" office:value-type="string" calcext:value-type="string">
            <text:p>Moderate</text:p>
          </table:table-cell>
          <table:table-cell table:style-name="ce86" office:value-type="float" office:value="3" calcext:value-type="float">
            <text:p>3</text:p>
          </table:table-cell>
          <table:table-cell table:style-name="ce122" table:number-columns-repeated="3"/>
          <table:table-cell table:style-name="ce82"/>
          <table:table-cell table:number-columns-repeated="1002"/>
        </table:table-row>
        <table:table-row table:style-name="ro20">
          <table:table-cell table:style-name="ce4">
            <draw:frame draw:z-index="0" draw:name="image1.png" draw:style-name="gr1" draw:text-style-name="P1" svg:width="0.846cm" svg:height="0.846cm" svg:x="0cm" svg:y="0cm">
              <draw:image xlink:href="Pictures/100000000000001E0000001EDF639F5A6F244A7A.png" xlink:type="simple" xlink:show="embed" xlink:actuate="onLoad" draw: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2"/>
          <table:table-cell table:style-name="ce57" table:number-columns-repeated="3"/>
          <table:table-cell table:style-name="ce67" table:number-columns-repeated="2"/>
          <table:table-cell table:style-name="ce80"/>
          <table:table-cell table:style-name="ce84" office:value-type="string" calcext:value-type="string">
            <text:p>Good</text:p>
          </table:table-cell>
          <table:table-cell table:style-name="ce86" office:value-type="float" office:value="4" calcext:value-type="float">
            <text:p>4</text:p>
          </table:table-cell>
          <table:table-cell table:style-name="ce122" table:number-columns-repeated="3"/>
          <table:table-cell table:style-name="ce82"/>
          <table:table-cell table:number-columns-repeated="1002"/>
        </table:table-row>
        <table:table-row table:style-name="ro18">
          <table:table-cell/>
          <table:table-cell table:style-name="ce16"/>
          <table:table-cell table:style-name="ce22"/>
          <table:table-cell table:style-name="ce37"/>
          <table:table-cell table:style-name="ce22" table:number-columns-repeated="4"/>
          <table:table-cell table:style-name="ce16"/>
          <table:table-cell table:style-name="ce122"/>
          <table:table-cell table:style-name="ce57" table:number-columns-repeated="3"/>
          <table:table-cell table:style-name="ce67" table:number-columns-repeated="2"/>
          <table:table-cell table:style-name="ce80"/>
          <table:table-cell table:style-name="ce84" office:value-type="string" calcext:value-type="string">
            <text:p>Excellent</text:p>
          </table:table-cell>
          <table:table-cell table:style-name="ce86" office:value-type="float" office:value="5" calcext:value-type="float">
            <text:p>5</text:p>
          </table:table-cell>
          <table:table-cell table:style-name="ce122" table:number-columns-repeated="3"/>
          <table:table-cell table:style-name="ce82"/>
          <table:table-cell table:number-columns-repeated="1002"/>
        </table:table-row>
        <table:table-row table:style-name="ro21">
          <table:table-cell table:style-name="ce115" office:value-type="string" calcext:value-type="string">
            <text:p>Features &amp; functionality</text:p>
          </table:table-cell>
          <table:table-cell/>
          <table:table-cell table:style-name="ce122"/>
          <table:table-cell table:style-name="ce38"/>
          <table:table-cell table:style-name="ce122"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4" office:value-type="string" calcext:value-type="string">
            <text:p>N/A</text:p>
          </table:table-cell>
          <table:table-cell table:style-name="ce86" office:value-type="float" office:value="0" calcext:value-type="float">
            <text:p>0</text:p>
          </table:table-cell>
          <table:table-cell table:style-name="ce122" table:number-columns-repeated="3"/>
          <table:table-cell table:style-name="ce82"/>
          <table:table-cell table:number-columns-repeated="1002"/>
        </table:table-row>
        <table:table-row table:style-name="ro22">
          <table:table-cell/>
          <table:table-cell table:style-name="ce17"/>
          <table:table-cell table:style-name="ce122"/>
          <table:table-cell table:style-name="ce38"/>
          <table:table-cell table:style-name="ce122" table:number-columns-repeated="6"/>
          <table:covered-table-cell table:number-columns-repeated="5"/>
          <table:table-cell table:style-name="ce80"/>
          <table:table-cell table:style-name="ce122"/>
          <table:table-cell table:style-name="ce87"/>
          <table:table-cell table:style-name="ce122" table:number-columns-repeated="3"/>
          <table:table-cell table:style-name="ce82"/>
          <table:table-cell table:number-columns-repeated="1002"/>
        </table:table-row>
        <table:table-row table:style-name="ro23">
          <table:table-cell table:style-name="ce6" office:value-type="float" office:value="1" calcext:value-type="float">
            <text:p>1</text:p>
          </table:table-cell>
          <table:table-cell table:style-name="ce18" office:value-type="string" calcext:value-type="string">
            <office:annotation draw:style-name="gr3" draw:text-style-name="P3" svg:width="3.613cm" svg:height="9.286cm" svg:x="13.03cm" svg:y="6.668cm" draw:caption-point-x="-0.328cm" draw:caption-point-y="-1.604cm">
              <dc:date>2026-03-09T00:00:00</dc:date>
              <text:p text:style-name="P2"><text:span text:style-name="T2">======</text:span></text:p>
              <text:p text:style-name="P2"><text:span text:style-name="T2">ID#AAAACzJ2_fQ</text:span></text:p>
              <text:p text:style-name="P2"><text:span text:style-name="T2">turnen <text:s text:c="3"/>(2019-12-27 13:12:29)</text:span></text:p>
              <text:p text:style-name="P2"><text:span text:style-name="T2">Features and functionality meet common user goals and objectives (Very high importance)</text:span></text:p>
              <text:p text:style-name="P2"><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5" calcext:value-type="float">
            <text:p>5</text:p>
          </table:table-cell>
          <table:table-cell table:style-name="ce70" table:formula="of:=[.K9]/[.K117]" office:value-type="percentage" office:value="1" calcext:value-type="percentage">
            <text:p>100 %</text:p>
          </table:table-cell>
          <table:table-cell table:style-name="ce73" table:formula="of:=VLOOKUP([.D9];[.Q1:.R9];2;FALSE())" office:value-type="float" office:value="0" calcext:value-type="float">
            <text:p>0</text:p>
          </table:table-cell>
          <table:table-cell table:style-name="ce73" table:formula="of:=[.M9]*[.L9]" office:value-type="float" office:value="0" calcext:value-type="float">
            <text:p>0</text:p>
          </table:table-cell>
          <table:table-cell table:style-name="ce73" table:formula="of:=IF([.M9]=0;0;[.L9]*MAX([.R2:.R8]))" office:value-type="float" office:value="0" calcext:value-type="float">
            <text:p>0</text:p>
          </table:table-cell>
          <table:table-cell table:style-name="ce80"/>
          <table:table-cell table:style-name="ce122"/>
          <table:table-cell table:style-name="ce87"/>
          <table:table-cell table:style-name="ce122" table:number-columns-repeated="3"/>
          <table:table-cell table:style-name="ce82"/>
          <table:table-cell table:number-columns-repeated="1002"/>
        </table:table-row>
        <table:table-row table:style-name="ro24">
          <table:table-cell table:style-name="ce6"/>
          <table:table-cell table:style-name="ce18"/>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style-name="ce81"/>
          <table:table-cell table:style-name="ce122" table:number-columns-repeated="5"/>
          <table:table-cell table:style-name="ce82"/>
          <table:table-cell table:number-columns-repeated="1002"/>
        </table:table-row>
        <table:table-row table:style-name="ro23">
          <table:table-cell table:style-name="ce6" table:formula="of:=[.A9]+1" office:value-type="float" office:value="2" calcext:value-type="float">
            <text:p>2</text:p>
          </table:table-cell>
          <table:table-cell table:style-name="ce18" office:value-type="string" calcext:value-type="string">
            <office:annotation draw:style-name="gr4" draw:text-style-name="P3" svg:width="3.613cm" svg:height="8.101cm" svg:x="13.03cm" svg:y="8.493cm" draw:caption-point-x="-0.328cm" draw:caption-point-y="-1.604cm">
              <dc:date>2026-03-09T00:00:00</dc:date>
              <text:p text:style-name="P2"><text:span text:style-name="T2">======</text:span></text:p>
              <text:p text:style-name="P2"><text:span text:style-name="T2">ID#AAAACzJ2_gQ</text:span></text:p>
              <text:p text:style-name="P2"><text:span text:style-name="T2">turnen <text:s text:c="3"/>(2019-12-27 13:12:29)</text:span></text:p>
              <text:p text:style-name="P2"><text:span text:style-name="T2">Features and functionality support users desired workflows (Very high importance)</text:span></text:p>
              <text:p text:style-name="P2"><text:span text:style-name="T2">The site or application should support or at least be compatible with the way that users wish to work. For example, users might want to be able to carry out bulk transactions or be able to save and return to their work.</text:span></text:p>
            </office:annotation>
            <text:p>Features and functionality support users desired workflow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5" calcext:value-type="float">
            <text:p>5</text:p>
          </table:table-cell>
          <table:table-cell table:style-name="ce70" table:formula="of:=[.K11]/[.K117]" office:value-type="percentage" office:value="1" calcext:value-type="percentage">
            <text:p>100 %</text:p>
          </table:table-cell>
          <table:table-cell table:style-name="ce73" table:formula="of:=VLOOKUP([.D11];[.Q1:.R9];2;FALSE())" office:value-type="float" office:value="0" calcext:value-type="float">
            <text:p>0</text:p>
          </table:table-cell>
          <table:table-cell table:style-name="ce73" table:formula="of:=[.M11]*[.L11]" office:value-type="float" office:value="0" calcext:value-type="float">
            <text:p>0</text:p>
          </table:table-cell>
          <table:table-cell table:style-name="ce73" table:formula="of:=IF([.M11]=0;0;[.L11]*MAX([.R2:.R8]))" office:value-type="float" office:value="0" calcext:value-type="float">
            <text:p>0</text:p>
          </table:table-cell>
          <table:table-cell table:style-name="ce81"/>
          <table:table-cell table:number-columns-repeated="2"/>
          <table:table-cell table:style-name="ce82" table:number-columns-repeated="4"/>
          <table:table-cell table:number-columns-repeated="1002"/>
        </table:table-row>
        <table:table-row table:style-name="ro24">
          <table:table-cell table:style-name="ce6"/>
          <table:table-cell table:style-name="ce18"/>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style-name="ce82" table:number-columns-repeated="3"/>
          <table:table-cell table:style-name="ce88"/>
          <table:table-cell table:style-name="ce82" table:number-columns-repeated="3"/>
          <table:table-cell table:number-columns-repeated="1002"/>
        </table:table-row>
        <table:table-row table:style-name="ro23">
          <table:table-cell table:style-name="ce6" table:formula="of:=[.A11]+1" office:value-type="float" office:value="3" calcext:value-type="float">
            <text:p>3</text:p>
          </table:table-cell>
          <table:table-cell table:style-name="ce18" office:value-type="string" calcext:value-type="string">
            <office:annotation draw:style-name="gr5" draw:text-style-name="P3" svg:width="3.613cm" svg:height="7.311cm" svg:x="13.03cm" svg:y="10.319cm" draw:caption-point-x="-0.328cm" draw:caption-point-y="-1.604cm">
              <dc:date>2026-03-09T00:00:00</dc:date>
              <text:p text:style-name="P2"><text:span text:style-name="T2">======</text:span></text:p>
              <text:p text:style-name="P2"><text:span text:style-name="T2">ID#AAAACzJ2_fk</text:span></text:p>
              <text:p text:style-name="P2"><text:span text:style-name="T2">turnen <text:s text:c="3"/>(2019-12-27 13:12:29)</text:span></text:p>
              <text:p text:style-name="P2"><text:span text:style-name="T2">Frequently-used tasks are readily available (e.g. easily accessible from the homepage) and well supported (High importance)</text:span></text:p>
              <text:p text:style-name="P2"><text:span text:style-name="T2">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13]/[.K117]" office:value-type="percentage" office:value="0.8" calcext:value-type="percentage">
            <text:p>80 %</text:p>
          </table:table-cell>
          <table:table-cell table:style-name="ce73" table:formula="of:=VLOOKUP([.D13];[.Q1:.R9];2;FALSE())" office:value-type="float" office:value="0" calcext:value-type="float">
            <text:p>0</text:p>
          </table:table-cell>
          <table:table-cell table:style-name="ce73" table:formula="of:=[.M13]*[.L13]" office:value-type="float" office:value="0" calcext:value-type="float">
            <text:p>0</text:p>
          </table:table-cell>
          <table:table-cell table:style-name="ce73" table:formula="of:=IF([.M13]=0;0;[.L13]*MAX([.R2:.R8]))" office:value-type="float" office:value="0" calcext:value-type="float">
            <text:p>0</text:p>
          </table:table-cell>
          <table:table-cell table:style-name="ce82" table:number-columns-repeated="3"/>
          <table:table-cell table:style-name="ce88"/>
          <table:table-cell table:style-name="ce82" table:number-columns-repeated="3"/>
          <table:table-cell table:number-columns-repeated="1002"/>
        </table:table-row>
        <table:table-row table:style-name="ro24">
          <table:table-cell table:style-name="ce6"/>
          <table:table-cell table:style-name="ce18"/>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23">
          <table:table-cell table:style-name="ce6" table:formula="of:=[.A13]+1" office:value-type="float" office:value="4" calcext:value-type="float">
            <text:p>4</text:p>
          </table:table-cell>
          <table:table-cell table:style-name="ce18" office:value-type="string" calcext:value-type="string">
            <office:annotation draw:style-name="gr5" draw:text-style-name="P3" svg:width="3.613cm" svg:height="7.311cm" svg:x="13.03cm" svg:y="12.145cm" draw:caption-point-x="-0.328cm" draw:caption-point-y="-1.605cm">
              <dc:date>2026-03-09T00:00:00</dc:date>
              <text:p text:style-name="P2"><text:span text:style-name="T2">======</text:span></text:p>
              <text:p text:style-name="P2"><text:span text:style-name="T2">ID#AAAACzJ2_fw</text:span></text:p>
              <text:p text:style-name="P2"><text:span text:style-name="T2">turnen <text:s text:c="3"/>(2019-12-27 13:12:29)</text:span></text:p>
              <text:p text:style-name="P2"><text:span text:style-name="T2">Users are adequately supported according to their level of expertise (Medium importance)</text:span></text:p>
              <text:p text:style-name="P2"><text:span text:style-name="T2">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6" office:value-type="float" office:value="3" calcext:value-type="float">
            <text:p>3</text:p>
          </table:table-cell>
          <table:table-cell table:style-name="ce71" table:formula="of:=[.K15]/[.K117]" office:value-type="percentage" office:value="0.6" calcext:value-type="percentage">
            <text:p>60 %</text:p>
          </table:table-cell>
          <table:table-cell table:style-name="ce73" table:formula="of:=VLOOKUP([.D15];[.Q1:.R9];2;FALSE())" office:value-type="float" office:value="0" calcext:value-type="float">
            <text:p>0</text:p>
          </table:table-cell>
          <table:table-cell table:style-name="ce73" table:formula="of:=[.M15]*[.L15]" office:value-type="float" office:value="0" calcext:value-type="float">
            <text:p>0</text:p>
          </table:table-cell>
          <table:table-cell table:style-name="ce79" table:formula="of:=IF([.M15]=0;0;[.L15]*MAX([.R2:.R8]))" office:value-type="float" office:value="0" calcext:value-type="float">
            <text:p>0</text:p>
          </table:table-cell>
          <table:table-cell table:style-name="ce80"/>
          <table:table-cell table:number-columns-repeated="2"/>
          <table:table-cell table:style-name="ce80"/>
          <table:table-cell table:style-name="ce122"/>
          <table:table-cell table:number-columns-repeated="1004"/>
        </table:table-row>
        <table:table-row table:style-name="ro24">
          <table:table-cell table:style-name="ce6"/>
          <table:table-cell table:style-name="ce18"/>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3"/>
          <table:table-cell table:style-name="ce19"/>
          <table:table-cell table:style-name="ce122"/>
          <table:table-cell table:number-columns-repeated="1004"/>
        </table:table-row>
        <table:table-row table:style-name="ro23">
          <table:table-cell table:style-name="ce6" table:formula="of:=[.A15]+1" office:value-type="float" office:value="5" calcext:value-type="float">
            <text:p>5</text:p>
          </table:table-cell>
          <table:table-cell table:style-name="ce18" office:value-type="string" calcext:value-type="string">
            <office:annotation draw:style-name="gr5" draw:text-style-name="P3" svg:width="3.613cm" svg:height="7.311cm" svg:x="13.03cm" svg:y="13.97cm" draw:caption-point-x="-0.328cm" draw:caption-point-y="-1.604cm">
              <dc:date>2026-03-09T00:00:00</dc:date>
              <text:p text:style-name="P2"><text:span text:style-name="T2">======</text:span></text:p>
              <text:p text:style-name="P2"><text:span text:style-name="T2">ID#AAAACzJ2_ek</text:span></text:p>
              <text:p text:style-name="P2"><text:span text:style-name="T2">turnen <text:s text:c="3"/>(2019-12-27 13:12:29)</text:span></text:p>
              <text:p text:style-name="P2"><text:span text:style-name="T2">Calls to action (e.g. register, add to basket, submit) are clear, well labelled and appear clickable (Medium importance)</text:span></text:p>
              <text:p text:style-name="P2"><text:span text:style-name="T2">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17]/[.K117]" office:value-type="percentage" office:value="0.6" calcext:value-type="percentage">
            <text:p>60 %</text:p>
          </table:table-cell>
          <table:table-cell table:style-name="ce73" table:formula="of:=VLOOKUP([.D17];[.Q1:.R9];2;FALSE())" office:value-type="float" office:value="0" calcext:value-type="float">
            <text:p>0</text:p>
          </table:table-cell>
          <table:table-cell table:style-name="ce73" table:formula="of:=[.M17]*[.L17]" office:value-type="float" office:value="0" calcext:value-type="float">
            <text:p>0</text:p>
          </table:table-cell>
          <table:table-cell table:style-name="ce73" table:formula="of:=IF([.M17]=0;0;[.L17]*MAX([.R2:.R8]))" office:value-type="float" office:value="0" calcext:value-type="float">
            <text:p>0</text:p>
          </table:table-cell>
          <table:table-cell table:number-columns-repeated="3"/>
          <table:table-cell table:style-name="ce19"/>
          <table:table-cell table:style-name="ce122"/>
          <table:table-cell table:number-columns-repeated="1004"/>
        </table:table-row>
        <table:table-row table:style-name="ro24">
          <table:table-cell/>
          <table:table-cell table:style-name="ce89"/>
          <table:table-cell table:style-name="ce122"/>
          <table:table-cell table:style-name="ce150" table:content-validation-name="val2"/>
          <table:table-cell table:style-name="ce122" table:number-columns-repeated="6"/>
          <table:table-cell table:style-name="ce65"/>
          <table:table-cell table:style-name="ce70"/>
          <table:table-cell table:style-name="ce73" table:number-columns-repeated="3"/>
          <table:table-cell table:number-columns-repeated="3"/>
          <table:table-cell table:style-name="ce19"/>
          <table:table-cell table:style-name="ce122"/>
          <table:table-cell table:number-columns-repeated="1004"/>
        </table:table-row>
        <table:table-row table:style-name="ro9">
          <table:table-cell table:style-name="ce115" office:value-type="string" calcext:value-type="string">
            <text:p>Homepage / starting page</text:p>
          </table:table-cell>
          <table:table-cell/>
          <table:table-cell table:style-name="ce17"/>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7]+1" office:value-type="float" office:value="6" calcext:value-type="float">
            <text:p>6</text:p>
          </table:table-cell>
          <table:table-cell table:style-name="ce18" office:value-type="string" calcext:value-type="string">
            <office:annotation draw:style-name="gr6" draw:text-style-name="P3" svg:width="3.613cm" svg:height="7.706cm" svg:x="13.03cm" svg:y="16.854cm" draw:caption-point-x="-0.328cm" draw:caption-point-y="-1.604cm">
              <dc:date>2026-03-09T00:00:00</dc:date>
              <text:p text:style-name="P2"><text:span text:style-name="T2">======</text:span></text:p>
              <text:p text:style-name="P2"><text:span text:style-name="T2">ID#AAAACzJ2_gs</text:span></text:p>
              <text:p text:style-name="P2"><text:span text:style-name="T2">turnen <text:s text:c="3"/>(2019-12-27 13:12:29)</text:span></text:p>
              <text:p text:style-name="P2"><text:span text:style-name="T2">The Homepage / starting page provides a clear snapshot and overview of the content, features and functionality available (Low importance)</text:span></text:p>
              <text:p text:style-name="P2"><text:span text:style-name="T2">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21]/[.K117]" office:value-type="percentage" office:value="0.6" calcext:value-type="percentage">
            <text:p>60 %</text:p>
          </table:table-cell>
          <table:table-cell table:style-name="ce73" table:formula="of:=VLOOKUP([.D21];[.Q1:.R9];2;FALSE())" office:value-type="float" office:value="0" calcext:value-type="float">
            <text:p>0</text:p>
          </table:table-cell>
          <table:table-cell table:style-name="ce73" table:formula="of:=[.M21]*[.L21]" office:value-type="float" office:value="0" calcext:value-type="float">
            <text:p>0</text:p>
          </table:table-cell>
          <table:table-cell table:style-name="ce73" table:formula="of:=IF([.M21]=0;0;[.L21]*MAX([.R2:.R8]))" office:value-type="float" office:value="0" calcext:value-type="float">
            <text:p>0</text:p>
          </table:table-cell>
          <table:table-cell table:number-columns-repeated="1009"/>
        </table:table-row>
        <table:table-row table:style-name="ro24">
          <table:table-cell table:style-name="ce6"/>
          <table:table-cell table:style-name="ce18"/>
          <table:table-cell table:style-name="ce122"/>
          <table:table-cell table:style-name="ce150"/>
          <table:table-cell table:style-name="ce12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23">
          <table:table-cell table:style-name="ce6" table:formula="of:=[.A21]+1" office:value-type="float" office:value="7" calcext:value-type="float">
            <text:p>7</text:p>
          </table:table-cell>
          <table:table-cell table:style-name="ce18" office:value-type="string" calcext:value-type="string">
            <office:annotation draw:style-name="gr6" draw:text-style-name="P3" svg:width="3.613cm" svg:height="7.706cm" svg:x="13.03cm" svg:y="18.68cm" draw:caption-point-x="-0.328cm" draw:caption-point-y="-1.604cm">
              <dc:date>2026-03-09T00:00:00</dc:date>
              <text:p text:style-name="P2"><text:span text:style-name="T2">======</text:span></text:p>
              <text:p text:style-name="P2"><text:span text:style-name="T2">ID#AAAACzJ2_eU</text:span></text:p>
              <text:p text:style-name="P2"><text:span text:style-name="T2">turnen <text:s text:c="3"/>(2019-12-27 13:12:29)</text:span></text:p>
              <text:p text:style-name="P2"><text:span text:style-name="T2">The homepage / starting page is effective in orienting and directing users to their desired information and tasks (High importance)</text:span></text:p>
              <text:p text:style-name="P2"><text:span text:style-name="T2">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23]/[.K117]" office:value-type="percentage" office:value="0.8" calcext:value-type="percentage">
            <text:p>80 %</text:p>
          </table:table-cell>
          <table:table-cell table:style-name="ce73" table:formula="of:=VLOOKUP([.D23];[.Q1:.R9];2;FALSE())" office:value-type="float" office:value="0" calcext:value-type="float">
            <text:p>0</text:p>
          </table:table-cell>
          <table:table-cell table:style-name="ce73" table:formula="of:=[.M23]*[.L23]" office:value-type="float" office:value="0" calcext:value-type="float">
            <text:p>0</text:p>
          </table:table-cell>
          <table:table-cell table:style-name="ce73" table:formula="of:=IF([.M23]=0;0;[.L23]*MAX([.R2:.R8]))" office:value-type="float" office:value="0" calcext:value-type="float">
            <text:p>0</text:p>
          </table:table-cell>
          <table:table-cell/>
          <table:table-cell table:style-name="ce19" table:number-columns-repeated="2"/>
          <table:table-cell table:number-columns-repeated="1006"/>
        </table:table-row>
        <table:table-row table:style-name="ro24">
          <table:table-cell table:style-name="ce6"/>
          <table:table-cell table:style-name="ce18"/>
          <table:table-cell table:style-name="ce122"/>
          <table:table-cell table:style-name="ce201" table:content-validation-name="val3"/>
          <table:table-cell table:style-name="ce12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23">
          <table:table-cell table:style-name="ce6" table:formula="of:=[.A23]+1" office:value-type="float" office:value="8" calcext:value-type="float">
            <text:p>8</text:p>
          </table:table-cell>
          <table:table-cell table:style-name="ce18" office:value-type="string" calcext:value-type="string">
            <office:annotation draw:style-name="gr5" draw:text-style-name="P3" svg:width="3.613cm" svg:height="7.311cm" svg:x="13.03cm" svg:y="20.506cm" draw:caption-point-x="-0.328cm" draw:caption-point-y="-1.605cm">
              <dc:date>2026-03-09T00:00:00</dc:date>
              <text:p text:style-name="P2"><text:span text:style-name="T2">======</text:span></text:p>
              <text:p text:style-name="P2"><text:span text:style-name="T2">ID#AAAACzJ2_eQ</text:span></text:p>
              <text:p text:style-name="P2"><text:span text:style-name="T2">turnen <text:s text:c="3"/>(2019-12-27 13:12:29)</text:span></text:p>
              <text:p text:style-name="P2"><text:span text:style-name="T2">The homepage / starting page layout is clear and uncluttered with sufficient 'white space' (Medium importance)</text:span></text:p>
              <text:p text:style-name="P2"><text:span text:style-name="T2">Users should be able to quickly scan the homepage and make sense of both the content available and of how the site is structured.</text:span></text:p>
            </office:annotation>
            <text:p>The homepage / starting page layout is clear and uncluttered with sufficient 'white space'.</text:p>
          </table:table-cell>
          <table:table-cell table:style-name="ce122"/>
          <table:table-cell table:style-name="ce200" table:content-validation-name="val1" office:value-type="string" calcext:value-type="string">
            <text:p>Enter score</text:p>
          </table:table-cell>
          <table:table-cell table:style-name="ce122" table:number-columns-repeated="4"/>
          <table:table-cell table:style-name="ce52"/>
          <table:table-cell table:style-name="ce122"/>
          <table:table-cell table:style-name="ce65" office:value-type="float" office:value="3" calcext:value-type="float">
            <text:p>3</text:p>
          </table:table-cell>
          <table:table-cell table:style-name="ce70" table:formula="of:=[.K25]/[.K117]" office:value-type="percentage" office:value="0.6" calcext:value-type="percentage">
            <text:p>60 %</text:p>
          </table:table-cell>
          <table:table-cell table:style-name="ce73" table:formula="of:=VLOOKUP([.D25];[.Q1:.R9];2;FALSE())" office:value-type="float" office:value="0" calcext:value-type="float">
            <text:p>0</text:p>
          </table:table-cell>
          <table:table-cell table:style-name="ce73" table:formula="of:=[.M25]*[.L25]" office:value-type="float" office:value="0" calcext:value-type="float">
            <text:p>0</text:p>
          </table:table-cell>
          <table:table-cell table:style-name="ce73" table:formula="of:=IF([.M25]=0;0;[.L25]*MAX([.R2:.R8]))" office:value-type="float" office:value="0" calcext:value-type="float">
            <text:p>0</text:p>
          </table:table-cell>
          <table:table-cell/>
          <table:table-cell table:style-name="ce19" table:number-columns-repeated="2"/>
          <table:table-cell table:number-columns-repeated="1006"/>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115" office:value-type="string" calcext:value-type="string">
            <text:p>Navigation</text:p>
          </table:table-cell>
          <table:table-cell/>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22">
          <table:table-cell/>
          <table:table-cell table:style-name="ce21"/>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23">
          <table:table-cell table:style-name="ce6" table:formula="of:=[.A25]+1" office:value-type="float" office:value="9" calcext:value-type="float">
            <text:p>9</text:p>
          </table:table-cell>
          <table:table-cell table:style-name="ce19" office:value-type="string" calcext:value-type="string">
            <office:annotation draw:style-name="gr6" draw:text-style-name="P3" svg:width="3.613cm" svg:height="7.706cm" svg:x="13.03cm" svg:y="23.39cm" draw:caption-point-x="-0.328cm" draw:caption-point-y="-1.605cm">
              <dc:date>2026-03-09T00:00:00</dc:date>
              <text:p text:style-name="P2"><text:span text:style-name="T2">======</text:span></text:p>
              <text:p text:style-name="P2"><text:span text:style-name="T2">ID#AAAACzJ2_g4</text:span></text:p>
              <text:p text:style-name="P2"><text:span text:style-name="T2">turnen <text:s text:c="3"/>(2019-12-27 13:12:29)</text:span></text:p>
              <text:p text:style-name="P2"><text:span text:style-name="T2">Users can easily access the site or application (Low importance)</text:span></text:p>
              <text:p text:style-name="P2"><text:span text:style-name="T2">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2" calcext:value-type="float">
            <text:p>2</text:p>
          </table:table-cell>
          <table:table-cell table:style-name="ce70" table:formula="of:=[.K29]/[.K117]" office:value-type="percentage" office:value="0.4" calcext:value-type="percentage">
            <text:p>40 %</text:p>
          </table:table-cell>
          <table:table-cell table:style-name="ce73" table:formula="of:=VLOOKUP([.D29];[.Q1:.R9];2;FALSE())" office:value-type="float" office:value="0" calcext:value-type="float">
            <text:p>0</text:p>
          </table:table-cell>
          <table:table-cell table:style-name="ce73" table:formula="of:=[.M29]*[.L29]" office:value-type="float" office:value="0" calcext:value-type="float">
            <text:p>0</text:p>
          </table:table-cell>
          <table:table-cell table:style-name="ce73" table:formula="of:=IF([.M29]=0;0;[.L29]*MAX([.R2:.R8]))" office:value-type="float" office:value="0" calcext:value-type="float">
            <text:p>0</text:p>
          </table:table-cell>
          <table:table-cell/>
          <table:table-cell table:style-name="ce19" table:number-columns-repeated="3"/>
          <table:table-cell table:number-columns-repeated="1005"/>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23">
          <table:table-cell table:style-name="ce6" table:formula="of:=[.A29]+1" office:value-type="float" office:value="10" calcext:value-type="float">
            <text:p>10</text:p>
          </table:table-cell>
          <table:table-cell table:style-name="ce19" office:value-type="string" calcext:value-type="string">
            <office:annotation draw:style-name="gr7" draw:text-style-name="P3" svg:width="3.613cm" svg:height="9.681cm" svg:x="13.03cm" svg:y="25.215cm" draw:caption-point-x="-0.328cm" draw:caption-point-y="-1.604cm">
              <dc:date>2026-03-09T00:00:00</dc:date>
              <text:p text:style-name="P2"><text:span text:style-name="T2">======</text:span></text:p>
              <text:p text:style-name="P2"><text:span text:style-name="T2">ID#AAAACzJ2_es</text:span></text:p>
              <text:p text:style-name="P2"><text:span text:style-name="T2">turnen <text:s text:c="3"/>(2019-12-27 13:12:29)</text:span></text:p>
              <text:p text:style-name="P2"><text:span text:style-name="T2">The navigational scheme is easy to find, intuitive and consistent (High importance)</text:span></text:p>
              <text:p text:style-name="P2"><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31]/[.K117]" office:value-type="percentage" office:value="0.8" calcext:value-type="percentage">
            <text:p>80 %</text:p>
          </table:table-cell>
          <table:table-cell table:style-name="ce73" table:formula="of:=VLOOKUP([.D31];[.Q1:.R9];2;FALSE())" office:value-type="float" office:value="0" calcext:value-type="float">
            <text:p>0</text:p>
          </table:table-cell>
          <table:table-cell table:style-name="ce73" table:formula="of:=[.M31]*[.L31]" office:value-type="float" office:value="0" calcext:value-type="float">
            <text:p>0</text:p>
          </table:table-cell>
          <table:table-cell table:style-name="ce73" table:formula="of:=IF([.M31]=0;0;[.L3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201" table:content-validation-name="val3"/>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1]+1" office:value-type="float" office:value="11" calcext:value-type="float">
            <text:p>11</text:p>
          </table:table-cell>
          <table:table-cell table:style-name="ce19" office:value-type="string" calcext:value-type="string">
            <office:annotation draw:style-name="gr8" draw:text-style-name="P3" svg:width="3.613cm" svg:height="8.891cm" svg:x="13.03cm" svg:y="27.041cm" draw:caption-point-x="-0.328cm" draw:caption-point-y="-1.605cm">
              <dc:date>2026-03-09T00:00:00</dc:date>
              <text:p text:style-name="P2"><text:span text:style-name="T2">======</text:span></text:p>
              <text:p text:style-name="P2"><text:span text:style-name="T2">ID#AAAACzJ2_fc</text:span></text:p>
              <text:p text:style-name="P2"><text:span text:style-name="T2">turnen <text:s text:c="3"/>(2019-12-27 13:12:29)</text:span></text:p>
              <text:p text:style-name="P2"><text:span text:style-name="T2">The navigation has sufficient flexibility to allow users to navigate by their desired means (Medium importance)</text:span></text:p>
              <text:p text:style-name="P2"><text:span text:style-name="T2">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22"/>
          <table:table-cell table:style-name="ce200" table:content-validation-name="val1" office:value-type="string" calcext:value-type="string">
            <text:p>Enter score</text:p>
          </table:table-cell>
          <table:table-cell table:style-name="ce122" table:number-columns-repeated="4"/>
          <table:table-cell table:style-name="ce52"/>
          <table:table-cell table:style-name="ce122"/>
          <table:table-cell table:style-name="ce65" office:value-type="float" office:value="3" calcext:value-type="float">
            <text:p>3</text:p>
          </table:table-cell>
          <table:table-cell table:style-name="ce70" table:formula="of:=[.K33]/[.K117]" office:value-type="percentage" office:value="0.6" calcext:value-type="percentage">
            <text:p>60 %</text:p>
          </table:table-cell>
          <table:table-cell table:style-name="ce73" table:formula="of:=VLOOKUP([.D33];[.Q1:.R9];2;FALSE())" office:value-type="float" office:value="0" calcext:value-type="float">
            <text:p>0</text:p>
          </table:table-cell>
          <table:table-cell table:style-name="ce73" table:formula="of:=[.M33]*[.L33]" office:value-type="float" office:value="0" calcext:value-type="float">
            <text:p>0</text:p>
          </table:table-cell>
          <table:table-cell table:style-name="ce73" table:formula="of:=IF([.M33]=0;0;[.L3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3]+1" office:value-type="float" office:value="12" calcext:value-type="float">
            <text:p>12</text:p>
          </table:table-cell>
          <table:table-cell table:style-name="ce19" office:value-type="string" calcext:value-type="string">
            <office:annotation draw:style-name="gr9" draw:text-style-name="P3" svg:width="3.613cm" svg:height="10.471cm" svg:x="13.03cm" svg:y="28.866cm" draw:caption-point-x="-0.328cm" draw:caption-point-y="-1.604cm">
              <dc:date>2026-03-09T00:00:00</dc:date>
              <text:p text:style-name="P2"><text:span text:style-name="T2">======</text:span></text:p>
              <text:p text:style-name="P2"><text:span text:style-name="T2">ID#AAAACzJ2_gY</text:span></text:p>
              <text:p text:style-name="P2"><text:span text:style-name="T2">turnen <text:s text:c="3"/>(2019-12-27 13:12:29)</text:span></text:p>
              <text:p text:style-name="P2"><text:span text:style-name="T2">The site or application structure is clear, easily understood and addresses common user goals (Very high importance)</text:span></text:p>
              <text:p text:style-name="P2"><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5" calcext:value-type="float">
            <text:p>5</text:p>
          </table:table-cell>
          <table:table-cell table:style-name="ce70" table:formula="of:=[.K35]/[.K117]" office:value-type="percentage" office:value="1" calcext:value-type="percentage">
            <text:p>100 %</text:p>
          </table:table-cell>
          <table:table-cell table:style-name="ce73" table:formula="of:=VLOOKUP([.D35];[.Q1:.R9];2;FALSE())" office:value-type="float" office:value="0" calcext:value-type="float">
            <text:p>0</text:p>
          </table:table-cell>
          <table:table-cell table:style-name="ce73" table:formula="of:=[.M35]*[.L35]" office:value-type="float" office:value="0" calcext:value-type="float">
            <text:p>0</text:p>
          </table:table-cell>
          <table:table-cell table:style-name="ce73" table:formula="of:=IF([.M35]=0;0;[.L35]*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5]+1" office:value-type="float" office:value="13" calcext:value-type="float">
            <text:p>13</text:p>
          </table:table-cell>
          <table:table-cell table:style-name="ce19" office:value-type="string" calcext:value-type="string">
            <office:annotation draw:style-name="gr3" draw:text-style-name="P3" svg:width="3.613cm" svg:height="9.286cm" svg:x="13.03cm" svg:y="30.692cm" draw:caption-point-x="-0.328cm" draw:caption-point-y="-1.604cm">
              <dc:date>2026-03-09T00:00:00</dc:date>
              <text:p text:style-name="P2"><text:span text:style-name="T2">======</text:span></text:p>
              <text:p text:style-name="P2"><text:span text:style-name="T2">ID#AAAACzJ2_eY</text:span></text:p>
              <text:p text:style-name="P2"><text:span text:style-name="T2">turnen <text:s text:c="3"/>(2019-12-27 13:12:29)</text:span></text:p>
              <text:p text:style-name="P2"><text:span text:style-name="T2">Links are clear, descriptive and well labelled (Medium importance)</text:span></text:p>
              <text:p text:style-name="P2"><text:span text:style-name="T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37]/[.K117]" office:value-type="percentage" office:value="0.6" calcext:value-type="percentage">
            <text:p>60 %</text:p>
          </table:table-cell>
          <table:table-cell table:style-name="ce73" table:formula="of:=VLOOKUP([.D37];[.Q1:.R9];2;FALSE())" office:value-type="float" office:value="0" calcext:value-type="float">
            <text:p>0</text:p>
          </table:table-cell>
          <table:table-cell table:style-name="ce73" table:formula="of:=[.M37]*[.L37]" office:value-type="float" office:value="0" calcext:value-type="float">
            <text:p>0</text:p>
          </table:table-cell>
          <table:table-cell table:style-name="ce73" table:formula="of:=IF([.M37]=0;0;[.L37]*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37]+1" office:value-type="float" office:value="14" calcext:value-type="float">
            <text:p>14</text:p>
          </table:table-cell>
          <table:table-cell table:style-name="ce19" office:value-type="string" calcext:value-type="string">
            <office:annotation draw:style-name="gr5" draw:text-style-name="P3" svg:width="3.613cm" svg:height="7.311cm" svg:x="13.03cm" svg:y="32.518cm" draw:caption-point-x="-0.328cm" draw:caption-point-y="-1.605cm">
              <dc:date>2026-03-09T00:00:00</dc:date>
              <text:p text:style-name="P2"><text:span text:style-name="T2">======</text:span></text:p>
              <text:p text:style-name="P2"><text:span text:style-name="T2">ID#AAAACzJ2_ec</text:span></text:p>
              <text:p text:style-name="P2"><text:span text:style-name="T2">turnen <text:s text:c="3"/>(2019-12-27 13:12:29)</text:span></text:p>
              <text:p text:style-name="P2"><text:span text:style-name="T2">Browser standard functions (e.g. 'back', 'forward', 'bookmark') are supported (High importance)</text:span></text:p>
              <text:p text:style-name="P2"><text:span text:style-name="T2">Users should be able to bookmark a page (or be presented with a URL to use) and go back and forth without breaking the site or losing any information they have entered.</text:span></text:p>
            </office:annotation>
            <text:p>Browser standard functions (e.g. 'back', 'forward', 'bookmark') are supported.</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39]/[.K117]" office:value-type="percentage" office:value="0.8" calcext:value-type="percentage">
            <text:p>80 %</text:p>
          </table:table-cell>
          <table:table-cell table:style-name="ce73" table:formula="of:=VLOOKUP([.D39];[.Q1:.R9];2;FALSE())" office:value-type="float" office:value="0" calcext:value-type="float">
            <text:p>0</text:p>
          </table:table-cell>
          <table:table-cell table:style-name="ce73" table:formula="of:=[.M39]*[.L39]" office:value-type="float" office:value="0" calcext:value-type="float">
            <text:p>0</text:p>
          </table:table-cell>
          <table:table-cell table:style-name="ce73" table:formula="of:=IF([.M39]=0;0;[.L39]*MAX([.R2:.R8]))" office:value-type="float" office:value="0" calcext:value-type="float">
            <text:p>0</text:p>
          </table:table-cell>
          <table:table-cell/>
          <table:table-cell table:style-name="ce19" table:number-columns-repeated="3"/>
          <table:table-cell table:number-columns-repeated="1005"/>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23">
          <table:table-cell table:style-name="ce6" table:formula="of:=[.A39]+1" office:value-type="float" office:value="15" calcext:value-type="float">
            <text:p>15</text:p>
          </table:table-cell>
          <table:table-cell table:style-name="ce19" office:value-type="string" calcext:value-type="string">
            <office:annotation draw:style-name="gr10" draw:text-style-name="P3" svg:width="3.613cm" svg:height="5.731cm" svg:x="13.03cm" svg:y="34.343cm" draw:caption-point-x="-0.328cm" draw:caption-point-y="-1.604cm">
              <dc:date>2026-03-09T00:00:00</dc:date>
              <text:p text:style-name="P2"><text:span text:style-name="T2">======</text:span></text:p>
              <text:p text:style-name="P2"><text:span text:style-name="T2">ID#AAAACzJ2_gk</text:span></text:p>
              <text:p text:style-name="P2"><text:span text:style-name="T2">turnen <text:s text:c="3"/>(2019-12-27 13:12:29)</text:span></text:p>
              <text:p text:style-name="P2"><text:span text:style-name="T2">The current location is clearly indicated (e.g. breadcrumb, highlighted menu item) (Low importance)</text:span></text:p>
              <text:p text:style-name="P2"><text:span text:style-name="T2">Users should always know where they are in the site or application.</text:span></text:p>
            </office:annotation>
            <text:p>The current location is clearly indicated (e.g. breadcrumb, highlighted menu item).</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2" calcext:value-type="float">
            <text:p>2</text:p>
          </table:table-cell>
          <table:table-cell table:style-name="ce70" table:formula="of:=[.K41]/[.K117]" office:value-type="percentage" office:value="0.4" calcext:value-type="percentage">
            <text:p>40 %</text:p>
          </table:table-cell>
          <table:table-cell table:style-name="ce73" table:formula="of:=VLOOKUP([.D41];[.Q1:.R9];2;FALSE())" office:value-type="float" office:value="0" calcext:value-type="float">
            <text:p>0</text:p>
          </table:table-cell>
          <table:table-cell table:style-name="ce73" table:formula="of:=[.M41]*[.L41]" office:value-type="float" office:value="0" calcext:value-type="float">
            <text:p>0</text:p>
          </table:table-cell>
          <table:table-cell table:style-name="ce73" table:formula="of:=IF([.M41]=0;0;[.L4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1]+1" office:value-type="float" office:value="16" calcext:value-type="float">
            <text:p>16</text:p>
          </table:table-cell>
          <table:table-cell table:style-name="ce19" office:value-type="string" calcext:value-type="string">
            <office:annotation draw:style-name="gr11" draw:text-style-name="P3" svg:width="3.613cm" svg:height="6.521cm" svg:x="13.03cm" svg:y="36.169cm" draw:caption-point-x="-0.328cm" draw:caption-point-y="-1.604cm">
              <dc:date>2026-03-09T00:00:00</dc:date>
              <text:p text:style-name="P2"><text:span text:style-name="T2">======</text:span></text:p>
              <text:p text:style-name="P2"><text:span text:style-name="T2">ID#AAAACzJ2_f4</text:span></text:p>
              <text:p text:style-name="P2"><text:span text:style-name="T2">turnen <text:s text:c="3"/>(2019-12-27 13:12:29)</text:span></text:p>
              <text:p text:style-name="P2"><text:span text:style-name="T2">Users can easily get back to the homepage or a relevant start point (Low importance)</text:span></text:p>
              <text:p text:style-name="P2"><text:span text:style-name="T2">For example, a homepage link might be part of the breadcrumb or a home link might be available as part of the header.</text:span></text:p>
            </office:annotation>
            <text:p>Users can easily get back to the homepage or a relevant start point.</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2" calcext:value-type="float">
            <text:p>2</text:p>
          </table:table-cell>
          <table:table-cell table:style-name="ce70" table:formula="of:=[.K43]/[.K117]" office:value-type="percentage" office:value="0.4" calcext:value-type="percentage">
            <text:p>40 %</text:p>
          </table:table-cell>
          <table:table-cell table:style-name="ce73" table:formula="of:=VLOOKUP([.D43];[.Q1:.R9];2;FALSE())" office:value-type="float" office:value="0" calcext:value-type="float">
            <text:p>0</text:p>
          </table:table-cell>
          <table:table-cell table:style-name="ce73" table:formula="of:=[.M43]*[.L43]" office:value-type="float" office:value="0" calcext:value-type="float">
            <text:p>0</text:p>
          </table:table-cell>
          <table:table-cell table:style-name="ce73" table:formula="of:=IF([.M43]=0;0;[.L4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3]+1" office:value-type="float" office:value="17" calcext:value-type="float">
            <text:p>17</text:p>
          </table:table-cell>
          <table:table-cell table:style-name="ce19" office:value-type="string" calcext:value-type="string">
            <office:annotation draw:style-name="gr12" draw:text-style-name="P3" svg:width="3.613cm" svg:height="6.126cm" svg:x="13.03cm" svg:y="37.995cm" draw:caption-point-x="-0.328cm" draw:caption-point-y="-1.605cm">
              <dc:date>2026-03-09T00:00:00</dc:date>
              <text:p text:style-name="P2"><text:span text:style-name="T2">======</text:span></text:p>
              <text:p text:style-name="P2"><text:span text:style-name="T2">ID#AAAACzJ2_fY</text:span></text:p>
              <text:p text:style-name="P2"><text:span text:style-name="T2">turnen <text:s text:c="3"/>(2019-12-27 13:12:29)</text:span></text:p>
              <text:p text:style-name="P2"><text:span text:style-name="T2">A clear and well structure site map or index is provided (where necessary) (Low importance)</text:span></text:p>
              <text:p text:style-name="P2"><text:span text:style-name="T2">The sitemap might be part of the header or footer and should ideally be available from every page on the site.</text:span></text:p>
            </office:annotation>
            <text:p>A clear and well structure site map or index is provided (where necessary).</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1" calcext:value-type="float">
            <text:p>1</text:p>
          </table:table-cell>
          <table:table-cell table:style-name="ce70" table:formula="of:=[.K45]/[.K117]" office:value-type="percentage" office:value="0.2" calcext:value-type="percentage">
            <text:p>20 %</text:p>
          </table:table-cell>
          <table:table-cell table:style-name="ce73" table:formula="of:=VLOOKUP([.D45];[.Q1:.R9];2;FALSE())" office:value-type="float" office:value="0" calcext:value-type="float">
            <text:p>0</text:p>
          </table:table-cell>
          <table:table-cell table:style-name="ce73" table:formula="of:=[.M45]*[.L45]" office:value-type="float" office:value="0" calcext:value-type="float">
            <text:p>0</text:p>
          </table:table-cell>
          <table:table-cell table:style-name="ce73" table:formula="of:=IF([.M45]=0;0;[.L45]*MAX([.R2:.R8]))" office:value-type="float" office:value="0" calcext:value-type="float">
            <text:p>0</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Search</text:p>
          </table:table-cell>
          <table:table-cell/>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5]+1" office:value-type="float" office:value="18" calcext:value-type="float">
            <text:p>18</text:p>
          </table:table-cell>
          <table:table-cell table:style-name="ce19" office:value-type="string" calcext:value-type="string">
            <office:annotation draw:style-name="gr4" draw:text-style-name="P3" svg:width="3.613cm" svg:height="8.101cm" svg:x="13.03cm" svg:y="40.878cm" draw:caption-point-x="-0.328cm" draw:caption-point-y="-1.604cm">
              <dc:date>2026-03-09T00:00:00</dc:date>
              <text:p text:style-name="P2"><text:span text:style-name="T2">======</text:span></text:p>
              <text:p text:style-name="P2"><text:span text:style-name="T2">ID#AAAACzJ2_fs</text:span></text:p>
              <text:p text:style-name="P2"><text:span text:style-name="T2">turnen <text:s text:c="3"/>(2019-12-27 13:12:29)</text:span></text:p>
              <text:p text:style-name="P2"><text:span text:style-name="T2">A consistent, easy to find and easy to use search function is available throughout (High importance)</text:span></text:p>
              <text:p text:style-name="P2"><text:span text:style-name="T2">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49]/[.K117]" office:value-type="percentage" office:value="0.8" calcext:value-type="percentage">
            <text:p>80 %</text:p>
          </table:table-cell>
          <table:table-cell table:style-name="ce73" table:formula="of:=VLOOKUP([.D49];[.Q1:.R9];2;FALSE())" office:value-type="float" office:value="0" calcext:value-type="float">
            <text:p>0</text:p>
          </table:table-cell>
          <table:table-cell table:style-name="ce73" table:formula="of:=[.M49]*[.L49]" office:value-type="float" office:value="0" calcext:value-type="float">
            <text:p>0</text:p>
          </table:table-cell>
          <table:table-cell table:style-name="ce73" table:formula="of:=IF([.M49]=0;0;[.L49]*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49]+1" office:value-type="float" office:value="19" calcext:value-type="float">
            <text:p>19</text:p>
          </table:table-cell>
          <table:table-cell table:style-name="ce19" office:value-type="string" calcext:value-type="string">
            <office:annotation draw:style-name="gr4" draw:text-style-name="P3" svg:width="3.613cm" svg:height="8.101cm" svg:x="13.03cm" svg:y="42.704cm" draw:caption-point-x="-0.328cm" draw:caption-point-y="-1.604cm">
              <dc:date>2026-03-09T00:00:00</dc:date>
              <text:p text:style-name="P2"><text:span text:style-name="T2">======</text:span></text:p>
              <text:p text:style-name="P2"><text:span text:style-name="T2">ID#AAAACzJ2_gw</text:span></text:p>
              <text:p text:style-name="P2"><text:span text:style-name="T2">turnen <text:s text:c="3"/>(2019-12-27 13:12:29)</text:span></text:p>
              <text:p text:style-name="P2"><text:span text:style-name="T2">The search interface is appropriate to meet user goals (High importance)</text:span></text:p>
              <text:p text:style-name="P2"><text:span text:style-name="T2">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51]/[.K117]" office:value-type="percentage" office:value="0.8" calcext:value-type="percentage">
            <text:p>80 %</text:p>
          </table:table-cell>
          <table:table-cell table:style-name="ce73" table:formula="of:=VLOOKUP([.D51];[.Q1:.R9];2;FALSE())" office:value-type="float" office:value="0" calcext:value-type="float">
            <text:p>0</text:p>
          </table:table-cell>
          <table:table-cell table:style-name="ce73" table:formula="of:=[.M51]*[.L51]" office:value-type="float" office:value="0" calcext:value-type="float">
            <text:p>0</text:p>
          </table:table-cell>
          <table:table-cell table:style-name="ce73" table:formula="of:=IF([.M51]=0;0;[.L5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1]+1" office:value-type="float" office:value="20" calcext:value-type="float">
            <text:p>20</text:p>
          </table:table-cell>
          <table:table-cell table:style-name="ce19" office:value-type="string" calcext:value-type="string">
            <office:annotation draw:style-name="gr3" draw:text-style-name="P3" svg:width="3.613cm" svg:height="9.286cm" svg:x="13.03cm" svg:y="44.53cm" draw:caption-point-x="-0.328cm" draw:caption-point-y="-1.605cm">
              <dc:date>2026-03-09T00:00:00</dc:date>
              <text:p text:style-name="P2"><text:span text:style-name="T2">======</text:span></text:p>
              <text:p text:style-name="P2"><text:span text:style-name="T2">ID#AAAACzJ2_fA</text:span></text:p>
              <text:p text:style-name="P2"><text:span text:style-name="T2">turnen <text:s text:c="3"/>(2019-12-27 13:12:29)</text:span></text:p>
              <text:p text:style-name="P2"><text:span text:style-name="T2">The search facility deals well with common searches, misspellings and abbreviations (Low importance)</text:span></text:p>
              <text:p text:style-name="P2"><text:span text:style-name="T2">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2" calcext:value-type="float">
            <text:p>2</text:p>
          </table:table-cell>
          <table:table-cell table:style-name="ce70" table:formula="of:=[.K53]/[.K117]" office:value-type="percentage" office:value="0.4" calcext:value-type="percentage">
            <text:p>40 %</text:p>
          </table:table-cell>
          <table:table-cell table:style-name="ce73" table:formula="of:=VLOOKUP([.D53];[.Q1:.R9];2;FALSE())" office:value-type="float" office:value="0" calcext:value-type="float">
            <text:p>0</text:p>
          </table:table-cell>
          <table:table-cell table:style-name="ce73" table:formula="of:=[.M53]*[.L53]" office:value-type="float" office:value="0" calcext:value-type="float">
            <text:p>0</text:p>
          </table:table-cell>
          <table:table-cell table:style-name="ce73" table:formula="of:=IF([.M53]=0;0;[.L5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content-validation-name="val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3]+1" office:value-type="float" office:value="21" calcext:value-type="float">
            <text:p>21</text:p>
          </table:table-cell>
          <table:table-cell table:style-name="ce19" office:value-type="string" calcext:value-type="string">
            <office:annotation draw:style-name="gr5" draw:text-style-name="P3" svg:width="3.613cm" svg:height="7.311cm" svg:x="13.03cm" svg:y="46.355cm" draw:caption-point-x="-0.328cm" draw:caption-point-y="-1.604cm">
              <dc:date>2026-03-09T00:00:00</dc:date>
              <text:p text:style-name="P2"><text:span text:style-name="T2">======</text:span></text:p>
              <text:p text:style-name="P2"><text:span text:style-name="T2">ID#AAAACzJ2_ew</text:span></text:p>
              <text:p text:style-name="P2"><text:span text:style-name="T2">turnen <text:s text:c="3"/>(2019-12-27 13:12:29)</text:span></text:p>
              <text:p text:style-name="P2"><text:span text:style-name="T2">Search results are relevant, comprehensive, precise, and well displayed (High importance)</text:span></text:p>
              <text:p text:style-name="P2"><text:span text:style-name="T2">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55]/[.K117]" office:value-type="percentage" office:value="0.8" calcext:value-type="percentage">
            <text:p>80 %</text:p>
          </table:table-cell>
          <table:table-cell table:style-name="ce73" table:formula="of:=VLOOKUP([.D55];[.Q1:.R9];2;FALSE())" office:value-type="float" office:value="0" calcext:value-type="float">
            <text:p>0</text:p>
          </table:table-cell>
          <table:table-cell table:style-name="ce73" table:formula="of:=[.M55]*[.L55]" office:value-type="float" office:value="0" calcext:value-type="float">
            <text:p>0</text:p>
          </table:table-cell>
          <table:table-cell table:style-name="ce73" table:formula="of:=IF([.M55]=0;0;[.L55]*MAX([.R2:.R8]))" office:value-type="float" office:value="0" calcext:value-type="float">
            <text:p>0</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Control &amp; feedback</text:p>
          </table:table-cell>
          <table:table-cell/>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55]+1" office:value-type="float" office:value="22" calcext:value-type="float">
            <text:p>22</text:p>
          </table:table-cell>
          <table:table-cell table:style-name="ce19" office:value-type="string" calcext:value-type="string">
            <office:annotation draw:style-name="gr6" draw:text-style-name="P3" svg:width="3.613cm" svg:height="7.706cm" svg:x="13.03cm" svg:y="49.239cm" draw:caption-point-x="-0.328cm" draw:caption-point-y="-1.604cm">
              <dc:date>2026-03-09T00:00:00</dc:date>
              <text:p text:style-name="P2"><text:span text:style-name="T2">======</text:span></text:p>
              <text:p text:style-name="P2"><text:span text:style-name="T2">ID#AAAACzJ2_gU</text:span></text:p>
              <text:p text:style-name="P2"><text:span text:style-name="T2">turnen <text:s text:c="3"/>(2019-12-27 13:12:29)</text:span></text:p>
              <text:p text:style-name="P2"><text:span text:style-name="T2">Prompt and <text:s/>appropriate feedback is given (High importance)</text:span></text:p>
              <text:p text:style-name="P2"><text:span text:style-name="T2">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59]/[.K117]" office:value-type="percentage" office:value="0.8" calcext:value-type="percentage">
            <text:p>80 %</text:p>
          </table:table-cell>
          <table:table-cell table:style-name="ce73" table:formula="of:=VLOOKUP([.D59];[.Q1:.R9];2;FALSE())" office:value-type="float" office:value="0" calcext:value-type="float">
            <text:p>0</text:p>
          </table:table-cell>
          <table:table-cell table:style-name="ce73" table:formula="of:=[.M59]*[.L59]" office:value-type="float" office:value="0" calcext:value-type="float">
            <text:p>0</text:p>
          </table:table-cell>
          <table:table-cell table:style-name="ce73" table:formula="of:=IF([.M59]=0;0;[.L59]*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59]+1" office:value-type="float" office:value="23" calcext:value-type="float">
            <text:p>23</text:p>
          </table:table-cell>
          <table:table-cell table:style-name="ce19" office:value-type="string" calcext:value-type="string">
            <office:annotation draw:style-name="gr13" draw:text-style-name="P3" svg:width="3.613cm" svg:height="11.656cm" svg:x="13.03cm" svg:y="51.065cm" draw:caption-point-x="-0.328cm" draw:caption-point-y="-1.604cm">
              <dc:date>2026-03-09T00:00:00</dc:date>
              <text:p text:style-name="P2"><text:span text:style-name="T2">======</text:span></text:p>
              <text:p text:style-name="P2"><text:span text:style-name="T2">ID#AAAACzJ2_fE</text:span></text:p>
              <text:p text:style-name="P2"><text:span text:style-name="T2">turnen <text:s text:c="3"/>(2019-12-27 13:12:29)</text:span></text:p>
              <text:p text:style-name="P2"><text:span text:style-name="T2">Users can easily undo, go back and change, or cancel actions (Medium importance)</text:span></text:p>
              <text:p text:style-name="P2"><text:span text:style-name="T2">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61]/[.K117]" office:value-type="percentage" office:value="0.6" calcext:value-type="percentage">
            <text:p>60 %</text:p>
          </table:table-cell>
          <table:table-cell table:style-name="ce73" table:formula="of:=VLOOKUP([.D61];[.Q1:.R9];2;FALSE())" office:value-type="float" office:value="0" calcext:value-type="float">
            <text:p>0</text:p>
          </table:table-cell>
          <table:table-cell table:style-name="ce73" table:formula="of:=[.M61]*[.L61]" office:value-type="float" office:value="0" calcext:value-type="float">
            <text:p>0</text:p>
          </table:table-cell>
          <table:table-cell table:style-name="ce73" table:formula="of:=IF([.M61]=0;0;[.L6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1]+1" office:value-type="float" office:value="24" calcext:value-type="float">
            <text:p>24</text:p>
          </table:table-cell>
          <table:table-cell table:style-name="ce19" office:value-type="string" calcext:value-type="string">
            <office:annotation draw:style-name="gr11" draw:text-style-name="P3" svg:width="3.613cm" svg:height="6.521cm" svg:x="13.03cm" svg:y="52.891cm" draw:caption-point-x="-0.328cm" draw:caption-point-y="-1.605cm">
              <dc:date>2026-03-09T00:00:00</dc:date>
              <text:p text:style-name="P2"><text:span text:style-name="T2">======</text:span></text:p>
              <text:p text:style-name="P2"><text:span text:style-name="T2">ID#AAAACzJ2_fo</text:span></text:p>
              <text:p text:style-name="P2"><text:span text:style-name="T2">turnen <text:s text:c="3"/>(2019-12-27 13:12:29)</text:span></text:p>
              <text:p text:style-name="P2"><text:span text:style-name="T2">Users can easily give feedback (Very low importance)</text:span></text:p>
              <text:p text:style-name="P2"><text:span text:style-name="T2">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1" calcext:value-type="float">
            <text:p>1</text:p>
          </table:table-cell>
          <table:table-cell table:style-name="ce70" table:formula="of:=[.K63]/[.K117]" office:value-type="percentage" office:value="0.2" calcext:value-type="percentage">
            <text:p>20 %</text:p>
          </table:table-cell>
          <table:table-cell table:style-name="ce73" table:formula="of:=VLOOKUP([.D63];[.Q1:.R9];2;FALSE())" office:value-type="float" office:value="0" calcext:value-type="float">
            <text:p>0</text:p>
          </table:table-cell>
          <table:table-cell table:style-name="ce73" table:formula="of:=[.M63]*[.L63]" office:value-type="float" office:value="0" calcext:value-type="float">
            <text:p>0</text:p>
          </table:table-cell>
          <table:table-cell table:style-name="ce73" table:formula="of:=IF([.M63]=0;0;[.L63]*MAX([.R2:.R8]))" office:value-type="float" office:value="0" calcext:value-type="float">
            <text:p>0</text:p>
          </table:table-cell>
          <table:table-cell table:number-columns-repeated="1009"/>
        </table:table-row>
        <table:table-row table:style-name="ro24">
          <table:table-cell/>
          <table:table-cell table:style-name="ce22"/>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Forms</text:p>
          </table:table-cell>
          <table:table-cell/>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63]+1" office:value-type="float" office:value="25" calcext:value-type="float">
            <text:p>25</text:p>
          </table:table-cell>
          <table:table-cell table:style-name="ce19" office:value-type="string" calcext:value-type="string">
            <office:annotation draw:style-name="gr14" draw:text-style-name="P3" svg:width="3.613cm" svg:height="8.496cm" svg:x="13.03cm" svg:y="55.775cm" draw:caption-point-x="-0.328cm" draw:caption-point-y="-1.605cm">
              <dc:date>2026-03-09T00:00:00</dc:date>
              <text:p text:style-name="P2"><text:span text:style-name="T2">======</text:span></text:p>
              <text:p text:style-name="P2"><text:span text:style-name="T2">ID#AAAACzJ2_g0</text:span></text:p>
              <text:p text:style-name="P2"><text:span text:style-name="T2">turnen <text:s text:c="3"/>(2019-12-27 13:12:29)</text:span></text:p>
              <text:p text:style-name="P2"><text:span text:style-name="T2">Complex forms and processes are broken up into readily understood steps and sections (Medium importance)</text:span></text:p>
              <text:p text:style-name="P2"><text:span text:style-name="T2">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67]/[.K117]" office:value-type="percentage" office:value="0.6" calcext:value-type="percentage">
            <text:p>60 %</text:p>
          </table:table-cell>
          <table:table-cell table:style-name="ce73" table:formula="of:=VLOOKUP([.D67];[.Q1:.R9];2;FALSE())" office:value-type="float" office:value="0" calcext:value-type="float">
            <text:p>0</text:p>
          </table:table-cell>
          <table:table-cell table:style-name="ce73" table:formula="of:=[.M67]*[.L67]" office:value-type="float" office:value="0" calcext:value-type="float">
            <text:p>0</text:p>
          </table:table-cell>
          <table:table-cell table:style-name="ce73" table:formula="of:=IF([.M67]=0;0;[.L67]*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7]+1" office:value-type="float" office:value="26" calcext:value-type="float">
            <text:p>26</text:p>
          </table:table-cell>
          <table:table-cell table:style-name="ce19" office:value-type="string" calcext:value-type="string">
            <office:annotation draw:style-name="gr15" draw:text-style-name="P3" svg:width="3.613cm" svg:height="10.866cm" svg:x="13.03cm" svg:y="57.6cm" draw:caption-point-x="-0.328cm" draw:caption-point-y="-1.604cm">
              <dc:date>2026-03-09T00:00:00</dc:date>
              <text:p text:style-name="P2"><text:span text:style-name="T2">======</text:span></text:p>
              <text:p text:style-name="P2"><text:span text:style-name="T2">ID#AAAACzJ2_gM</text:span></text:p>
              <text:p text:style-name="P2"><text:span text:style-name="T2">turnen <text:s text:c="3"/>(2019-12-27 13:12:29)</text:span></text:p>
              <text:p text:style-name="P2"><text:span text:style-name="T2">A minimal amount of information is requested and where necessary justification is given for asking for information (Medium importance)</text:span></text:p>
              <text:p text:style-name="P2"><text:span text:style-name="T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2" calcext:value-type="float">
            <text:p>2</text:p>
          </table:table-cell>
          <table:table-cell table:style-name="ce70" table:formula="of:=[.K69]/[.K117]" office:value-type="percentage" office:value="0.4" calcext:value-type="percentage">
            <text:p>40 %</text:p>
          </table:table-cell>
          <table:table-cell table:style-name="ce73" table:formula="of:=VLOOKUP([.D69];[.Q1:.R9];2;FALSE())" office:value-type="float" office:value="0" calcext:value-type="float">
            <text:p>0</text:p>
          </table:table-cell>
          <table:table-cell table:style-name="ce73" table:formula="of:=[.M69]*[.L69]" office:value-type="float" office:value="0" calcext:value-type="float">
            <text:p>0</text:p>
          </table:table-cell>
          <table:table-cell table:style-name="ce73" table:formula="of:=IF([.M69]=0;0;[.L69]*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69]+1" office:value-type="float" office:value="27" calcext:value-type="float">
            <text:p>27</text:p>
          </table:table-cell>
          <table:table-cell table:style-name="ce19" office:value-type="string" calcext:value-type="string">
            <office:annotation draw:style-name="gr16" draw:text-style-name="P3" svg:width="3.613cm" svg:height="6.916cm" svg:x="13.03cm" svg:y="59.426cm" draw:caption-point-x="-0.328cm" draw:caption-point-y="-1.605cm">
              <dc:date>2026-03-09T00:00:00</dc:date>
              <text:p text:style-name="P2"><text:span text:style-name="T2">======</text:span></text:p>
              <text:p text:style-name="P2"><text:span text:style-name="T2">ID#AAAACzJ2_gE</text:span></text:p>
              <text:p text:style-name="P2"><text:span text:style-name="T2">turnen <text:s text:c="3"/>(2019-12-27 13:12:29)</text:span></text:p>
              <text:p text:style-name="P2"><text:span text:style-name="T2">Required and optional form fields are clearly indicated (e.g. using text or '*') (Low importance)</text:span></text:p>
              <text:p text:style-name="P2"><text:span text:style-name="T2">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2" calcext:value-type="float">
            <text:p>2</text:p>
          </table:table-cell>
          <table:table-cell table:style-name="ce70" table:formula="of:=[.K71]/[.K117]" office:value-type="percentage" office:value="0.4" calcext:value-type="percentage">
            <text:p>40 %</text:p>
          </table:table-cell>
          <table:table-cell table:style-name="ce73" table:formula="of:=VLOOKUP([.D71];[.Q1:.R9];2;FALSE())" office:value-type="float" office:value="0" calcext:value-type="float">
            <text:p>0</text:p>
          </table:table-cell>
          <table:table-cell table:style-name="ce73" table:formula="of:=[.M71]*[.L71]" office:value-type="float" office:value="0" calcext:value-type="float">
            <text:p>0</text:p>
          </table:table-cell>
          <table:table-cell table:style-name="ce73" table:formula="of:=IF([.M71]=0;0;[.L7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1]+1" office:value-type="float" office:value="28" calcext:value-type="float">
            <text:p>28</text:p>
          </table:table-cell>
          <table:table-cell table:style-name="ce19" office:value-type="string" calcext:value-type="string">
            <office:annotation draw:style-name="gr17" draw:text-style-name="P3" svg:width="3.613cm" svg:height="11.261cm" svg:x="13.03cm" svg:y="61.251cm" draw:caption-point-x="-0.328cm" draw:caption-point-y="-1.604cm">
              <dc:date>2026-03-09T00:00:00</dc:date>
              <text:p text:style-name="P2"><text:span text:style-name="T2">======</text:span></text:p>
              <text:p text:style-name="P2"><text:span text:style-name="T2">ID#AAAACzJ2_f8</text:span></text:p>
              <text:p text:style-name="P2"><text:span text:style-name="T2">turnen <text:s text:c="3"/>(2019-12-27 13:12:29)</text:span></text:p>
              <text:p text:style-name="P2"><text:span text:style-name="T2">Appropriate input fields are used and required formats are indicated (Medium importance)</text:span></text:p>
              <text:p text:style-name="P2"><text:span text:style-name="T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73]/[.K117]" office:value-type="percentage" office:value="0.6" calcext:value-type="percentage">
            <text:p>60 %</text:p>
          </table:table-cell>
          <table:table-cell table:style-name="ce73" table:formula="of:=VLOOKUP([.D73];[.Q1:.R9];2;FALSE())" office:value-type="float" office:value="0" calcext:value-type="float">
            <text:p>0</text:p>
          </table:table-cell>
          <table:table-cell table:style-name="ce73" table:formula="of:=[.M73]*[.L73]" office:value-type="float" office:value="0" calcext:value-type="float">
            <text:p>0</text:p>
          </table:table-cell>
          <table:table-cell table:style-name="ce73" table:formula="of:=IF([.M73]=0;0;[.L7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content-validation-name="val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3]+1" office:value-type="float" office:value="29" calcext:value-type="float">
            <text:p>29</text:p>
          </table:table-cell>
          <table:table-cell table:style-name="ce19" office:value-type="string" calcext:value-type="string">
            <office:annotation draw:style-name="gr14" draw:text-style-name="P3" svg:width="3.613cm" svg:height="8.496cm" svg:x="13.03cm" svg:y="63.077cm" draw:caption-point-x="-0.328cm" draw:caption-point-y="-1.604cm">
              <dc:date>2026-03-09T00:00:00</dc:date>
              <text:p text:style-name="P2"><text:span text:style-name="T2">======</text:span></text:p>
              <text:p text:style-name="P2"><text:span text:style-name="T2">ID#AAAACzJ2_gc</text:span></text:p>
              <text:p text:style-name="P2"><text:span text:style-name="T2">turnen <text:s text:c="3"/>(2019-12-27 13:12:29)</text:span></text:p>
              <text:p text:style-name="P2"><text:span text:style-name="T2">Help and instructions (e.g. examples, information required) are provided where necessary (Medium importance)</text:span></text:p>
              <text:p text:style-name="P2"><text:span text:style-name="T2">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75]/[.K117]" office:value-type="percentage" office:value="0.6" calcext:value-type="percentage">
            <text:p>60 %</text:p>
          </table:table-cell>
          <table:table-cell table:style-name="ce73" table:formula="of:=VLOOKUP([.D75];[.Q1:.R9];2;FALSE())" office:value-type="float" office:value="0" calcext:value-type="float">
            <text:p>0</text:p>
          </table:table-cell>
          <table:table-cell table:style-name="ce73" table:formula="of:=[.M75]*[.L75]" office:value-type="float" office:value="0" calcext:value-type="float">
            <text:p>0</text:p>
          </table:table-cell>
          <table:table-cell table:style-name="ce73" table:formula="of:=IF([.M75]=0;0;[.L75]*MAX([.R2:.R8]))" office:value-type="float" office:value="0" calcext:value-type="float">
            <text:p>0</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Errors</text:p>
          </table:table-cell>
          <table:table-cell/>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5]+1" office:value-type="float" office:value="30" calcext:value-type="float">
            <text:p>30</text:p>
          </table:table-cell>
          <table:table-cell table:style-name="ce19" office:value-type="string" calcext:value-type="string">
            <office:annotation draw:style-name="gr8" draw:text-style-name="P3" svg:width="3.613cm" svg:height="8.891cm" svg:x="13.03cm" svg:y="65.961cm" draw:caption-point-x="-0.328cm" draw:caption-point-y="-1.604cm">
              <dc:date>2026-03-09T00:00:00</dc:date>
              <text:p text:style-name="P2"><text:span text:style-name="T2">======</text:span></text:p>
              <text:p text:style-name="P2"><text:span text:style-name="T2">ID#AAAACzJ2_eg</text:span></text:p>
              <text:p text:style-name="P2"><text:span text:style-name="T2">turnen <text:s text:c="3"/>(2019-12-27 13:12:29)</text:span></text:p>
              <text:p text:style-name="P2"><text:span text:style-name="T2">Errors are clear, easily identified and appear in appropriate locations (High importance)</text:span></text:p>
              <text:p text:style-name="P2"><text:span text:style-name="T2">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79]/[.K117]" office:value-type="percentage" office:value="0.8" calcext:value-type="percentage">
            <text:p>80 %</text:p>
          </table:table-cell>
          <table:table-cell table:style-name="ce73" table:formula="of:=VLOOKUP([.D79];[.Q1:.R9];2;FALSE())" office:value-type="float" office:value="0" calcext:value-type="float">
            <text:p>0</text:p>
          </table:table-cell>
          <table:table-cell table:style-name="ce73" table:formula="of:=[.M79]*[.L79]" office:value-type="float" office:value="0" calcext:value-type="float">
            <text:p>0</text:p>
          </table:table-cell>
          <table:table-cell table:style-name="ce73" table:formula="of:=IF([.M79]=0;0;[.L79]*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79]+1" office:value-type="float" office:value="31" calcext:value-type="float">
            <text:p>31</text:p>
          </table:table-cell>
          <table:table-cell table:style-name="ce19" office:value-type="string" calcext:value-type="string">
            <office:annotation draw:style-name="gr5" draw:text-style-name="P3" svg:width="3.613cm" svg:height="7.311cm" svg:x="13.03cm" svg:y="67.787cm" draw:caption-point-x="-0.328cm" draw:caption-point-y="-1.605cm">
              <dc:date>2026-03-09T00:00:00</dc:date>
              <text:p text:style-name="P2"><text:span text:style-name="T2">======</text:span></text:p>
              <text:p text:style-name="P2"><text:span text:style-name="T2">ID#AAAACzJ2_fg</text:span></text:p>
              <text:p text:style-name="P2"><text:span text:style-name="T2">turnen <text:s text:c="3"/>(2019-12-27 13:12:29)</text:span></text:p>
              <text:p text:style-name="P2"><text:span text:style-name="T2">Error messages are concise, written in easy to understand language and describe what's occurred and what action is necessary (Medium importance)</text:span></text:p>
              <text:p text:style-name="P2"><text:span text:style-name="T2">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81]/[.K117]" office:value-type="percentage" office:value="0.6" calcext:value-type="percentage">
            <text:p>60 %</text:p>
          </table:table-cell>
          <table:table-cell table:style-name="ce73" table:formula="of:=VLOOKUP([.D81];[.Q1:.R9];2;FALSE())" office:value-type="float" office:value="0" calcext:value-type="float">
            <text:p>0</text:p>
          </table:table-cell>
          <table:table-cell table:style-name="ce73" table:formula="of:=[.M81]*[.L81]" office:value-type="float" office:value="0" calcext:value-type="float">
            <text:p>0</text:p>
          </table:table-cell>
          <table:table-cell table:style-name="ce73" table:formula="of:=IF([.M81]=0;0;[.L8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1]+1" office:value-type="float" office:value="32" calcext:value-type="float">
            <text:p>32</text:p>
          </table:table-cell>
          <table:table-cell table:style-name="ce19" office:value-type="string" calcext:value-type="string">
            <office:annotation draw:style-name="gr13" draw:text-style-name="P3" svg:width="3.613cm" svg:height="11.656cm" svg:x="13.03cm" svg:y="69.612cm" draw:caption-point-x="-0.328cm" draw:caption-point-y="-1.604cm">
              <dc:date>2026-03-09T00:00:00</dc:date>
              <text:p text:style-name="P2"><text:span text:style-name="T2">======</text:span></text:p>
              <text:p text:style-name="P2"><text:span text:style-name="T2">ID#AAAACzJ2_gg</text:span></text:p>
              <text:p text:style-name="P2"><text:span text:style-name="T2">turnen <text:s text:c="3"/>(2019-12-27 13:12:29)</text:span></text:p>
              <text:p text:style-name="P2"><text:span text:style-name="T2">Common user errors have been taken into consideration and where possible prevented (Medium importance)</text:span></text:p>
              <text:p text:style-name="P2"><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office:annotation>
            <text:p>Common user errors (e.g. missing fields, invalid formats, invalid selections) have been taken into consideration and where possible prevented.</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83]/[.K117]" office:value-type="percentage" office:value="0.6" calcext:value-type="percentage">
            <text:p>60 %</text:p>
          </table:table-cell>
          <table:table-cell table:style-name="ce73" table:formula="of:=VLOOKUP([.D83];[.Q1:.R9];2;FALSE())" office:value-type="float" office:value="0" calcext:value-type="float">
            <text:p>0</text:p>
          </table:table-cell>
          <table:table-cell table:style-name="ce73" table:formula="of:=[.M83]*[.L83]" office:value-type="float" office:value="0" calcext:value-type="float">
            <text:p>0</text:p>
          </table:table-cell>
          <table:table-cell table:style-name="ce73" table:formula="of:=IF([.M83]=0;0;[.L8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3]+1" office:value-type="float" office:value="33" calcext:value-type="float">
            <text:p>33</text:p>
          </table:table-cell>
          <table:table-cell table:style-name="ce19" office:value-type="string" calcext:value-type="string">
            <office:annotation draw:style-name="gr10" draw:text-style-name="P3" svg:width="3.613cm" svg:height="5.731cm" svg:x="13.03cm" svg:y="71.438cm" draw:caption-point-x="-0.328cm" draw:caption-point-y="-1.604cm">
              <dc:date>2026-03-09T00:00:00</dc:date>
              <text:p text:style-name="P2"><text:span text:style-name="T2">======</text:span></text:p>
              <text:p text:style-name="P2"><text:span text:style-name="T2">ID#AAAACzJ2_eI</text:span></text:p>
              <text:p text:style-name="P2"><text:span text:style-name="T2">turnen <text:s text:c="3"/>(2019-12-27 13:12:29)</text:span></text:p>
              <text:p text:style-name="P2"><text:span text:style-name="T2">Users are able to easily recover (i.e. not have to start again) from errors (Medium importance)</text:span></text:p>
              <text:p text:style-name="P2"><text:span text:style-name="T2">For example, users might be able to re-edit and resubmit a form or enter a different value.</text:span></text:p>
            </office:annotation>
            <text:p>Users are able to easily recover (i.e. not have to start again) from error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85]/[.K117]" office:value-type="percentage" office:value="0.6" calcext:value-type="percentage">
            <text:p>60 %</text:p>
          </table:table-cell>
          <table:table-cell table:style-name="ce73" table:formula="of:=VLOOKUP([.D85];[.Q1:.R9];2;FALSE())" office:value-type="float" office:value="0" calcext:value-type="float">
            <text:p>0</text:p>
          </table:table-cell>
          <table:table-cell table:style-name="ce73" table:formula="of:=[.M85]*[.L85]" office:value-type="float" office:value="0" calcext:value-type="float">
            <text:p>0</text:p>
          </table:table-cell>
          <table:table-cell table:style-name="ce73" table:formula="of:=IF([.M85]=0;0;[.L85]*MAX([.R2:.R8]))" office:value-type="float" office:value="0" calcext:value-type="float">
            <text:p>0</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Content &amp; text</text:p>
          </table:table-cell>
          <table:table-cell/>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85]+1" office:value-type="float" office:value="34" calcext:value-type="float">
            <text:p>34</text:p>
          </table:table-cell>
          <table:table-cell table:style-name="ce19" office:value-type="string" calcext:value-type="string">
            <office:annotation draw:style-name="gr3" draw:text-style-name="P3" svg:width="3.613cm" svg:height="9.286cm" svg:x="13.03cm" svg:y="74.322cm" draw:caption-point-x="-0.328cm" draw:caption-point-y="-1.604cm">
              <dc:date>2026-03-09T00:00:00</dc:date>
              <text:p text:style-name="P2"><text:span text:style-name="T2">======</text:span></text:p>
              <text:p text:style-name="P2"><text:span text:style-name="T2">ID#AAAACzJ2_eM</text:span></text:p>
              <text:p text:style-name="P2"><text:span text:style-name="T2">turnen <text:s text:c="3"/>(2019-12-27 13:12:29)</text:span></text:p>
              <text:p text:style-name="P2"><text:span text:style-name="T2">Content available (e.g. text, images, video, audio) is appropriate and sufficiently relevant, and detailed to meet user goals (Very high importance)</text:span></text:p>
              <text:p text:style-name="P2"><text:span text:style-name="T2">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5" calcext:value-type="float">
            <text:p>5</text:p>
          </table:table-cell>
          <table:table-cell table:style-name="ce70" table:formula="of:=[.K89]/[.K117]" office:value-type="percentage" office:value="1" calcext:value-type="percentage">
            <text:p>100 %</text:p>
          </table:table-cell>
          <table:table-cell table:style-name="ce73" table:formula="of:=VLOOKUP([.D89];[.Q1:.R9];2;FALSE())" office:value-type="float" office:value="0" calcext:value-type="float">
            <text:p>0</text:p>
          </table:table-cell>
          <table:table-cell table:style-name="ce73" table:formula="of:=[.M89]*[.L89]" office:value-type="float" office:value="0" calcext:value-type="float">
            <text:p>0</text:p>
          </table:table-cell>
          <table:table-cell table:style-name="ce73" table:formula="of:=IF([.M89]=0;0;[.L89]*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89]+1" office:value-type="float" office:value="35" calcext:value-type="float">
            <text:p>35</text:p>
          </table:table-cell>
          <table:table-cell table:style-name="ce19" office:value-type="string" calcext:value-type="string">
            <office:annotation draw:style-name="gr5" draw:text-style-name="P3" svg:width="3.613cm" svg:height="7.311cm" svg:x="13.03cm" svg:y="76.147cm" draw:caption-point-x="-0.328cm" draw:caption-point-y="-1.604cm">
              <dc:date>2026-03-09T00:00:00</dc:date>
              <text:p text:style-name="P2"><text:span text:style-name="T2">======</text:span></text:p>
              <text:p text:style-name="P2"><text:span text:style-name="T2">ID#AAAACzJ2_e4</text:span></text:p>
              <text:p text:style-name="P2"><text:span text:style-name="T2">turnen <text:s text:c="3"/>(2019-12-27 13:12:29)</text:span></text:p>
              <text:p text:style-name="P2"><text:span text:style-name="T2">Links to other useful and relevant content (e.g. related pages, external websites or documents) are available and shown in context (Low importance)</text:span></text:p>
              <text:p text:style-name="P2"><text:span text:style-name="T2">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2" calcext:value-type="float">
            <text:p>2</text:p>
          </table:table-cell>
          <table:table-cell table:style-name="ce70" table:formula="of:=[.K91]/[.K117]" office:value-type="percentage" office:value="0.4" calcext:value-type="percentage">
            <text:p>40 %</text:p>
          </table:table-cell>
          <table:table-cell table:style-name="ce73" table:formula="of:=VLOOKUP([.D91];[.Q1:.R9];2;FALSE())" office:value-type="float" office:value="0" calcext:value-type="float">
            <text:p>0</text:p>
          </table:table-cell>
          <table:table-cell table:style-name="ce73" table:formula="of:=[.M91]*[.L91]" office:value-type="float" office:value="0" calcext:value-type="float">
            <text:p>0</text:p>
          </table:table-cell>
          <table:table-cell table:style-name="ce73" table:formula="of:=IF([.M91]=0;0;[.L9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1]+1" office:value-type="float" office:value="36" calcext:value-type="float">
            <text:p>36</text:p>
          </table:table-cell>
          <table:table-cell table:style-name="ce19" office:value-type="string" calcext:value-type="string">
            <office:annotation draw:style-name="gr11" draw:text-style-name="P3" svg:width="3.613cm" svg:height="6.521cm" svg:x="13.03cm" svg:y="77.973cm" draw:caption-point-x="-0.328cm" draw:caption-point-y="-1.604cm">
              <dc:date>2026-03-09T00:00:00</dc:date>
              <text:p text:style-name="P2"><text:span text:style-name="T2">======</text:span></text:p>
              <text:p text:style-name="P2"><text:span text:style-name="T2">ID#AAAACzJ2_e8</text:span></text:p>
              <text:p text:style-name="P2"><text:span text:style-name="T2">turnen <text:s text:c="3"/>(2019-12-27 13:12:29)</text:span></text:p>
              <text:p text:style-name="P2"><text:span text:style-name="T2">Language, terminology and tone used is appropriate and readily understood by the target audience (High importance)</text:span></text:p>
              <text:p text:style-name="P2"><text:span text:style-name="T2">Jargon should be kept to a minimum and plain language should be used where ever possible.</text:span></text:p>
            </office:annotation>
            <text:p>Language, terminology and tone used is appropriate and readily understood by the target audience.</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93]/[.K117]" office:value-type="percentage" office:value="0.8" calcext:value-type="percentage">
            <text:p>80 %</text:p>
          </table:table-cell>
          <table:table-cell table:style-name="ce73" table:formula="of:=VLOOKUP([.D93];[.Q1:.R9];2;FALSE())" office:value-type="float" office:value="0" calcext:value-type="float">
            <text:p>0</text:p>
          </table:table-cell>
          <table:table-cell table:style-name="ce73" table:formula="of:=[.M93]*[.L93]" office:value-type="float" office:value="0" calcext:value-type="float">
            <text:p>0</text:p>
          </table:table-cell>
          <table:table-cell table:style-name="ce73" table:formula="of:=IF([.M93]=0;0;[.L9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3]+1" office:value-type="float" office:value="37" calcext:value-type="float">
            <text:p>37</text:p>
          </table:table-cell>
          <table:table-cell table:style-name="ce19" office:value-type="string" calcext:value-type="string">
            <office:annotation draw:style-name="gr4" draw:text-style-name="P3" svg:width="3.613cm" svg:height="8.101cm" svg:x="13.03cm" svg:y="79.799cm" draw:caption-point-x="-0.328cm" draw:caption-point-y="-1.605cm">
              <dc:date>2026-03-09T00:00:00</dc:date>
              <text:p text:style-name="P2"><text:span text:style-name="T2">======</text:span></text:p>
              <text:p text:style-name="P2"><text:span text:style-name="T2">ID#AAAACzJ2_e0</text:span></text:p>
              <text:p text:style-name="P2"><text:span text:style-name="T2">turnen <text:s text:c="3"/>(2019-12-27 13:12:29)</text:span></text:p>
              <text:p text:style-name="P2"><text:span text:style-name="T2">Terms, language and tone used are consistent (e.g. the same term is used throughout) (Medium importance)</text:span></text:p>
              <text:p text:style-name="P2"><text:span text:style-name="T2">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95]/[.K117]" office:value-type="percentage" office:value="0.6" calcext:value-type="percentage">
            <text:p>60 %</text:p>
          </table:table-cell>
          <table:table-cell table:style-name="ce73" table:formula="of:=VLOOKUP([.D95];[.Q1:.R9];2;FALSE())" office:value-type="float" office:value="0" calcext:value-type="float">
            <text:p>0</text:p>
          </table:table-cell>
          <table:table-cell table:style-name="ce73" table:formula="of:=[.M95]*[.L95]" office:value-type="float" office:value="0" calcext:value-type="float">
            <text:p>0</text:p>
          </table:table-cell>
          <table:table-cell table:style-name="ce73" table:formula="of:=IF([.M95]=0;0;[.L95]*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content-validation-name="val2"/>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95]+1" office:value-type="float" office:value="38" calcext:value-type="float">
            <text:p>38</text:p>
          </table:table-cell>
          <table:table-cell table:style-name="ce19" office:value-type="string" calcext:value-type="string">
            <office:annotation draw:style-name="gr12" draw:text-style-name="P3" svg:width="3.613cm" svg:height="6.126cm" svg:x="13.03cm" svg:y="81.624cm" draw:caption-point-x="-0.328cm" draw:caption-point-y="-1.604cm">
              <dc:date>2026-03-09T00:00:00</dc:date>
              <text:p text:style-name="P2"><text:span text:style-name="T2">======</text:span></text:p>
              <text:p text:style-name="P2"><text:span text:style-name="T2">ID#AAAACzJ2_fI</text:span></text:p>
              <text:p text:style-name="P2"><text:span text:style-name="T2">turnen <text:s text:c="3"/>(2019-12-27 13:12:29)</text:span></text:p>
              <text:p text:style-name="P2"><text:span text:style-name="T2">Text and content is legible and scanable, with good typography and visual contrast (Medium importance)</text:span></text:p>
              <text:p text:style-name="P2"><text:span text:style-name="T2">Users should be able to quickly scan headers and body text, in order to get an overview of what's available.</text:span></text:p>
            </office:annotation>
            <text:p>Text and content is legible and scanable, with good typography and visual contrast.</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97]/[.K117]" office:value-type="percentage" office:value="0.6" calcext:value-type="percentage">
            <text:p>60 %</text:p>
          </table:table-cell>
          <table:table-cell table:style-name="ce73" table:formula="of:=VLOOKUP([.D97];[.Q1:.R9];2;FALSE())" office:value-type="float" office:value="0" calcext:value-type="float">
            <text:p>0</text:p>
          </table:table-cell>
          <table:table-cell table:style-name="ce73" table:formula="of:=[.M97]*[.L97]" office:value-type="float" office:value="0" calcext:value-type="float">
            <text:p>0</text:p>
          </table:table-cell>
          <table:table-cell table:style-name="ce73" table:formula="of:=IF([.M97]=0;0;[.L97]*MAX([.R2:.R8]))" office:value-type="float" office:value="0" calcext:value-type="float">
            <text:p>0</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Help</text:p>
          </table:table-cell>
          <table:table-cell/>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97]+1" office:value-type="float" office:value="39" calcext:value-type="float">
            <text:p>39</text:p>
          </table:table-cell>
          <table:table-cell table:style-name="ce19" office:value-type="string" calcext:value-type="string">
            <office:annotation draw:style-name="gr3" draw:text-style-name="P3" svg:width="3.613cm" svg:height="9.286cm" svg:x="13.03cm" svg:y="84.508cm" draw:caption-point-x="-0.328cm" draw:caption-point-y="-1.604cm">
              <dc:date>2026-03-09T00:00:00</dc:date>
              <text:p text:style-name="P2"><text:span text:style-name="T2">======</text:span></text:p>
              <text:p text:style-name="P2"><text:span text:style-name="T2">ID#AAAACzJ2_go</text:span></text:p>
              <text:p text:style-name="P2"><text:span text:style-name="T2">turnen <text:s text:c="3"/>(2019-12-27 13:12:29)</text:span></text:p>
              <text:p text:style-name="P2"><text:span text:style-name="T2">Online help is provided and is suitable for the user base (High importance)</text:span></text:p>
              <text:p text:style-name="P2"><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office:annotation>
            <text:p>Online help is provided and is suitable for the user base (e.g. is written in easy to understand langugage and only uses recognised terms). Where appropriate contextual help is provided.</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4" calcext:value-type="float">
            <text:p>4</text:p>
          </table:table-cell>
          <table:table-cell table:style-name="ce70" table:formula="of:=[.K101]/[.K117]" office:value-type="percentage" office:value="0.8" calcext:value-type="percentage">
            <text:p>80 %</text:p>
          </table:table-cell>
          <table:table-cell table:style-name="ce73" table:formula="of:=VLOOKUP([.D101];[.Q1:.R9];2;FALSE())" office:value-type="float" office:value="0" calcext:value-type="float">
            <text:p>0</text:p>
          </table:table-cell>
          <table:table-cell table:style-name="ce73" table:formula="of:=[.M101]*[.L101]" office:value-type="float" office:value="0" calcext:value-type="float">
            <text:p>0</text:p>
          </table:table-cell>
          <table:table-cell table:style-name="ce73" table:formula="of:=IF([.M101]=0;0;[.L101]*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1]+1" office:value-type="float" office:value="40" calcext:value-type="float">
            <text:p>40</text:p>
          </table:table-cell>
          <table:table-cell table:style-name="ce19" office:value-type="string" calcext:value-type="string">
            <office:annotation draw:style-name="gr16" draw:text-style-name="P3" svg:width="3.613cm" svg:height="6.916cm" svg:x="13.03cm" svg:y="86.334cm" draw:caption-point-x="-0.328cm" draw:caption-point-y="-1.604cm">
              <dc:date>2026-03-09T00:00:00</dc:date>
              <text:p text:style-name="P2"><text:span text:style-name="T2">======</text:span></text:p>
              <text:p text:style-name="P2"><text:span text:style-name="T2">ID#AAAACzJ2_gI</text:span></text:p>
              <text:p text:style-name="P2"><text:span text:style-name="T2">turnen <text:s text:c="3"/>(2019-12-27 13:12:29)</text:span></text:p>
              <text:p text:style-name="P2"><text:span text:style-name="T2">Online help is concise, easy to read and written in easy to understand language (Medium importance)</text:span></text:p>
              <text:p text:style-name="P2"><text:span text:style-name="T2">Help should cover the essentials without providing excessive detail and shouldn't use jargon or technical terminology that isn't likely to be understood by users.</text:span></text:p>
            </office:annotation>
            <text:p>Online help is concise, easy to read and written in easy to understand language.</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103]/[.K117]" office:value-type="percentage" office:value="0.6" calcext:value-type="percentage">
            <text:p>60 %</text:p>
          </table:table-cell>
          <table:table-cell table:style-name="ce73" table:formula="of:=VLOOKUP([.D103];[.Q1:.R9];2;FALSE())" office:value-type="float" office:value="0" calcext:value-type="float">
            <text:p>0</text:p>
          </table:table-cell>
          <table:table-cell table:style-name="ce73" table:formula="of:=[.M103]*[.L103]" office:value-type="float" office:value="0" calcext:value-type="float">
            <text:p>0</text:p>
          </table:table-cell>
          <table:table-cell table:style-name="ce73" table:formula="of:=IF([.M103]=0;0;[.L103]*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3]+1" office:value-type="float" office:value="41" calcext:value-type="float">
            <text:p>41</text:p>
          </table:table-cell>
          <table:table-cell table:style-name="ce19" office:value-type="string" calcext:value-type="string">
            <office:annotation draw:style-name="gr8" draw:text-style-name="P3" svg:width="3.613cm" svg:height="8.891cm" svg:x="13.03cm" svg:y="88.16cm" draw:caption-point-x="-0.328cm" draw:caption-point-y="-1.605cm">
              <dc:date>2026-03-09T00:00:00</dc:date>
              <text:p text:style-name="P2"><text:span text:style-name="T2">======</text:span></text:p>
              <text:p text:style-name="P2"><text:span text:style-name="T2">ID#AAAACzJ2_f0</text:span></text:p>
              <text:p text:style-name="P2"><text:span text:style-name="T2">turnen <text:s text:c="3"/>(2019-12-27 13:12:29)</text:span></text:p>
              <text:p text:style-name="P2"><text:span text:style-name="T2">Accessing online help does not impede users (Medium importance)</text:span></text:p>
              <text:p text:style-name="P2"><text:span text:style-name="T2">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3" calcext:value-type="float">
            <text:p>3</text:p>
          </table:table-cell>
          <table:table-cell table:style-name="ce70" table:formula="of:=[.K105]/[.K117]" office:value-type="percentage" office:value="0.6" calcext:value-type="percentage">
            <text:p>60 %</text:p>
          </table:table-cell>
          <table:table-cell table:style-name="ce73" table:formula="of:=VLOOKUP([.D105];[.Q1:.R9];2;FALSE())" office:value-type="float" office:value="0" calcext:value-type="float">
            <text:p>0</text:p>
          </table:table-cell>
          <table:table-cell table:style-name="ce73" table:formula="of:=[.M105]*[.L105]" office:value-type="float" office:value="0" calcext:value-type="float">
            <text:p>0</text:p>
          </table:table-cell>
          <table:table-cell table:style-name="ce73" table:formula="of:=IF([.M105]=0;0;[.L105]*MAX([.R2:.R8]))" office:value-type="float" office:value="0" calcext:value-type="float">
            <text:p>0</text:p>
          </table:table-cell>
          <table:table-cell table:number-columns-repeated="1009"/>
        </table:table-row>
        <table:table-row table:style-name="ro24">
          <table:table-cell table:style-name="ce6"/>
          <table:table-cell table:style-name="ce19"/>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23">
          <table:table-cell table:style-name="ce6" table:formula="of:=[.A105]+1" office:value-type="float" office:value="42" calcext:value-type="float">
            <text:p>42</text:p>
          </table:table-cell>
          <table:table-cell table:style-name="ce19" office:value-type="string" calcext:value-type="string">
            <office:annotation draw:style-name="gr14" draw:text-style-name="P3" svg:width="3.613cm" svg:height="8.496cm" svg:x="13.03cm" svg:y="89.985cm" draw:caption-point-x="-0.328cm" draw:caption-point-y="-1.604cm">
              <dc:date>2026-03-09T00:00:00</dc:date>
              <text:p text:style-name="P2"><text:span text:style-name="T2">======</text:span></text:p>
              <text:p text:style-name="P2"><text:span text:style-name="T2">ID#AAAACzJ2_fU</text:span></text:p>
              <text:p text:style-name="P2"><text:span text:style-name="T2">turnen <text:s text:c="3"/>(2019-12-27 13:12:29)</text:span></text:p>
              <text:p text:style-name="P2"><text:span text:style-name="T2">Users can easily get further help (e.g. telephone or email address) (Low importance)</text:span></text:p>
              <text:p text:style-name="P2"><text:span text:style-name="T2">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22"/>
          <table:table-cell table:style-name="ce200" table:content-validation-name="val1" office:value-type="string" calcext:value-type="string">
            <text:p>Enter score</text:p>
          </table:table-cell>
          <table:table-cell table:style-name="ce122"/>
          <table:table-cell table:style-name="ce122" table:formula="of:=#REF!*#REF!" office:value-type="string" office:string-value="" calcext:value-type="error">
            <text:p>#¡REF!</text:p>
          </table:table-cell>
          <table:table-cell table:style-name="ce122" table:formula="of:=IF(#REF!&gt;=0;10*#REF!;0)" office:value-type="string" office:string-value="" calcext:value-type="error">
            <text:p>#¡REF!</text:p>
          </table:table-cell>
          <table:table-cell table:style-name="ce122"/>
          <table:table-cell table:style-name="ce52"/>
          <table:table-cell table:style-name="ce122"/>
          <table:table-cell table:style-name="ce65" office:value-type="float" office:value="2" calcext:value-type="float">
            <text:p>2</text:p>
          </table:table-cell>
          <table:table-cell table:style-name="ce70" table:formula="of:=[.K107]/[.K117]" office:value-type="percentage" office:value="0.4" calcext:value-type="percentage">
            <text:p>40 %</text:p>
          </table:table-cell>
          <table:table-cell table:style-name="ce73" table:formula="of:=VLOOKUP([.D107];[.Q1:.R9];2;FALSE())" office:value-type="float" office:value="0" calcext:value-type="float">
            <text:p>0</text:p>
          </table:table-cell>
          <table:table-cell table:style-name="ce73" table:formula="of:=[.M107]*[.L107]" office:value-type="float" office:value="0" calcext:value-type="float">
            <text:p>0</text:p>
          </table:table-cell>
          <table:table-cell table:style-name="ce73" table:formula="of:=IF([.M107]=0;0;[.L107]*MAX([.R2:.R8]))" office:value-type="float" office:value="0" calcext:value-type="float">
            <text:p>0</text:p>
          </table:table-cell>
          <table:table-cell table:number-columns-repeated="1009"/>
        </table:table-row>
        <table:table-row table:style-name="ro24">
          <table:table-cell/>
          <table:table-cell table:style-name="ce130"/>
          <table:table-cell table:style-name="ce122"/>
          <table:table-cell table:style-name="ce150"/>
          <table:table-cell table:style-name="ce12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115" office:value-type="string" calcext:value-type="string">
            <text:p>Performance</text:p>
          </table:table-cell>
          <table:table-cell/>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2">
          <table:table-cell/>
          <table:table-cell table:style-name="ce21"/>
          <table:table-cell table:style-name="ce17"/>
          <table:table-cell table:style-name="ce42"/>
          <table:table-cell table:style-name="ce17"/>
          <table:table-cell table:style-name="ce122" table:number-columns-repeated="5"/>
          <table:table-cell table:style-name="ce65"/>
          <table:table-cell table:style-name="ce70"/>
          <table:table-cell table:style-name="ce73" table:number-columns-repeated="3"/>
          <table:table-cell table:number-columns-repeated="1009"/>
        </table:table-row>
        <table:table-row table:style-name="ro23">
          <table:table-cell table:style-name="ce6" table:formula="of:=[.A107]+1" office:value-type="float" office:value="43" calcext:value-type="float">
            <text:p>43</text:p>
          </table:table-cell>
          <table:table-cell table:style-name="ce19" office:value-type="string" calcext:value-type="string">
            <office:annotation draw:style-name="gr18" draw:text-style-name="P3" svg:width="3.613cm" svg:height="12.051cm" svg:x="13.03cm" svg:y="92.869cm" draw:caption-point-x="-0.328cm" draw:caption-point-y="-1.604cm">
              <dc:date>2026-03-09T00:00:00</dc:date>
              <text:p text:style-name="P2"><text:span text:style-name="T2">======</text:span></text:p>
              <text:p text:style-name="P2"><text:span text:style-name="T2">ID#AAAACzJ2_eo</text:span></text:p>
              <text:p text:style-name="P2"><text:span text:style-name="T2">turnen <text:s text:c="3"/>(2019-12-27 13:12:29)</text:span></text:p>
              <text:p text:style-name="P2"><text:span text:style-name="T2">Site or application performance doesn't inhibit the user experience (e.g. slow page downloads, long delays) (High importance)</text:span></text:p>
              <text:p text:style-name="P2"><text:span text:style-name="T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124"/>
          <table:table-cell table:style-name="ce200" table:content-validation-name="val1" office:value-type="string" calcext:value-type="string">
            <text:p>Enter score</text:p>
          </table:table-cell>
          <table:table-cell table:style-name="ce124"/>
          <table:table-cell table:style-name="ce124" table:formula="of:=#REF!*#REF!" office:value-type="string" office:string-value="" calcext:value-type="error">
            <text:p>#¡REF!</text:p>
          </table:table-cell>
          <table:table-cell table:style-name="ce124" table:formula="of:=IF(#REF!&gt;=0;10*#REF!;0)" office:value-type="string" office:string-value="" calcext:value-type="error">
            <text:p>#¡REF!</text:p>
          </table:table-cell>
          <table:table-cell table:style-name="ce124"/>
          <table:table-cell table:style-name="ce52"/>
          <table:table-cell table:style-name="ce124"/>
          <table:table-cell table:style-name="ce67" office:value-type="float" office:value="4" calcext:value-type="float">
            <text:p>4</text:p>
          </table:table-cell>
          <table:table-cell table:style-name="ce72" table:formula="of:=[.K111]/[.K117]" office:value-type="percentage" office:value="0.8" calcext:value-type="percentage">
            <text:p>80 %</text:p>
          </table:table-cell>
          <table:table-cell table:style-name="ce74" table:formula="of:=VLOOKUP([.D111];[.Q1:.R9];2;FALSE())" office:value-type="float" office:value="0" calcext:value-type="float">
            <text:p>0</text:p>
          </table:table-cell>
          <table:table-cell table:style-name="ce74" table:formula="of:=[.M111]*[.L111]" office:value-type="float" office:value="0" calcext:value-type="float">
            <text:p>0</text:p>
          </table:table-cell>
          <table:table-cell table:style-name="ce74" table:formula="of:=IF([.M111]=0;0;[.L111]*MAX([.R2:.R8]))" office:value-type="float" office:value="0" calcext:value-type="float">
            <text:p>0</text:p>
          </table:table-cell>
          <table:table-cell table:style-name="ce124" table:number-columns-repeated="11"/>
          <table:table-cell table:number-columns-repeated="998"/>
        </table:table-row>
        <table:table-row table:style-name="ro24">
          <table:table-cell table:style-name="ce6"/>
          <table:table-cell table:style-name="ce19"/>
          <table:table-cell table:style-name="ce124"/>
          <table:table-cell table:style-name="ce43"/>
          <table:table-cell table:style-name="ce124" table:number-columns-repeated="6"/>
          <table:table-cell table:style-name="ce67"/>
          <table:table-cell table:style-name="ce72"/>
          <table:table-cell table:style-name="ce74" table:number-columns-repeated="3"/>
          <table:table-cell table:style-name="ce124" table:number-columns-repeated="11"/>
          <table:table-cell table:number-columns-repeated="998"/>
        </table:table-row>
        <table:table-row table:style-name="ro23">
          <table:table-cell table:style-name="ce6" table:formula="of:=[.A111]+1" office:value-type="float" office:value="44" calcext:value-type="float">
            <text:p>44</text:p>
          </table:table-cell>
          <table:table-cell table:style-name="ce19" office:value-type="string" calcext:value-type="string">
            <office:annotation draw:style-name="gr19" draw:text-style-name="P3" svg:width="3.613cm" svg:height="5.336cm" svg:x="13.03cm" svg:y="94.695cm" draw:caption-point-x="-0.328cm" draw:caption-point-y="-1.605cm">
              <dc:date>2026-03-09T00:00:00</dc:date>
              <text:p text:style-name="P2"><text:span text:style-name="T2">======</text:span></text:p>
              <text:p text:style-name="P2"><text:span text:style-name="T2">ID#AAAACzJ2_fM</text:span></text:p>
              <text:p text:style-name="P2"><text:span text:style-name="T2">turnen <text:s text:c="3"/>(2019-12-27 13:12:29)</text:span></text:p>
              <text:p text:style-name="P2"><text:span text:style-name="T2">Errors and reliability issues don't inhibit the user experience (High importance)</text:span></text:p>
              <text:p text:style-name="P2"><text:span text:style-name="T2">Sites and applications should be free of bugs and shouldn't have any broken links.</text:span></text:p>
            </office:annotation>
            <text:p>Errors and reliabilty issues don't inhibit the user experience.</text:p>
          </table:table-cell>
          <table:table-cell table:style-name="ce124"/>
          <table:table-cell table:style-name="ce200" table:content-validation-name="val1" office:value-type="string" calcext:value-type="string">
            <text:p>Enter score</text:p>
          </table:table-cell>
          <table:table-cell table:style-name="ce124"/>
          <table:table-cell table:style-name="ce124" table:formula="of:=#REF!*#REF!" office:value-type="string" office:string-value="" calcext:value-type="error">
            <text:p>#¡REF!</text:p>
          </table:table-cell>
          <table:table-cell table:style-name="ce124" table:formula="of:=IF(#REF!&gt;=0;10*#REF!;0)" office:value-type="string" office:string-value="" calcext:value-type="error">
            <text:p>#¡REF!</text:p>
          </table:table-cell>
          <table:table-cell table:style-name="ce124"/>
          <table:table-cell table:style-name="ce52"/>
          <table:table-cell table:style-name="ce124"/>
          <table:table-cell table:style-name="ce67" office:value-type="float" office:value="4" calcext:value-type="float">
            <text:p>4</text:p>
          </table:table-cell>
          <table:table-cell table:style-name="ce72" table:formula="of:=[.K113]/[.K117]" office:value-type="percentage" office:value="0.8" calcext:value-type="percentage">
            <text:p>80 %</text:p>
          </table:table-cell>
          <table:table-cell table:style-name="ce74" table:formula="of:=VLOOKUP([.D113];[.Q1:.R9];2;FALSE())" office:value-type="float" office:value="0" calcext:value-type="float">
            <text:p>0</text:p>
          </table:table-cell>
          <table:table-cell table:style-name="ce74" table:formula="of:=[.M113]*[.L113]" office:value-type="float" office:value="0" calcext:value-type="float">
            <text:p>0</text:p>
          </table:table-cell>
          <table:table-cell table:style-name="ce74" table:formula="of:=IF([.M113]=0;0;[.L113]*MAX([.R2:.R8]))" office:value-type="float" office:value="0" calcext:value-type="float">
            <text:p>0</text:p>
          </table:table-cell>
          <table:table-cell table:style-name="ce124" table:number-columns-repeated="11"/>
          <table:table-cell table:number-columns-repeated="998"/>
        </table:table-row>
        <table:table-row table:style-name="ro24">
          <table:table-cell table:style-name="ce6"/>
          <table:table-cell table:style-name="ce19"/>
          <table:table-cell table:style-name="ce124"/>
          <table:table-cell table:style-name="ce43"/>
          <table:table-cell table:style-name="ce124" table:number-columns-repeated="6"/>
          <table:table-cell table:style-name="ce67"/>
          <table:table-cell table:style-name="ce72"/>
          <table:table-cell table:style-name="ce74" table:number-columns-repeated="3"/>
          <table:table-cell table:style-name="ce124" table:number-columns-repeated="11"/>
          <table:table-cell table:number-columns-repeated="998"/>
        </table:table-row>
        <table:table-row table:style-name="ro23">
          <table:table-cell table:style-name="ce6" table:formula="of:=[.A113]+1" office:value-type="float" office:value="45" calcext:value-type="float">
            <text:p>45</text:p>
          </table:table-cell>
          <table:table-cell table:style-name="ce19" office:value-type="string" calcext:value-type="string">
            <office:annotation draw:style-name="gr15" draw:text-style-name="P3" svg:width="3.613cm" svg:height="10.866cm" svg:x="13.03cm" svg:y="96.52cm" draw:caption-point-x="-0.328cm" draw:caption-point-y="-1.604cm">
              <dc:date>2026-03-09T00:00:00</dc:date>
              <text:p text:style-name="P2"><text:span text:style-name="T2">======</text:span></text:p>
              <text:p text:style-name="P2"><text:span text:style-name="T2">ID#AAAACzJ2_gA</text:span></text:p>
              <text:p text:style-name="P2"><text:span text:style-name="T2">turnen <text:s text:c="3"/>(2019-12-27 13:12:29)</text:span></text:p>
              <text:p text:style-name="P2"><text:span text:style-name="T2">Possible user configurations (e.g. browsers, resolutions, computer specs) are supported (Medium importance)</text:span></text:p>
              <text:p text:style-name="P2"><text:span text:style-name="T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124"/>
          <table:table-cell table:style-name="ce200" table:content-validation-name="val1" office:value-type="string" calcext:value-type="string">
            <text:p>Enter score</text:p>
          </table:table-cell>
          <table:table-cell table:style-name="ce124"/>
          <table:table-cell table:style-name="ce124" table:formula="of:=#REF!*#REF!" office:value-type="string" office:string-value="" calcext:value-type="error">
            <text:p>#¡REF!</text:p>
          </table:table-cell>
          <table:table-cell table:style-name="ce124" table:formula="of:=IF(#REF!&gt;=0;10*#REF!;0)" office:value-type="string" office:string-value="" calcext:value-type="error">
            <text:p>#¡REF!</text:p>
          </table:table-cell>
          <table:table-cell table:style-name="ce124"/>
          <table:table-cell table:style-name="ce52"/>
          <table:table-cell table:style-name="ce124"/>
          <table:table-cell table:style-name="ce67" office:value-type="float" office:value="3" calcext:value-type="float">
            <text:p>3</text:p>
          </table:table-cell>
          <table:table-cell table:style-name="ce72" table:formula="of:=[.K115]/[.K117]" office:value-type="percentage" office:value="0.6" calcext:value-type="percentage">
            <text:p>60 %</text:p>
          </table:table-cell>
          <table:table-cell table:style-name="ce74" table:formula="of:=VLOOKUP([.D115];[.Q1:.R9];2;FALSE())" office:value-type="float" office:value="0" calcext:value-type="float">
            <text:p>0</text:p>
          </table:table-cell>
          <table:table-cell table:style-name="ce74" table:formula="of:=[.M115]*[.L115]" office:value-type="float" office:value="0" calcext:value-type="float">
            <text:p>0</text:p>
          </table:table-cell>
          <table:table-cell table:style-name="ce74" table:formula="of:=IF([.M115]=0;0;[.L115]*MAX([.R2:.R8]))" office:value-type="float" office:value="0" calcext:value-type="float">
            <text:p>0</text:p>
          </table:table-cell>
          <table:table-cell table:style-name="ce124" table:number-columns-repeated="11"/>
          <table:table-cell table:number-columns-repeated="998"/>
        </table:table-row>
        <table:table-row table:style-name="ro24">
          <table:table-cell/>
          <table:table-cell table:style-name="ce133"/>
          <table:table-cell table:style-name="ce122"/>
          <table:table-cell table:style-name="ce150"/>
          <table:table-cell table:style-name="ce122" table:number-columns-repeated="6"/>
          <table:table-cell table:style-name="ce68" table:number-columns-repeated="3"/>
          <table:table-cell table:style-name="ce78" table:number-columns-repeated="2"/>
          <table:table-cell table:number-columns-repeated="1009"/>
        </table:table-row>
        <table:table-row table:style-name="ro19">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text:p/>
          </table:table-cell>
          <table:table-cell table:style-name="ce48" table:number-columns-repeated="3"/>
          <table:table-cell table:style-name="ce49" table:formula="of:=IF([.D117]=&quot;&quot;;&quot;&quot;;&quot;-&quot;)">
            <text:p/>
          </table:table-cell>
          <table:table-cell table:style-name="ce53" table:formula="of:=VLOOKUP([.J117];[$'Rating ranges'.A2:.B7];2;TRUE())">
            <text:p/>
          </table:table-cell>
          <table:table-cell table:style-name="ce83" table:formula="of:=IF([.D117]=&quot;&quot;;0;[.D117])" office:value-type="float" office:value="0" calcext:value-type="float">
            <text:p>0</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float" office:value="0" calcext:value-type="float">
            <text:p>0</text:p>
          </table:table-cell>
          <table:table-cell table:style-name="ce78" table:formula="of:=SUM([.O9:.O115])" office:value-type="float" office:value="0" calcext:value-type="float">
            <text:p>0</text:p>
          </table:table-cell>
          <table:table-cell table:number-columns-repeated="1009"/>
        </table:table-row>
        <table:table-row table:style-name="ro25">
          <table:table-cell table:number-columns-repeated="3"/>
          <table:table-cell table:style-name="ce38"/>
          <table:table-cell table:style-name="ce122" table:number-columns-repeated="6"/>
          <table:table-cell table:style-name="ce63" table:number-columns-repeated="2"/>
          <table:table-cell table:style-name="ce12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2"/>
          <table:table-cell table:style-name="ce63" table:number-columns-repeated="2"/>
          <table:table-cell table:style-name="ce12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2"/>
          <table:table-cell table:style-name="ce63" table:number-columns-repeated="2"/>
          <table:table-cell table:style-name="ce12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2"/>
          <table:table-cell table:style-name="ce63" table:number-columns-repeated="2"/>
          <table:table-cell table:style-name="ce12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2"/>
          <table:table-cell table:style-name="ce63" table:number-columns-repeated="2"/>
          <table:table-cell table:style-name="ce12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2"/>
          <table:table-cell table:style-name="ce63" table:number-columns-repeated="2"/>
          <table:table-cell table:style-name="ce122"/>
          <table:table-cell table:number-columns-repeated="1011"/>
        </table:table-row>
        <table:table-row table:style-name="ro25">
          <table:table-cell table:number-columns-repeated="3"/>
          <table:table-cell table:style-name="ce38"/>
          <table:table-cell table:style-name="ce122" table:number-columns-repeated="6"/>
          <table:table-cell table:style-name="ce63" table:number-columns-repeated="2"/>
          <table:table-cell table:style-name="ce122"/>
          <table:table-cell table:number-columns-repeated="1011"/>
        </table:table-row>
        <table:table-row table:style-name="ro25">
          <table:table-cell table:number-columns-repeated="3"/>
          <table:table-cell table:style-name="ce46"/>
          <table:table-cell table:style-name="ce122" table:number-columns-repeated="6"/>
          <table:table-cell table:style-name="ce63" table:number-columns-repeated="2"/>
          <table:table-cell table:style-name="ce122"/>
          <table:table-cell table:number-columns-repeated="1011"/>
        </table:table-row>
        <table:table-row table:style-name="ro11">
          <table:table-cell table:style-name="ce122"/>
          <table:table-cell table:style-name="ce28"/>
          <table:table-cell table:style-name="ce47" table:number-columns-repeated="7"/>
          <table:table-cell table:style-name="ce60"/>
          <table:table-cell table:style-name="ce63" table:number-columns-repeated="2"/>
          <table:table-cell table:style-name="ce122"/>
          <table:table-cell table:number-columns-repeated="1011"/>
        </table:table-row>
        <table:table-row table:style-name="ro25" table:number-rows-repeated="874">
          <table:table-cell table:number-columns-repeated="3"/>
          <table:table-cell table:style-name="ce38"/>
          <table:table-cell table:style-name="ce122" table:number-columns-repeated="6"/>
          <table:table-cell table:style-name="ce63" table:number-columns-repeated="2"/>
          <table:table-cell table:style-name="ce122"/>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ConditionalStyle_1" calcext:value="=&quot;Enter score&quot;" calcext:base-cell-address="'Usability scores'.D9"/>
          </calcext:conditional-format>
        </calcext:conditional-formats>
      </table:table>
      <table:table table:name="Usability guidelines" table:style-name="ta3">
        <table:table-column table:style-name="co7" table:default-cell-style-name="Default"/>
        <table:table-column table:style-name="co14" table:default-cell-style-name="Default"/>
        <table:table-column table:style-name="co15" table:default-cell-style-name="Default"/>
        <table:table-column table:style-name="co12" table:number-columns-repeated="23" table:default-cell-style-name="Default"/>
        <table:table-column table:style-name="co13" table:number-columns-repeated="998" table:default-cell-style-name="Default"/>
        <table:table-row table:style-name="ro1">
          <table:table-cell table:style-name="ce111" office:value-type="string" calcext:value-type="string" table:number-columns-spanned="3" table:number-rows-spanned="1">
            <text:p>Usability guidelines</text:p>
          </table:table-cell>
          <table:covered-table-cell table:number-columns-repeated="2" table:style-name="ce123"/>
          <table:table-cell table:number-columns-repeated="1021"/>
        </table:table-row>
        <table:table-row table:style-name="ro9">
          <table:table-cell/>
          <table:table-cell table:style-name="ce133"/>
          <table:table-cell table:style-name="ce115" office:value-type="string" calcext:value-type="string">
            <text:p>Importance</text:p>
          </table:table-cell>
          <table:table-cell table:number-columns-repeated="1021"/>
        </table:table-row>
        <table:table-row table:style-name="ro13">
          <table:table-cell table:style-name="ce203" office:value-type="string" calcext:value-type="string">
            <text:p>Features &amp; functionality</text:p>
          </table:table-cell>
          <table:table-cell table:style-name="ce124" table:number-columns-repeated="25"/>
          <table:table-cell table:number-columns-repeated="998"/>
        </table:table-row>
        <table:table-row table:style-name="ro14">
          <table:table-cell table:style-name="ce204" office:value-type="float" office:value="1" calcext:value-type="float">
            <text:p>1</text:p>
          </table:table-cell>
          <table:table-cell table:style-name="ce205" office:value-type="string" calcext:value-type="string">
            <text:p>Features and functionality meet common user goals and objectives</text:p>
            <text:p><text:span text:style-name="T3">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206" office:value-type="string" calcext:value-type="string">
            <text:p>Very high</text:p>
          </table:table-cell>
          <table:table-cell table:number-columns-repeated="1021"/>
        </table:table-row>
        <table:table-row table:style-name="ro15">
          <table:table-cell table:style-name="ce204" table:formula="of:=[.A4]+1" office:value-type="float" office:value="2" calcext:value-type="float">
            <text:p>2</text:p>
          </table:table-cell>
          <table:table-cell table:style-name="ce205" office:value-type="string" calcext:value-type="string">
            <text:p>Features and functionality support users desired workflows</text:p>
            <text:p><text:span text:style-name="T3">The site or application should support or at least be compatible with the way that users wish to work. For example, users might want to be able to carry out bulk transactions or be able to save and return to their work. </text:span></text:p>
          </table:table-cell>
          <table:table-cell table:style-name="ce206" office:value-type="string" calcext:value-type="string">
            <text:p>Very high</text:p>
          </table:table-cell>
          <table:table-cell table:number-columns-repeated="1021"/>
        </table:table-row>
        <table:table-row table:style-name="ro15">
          <table:table-cell table:style-name="ce204" table:formula="of:=[.A5]+1" office:value-type="float" office:value="3" calcext:value-type="float">
            <text:p>3</text:p>
          </table:table-cell>
          <table:table-cell table:style-name="ce205" office:value-type="string" calcext:value-type="string">
            <text:p>Frequently-used tasks are readily available (e.g. easily accessible from the homepage) and well supported</text:p>
            <text:p><text:span text:style-name="T3">For example short cuts and a login to retrieve details might be provided to speed up the completion of frequently carried out tasks.</text:span></text:p>
          </table:table-cell>
          <table:table-cell table:style-name="ce206" office:value-type="string" calcext:value-type="string">
            <text:p>High</text:p>
          </table:table-cell>
          <table:table-cell table:number-columns-repeated="1021"/>
        </table:table-row>
        <table:table-row table:style-name="ro15">
          <table:table-cell table:style-name="ce204" table:formula="of:=[.A6]+1" office:value-type="float" office:value="4" calcext:value-type="float">
            <text:p>4</text:p>
          </table:table-cell>
          <table:table-cell table:style-name="ce205" office:value-type="string" calcext:value-type="string">
            <text:p>Users are adequately supported according to their level of expertise</text:p>
            <text:p><text:span text:style-name="T3">For example, novice users are given help and instructions and features are progressively disclosed (e.g. advanced features not being shown by default).</text:span></text:p>
          </table:table-cell>
          <table:table-cell table:style-name="ce206" office:value-type="string" calcext:value-type="string">
            <text:p>Medium</text:p>
          </table:table-cell>
          <table:table-cell table:number-columns-repeated="1021"/>
        </table:table-row>
        <table:table-row table:style-name="ro15">
          <table:table-cell table:style-name="ce204" table:formula="of:=[.A7]+1" office:value-type="float" office:value="5" calcext:value-type="float">
            <text:p>5</text:p>
          </table:table-cell>
          <table:table-cell table:style-name="ce205" office:value-type="string" calcext:value-type="string">
            <text:p>Calls to action (e.g. register, add to basket, submit) are clear, well labelled and appear clickable</text:p>
            <text:p><text:span text:style-name="T3">Possible actions should always be clear and the primary call to action (i.e. the most common or desirable user action) should stand out on the page or screen.</text:span></text:p>
          </table:table-cell>
          <table:table-cell table:style-name="ce206" office:value-type="string" calcext:value-type="string">
            <text:p>Medium</text:p>
          </table:table-cell>
          <table:table-cell table:number-columns-repeated="1021"/>
        </table:table-row>
        <table:table-row table:style-name="ro11">
          <table:table-cell/>
          <table:table-cell table:style-name="ce130"/>
          <table:table-cell table:style-name="ce124"/>
          <table:table-cell table:number-columns-repeated="1021"/>
        </table:table-row>
        <table:table-row table:style-name="ro13">
          <table:table-cell table:style-name="ce203" office:value-type="string" calcext:value-type="string">
            <text:p>Homepage / starting page</text:p>
          </table:table-cell>
          <table:table-cell table:style-name="ce124" table:number-columns-repeated="25"/>
          <table:table-cell table:number-columns-repeated="998"/>
        </table:table-row>
        <table:table-row table:style-name="ro15">
          <table:table-cell table:style-name="ce204" table:formula="of:=[.A8]+1" office:value-type="float" office:value="6" calcext:value-type="float">
            <text:p>6</text:p>
          </table:table-cell>
          <table:table-cell table:style-name="ce205" office:value-type="string" calcext:value-type="string">
            <text:p>The Homepage / starting page provides a clear snapshot and overview of the content, features and functionality available</text:p>
            <text:p><text:span text:style-name="T3">For example, an introduction and overview of the site is provided together with section snapshots and example content.</text:span></text:p>
          </table:table-cell>
          <table:table-cell table:style-name="ce206" office:value-type="string" calcext:value-type="string">
            <text:p>Medium</text:p>
          </table:table-cell>
          <table:table-cell table:number-columns-repeated="1021"/>
        </table:table-row>
        <table:table-row table:style-name="ro14">
          <table:table-cell table:style-name="ce204" table:formula="of:=[.A11]+1" office:value-type="float" office:value="7" calcext:value-type="float">
            <text:p>7</text:p>
          </table:table-cell>
          <table:table-cell table:style-name="ce205" office:value-type="string" calcext:value-type="string">
            <text:p>The homepage / starting page is effective in orienting and directing users to their desired information and tasks</text:p>
            <text:p><text:span text:style-name="T3">Users should be able to work out where they need to go to complete a given task (e.g. carry out some research, complete a transaction).</text:span></text:p>
          </table:table-cell>
          <table:table-cell table:style-name="ce206" office:value-type="string" calcext:value-type="string">
            <text:p>High</text:p>
          </table:table-cell>
          <table:table-cell table:number-columns-repeated="1021"/>
        </table:table-row>
        <table:table-row table:style-name="ro15">
          <table:table-cell table:style-name="ce204" table:formula="of:=[.A12]+1" office:value-type="float" office:value="8" calcext:value-type="float">
            <text:p>8</text:p>
          </table:table-cell>
          <table:table-cell table:style-name="ce205" office:value-type="string" calcext:value-type="string">
            <text:p>The homepage / starting page layout is clear and uncluttered with sufficient 'white space'</text:p>
            <text:p><text:span text:style-name="T3">Users should be able to quickly scan the homepage and make sense of both the content available and of how the site is structured.</text:span></text:p>
          </table:table-cell>
          <table:table-cell table:style-name="ce206" office:value-type="string" calcext:value-type="string">
            <text:p>Medium</text:p>
          </table:table-cell>
          <table:table-cell table:number-columns-repeated="1021"/>
        </table:table-row>
        <table:table-row table:style-name="ro11">
          <table:table-cell/>
          <table:table-cell table:style-name="ce130"/>
          <table:table-cell table:style-name="ce124"/>
          <table:table-cell table:number-columns-repeated="1021"/>
        </table:table-row>
        <table:table-row table:style-name="ro13">
          <table:table-cell table:style-name="ce203" office:value-type="string" calcext:value-type="string">
            <text:p>Navigation</text:p>
          </table:table-cell>
          <table:table-cell table:style-name="ce124" table:number-columns-repeated="25"/>
          <table:table-cell table:number-columns-repeated="998"/>
        </table:table-row>
        <table:table-row table:style-name="ro15">
          <table:table-cell table:style-name="ce204" table:formula="of:=[.A13]+1" office:value-type="float" office:value="9" calcext:value-type="float">
            <text:p>9</text:p>
          </table:table-cell>
          <table:table-cell table:style-name="ce205" office:value-type="string" calcext:value-type="string">
            <text:p>Users can easily access the site or application</text:p>
            <text:p><text:span text:style-name="T3">For example, the URL is predictable and is returned by search engines. If a user attempts to find the site via a search engine, it should ideally be returned on the first page of search results for likely queries.</text:span></text:p>
          </table:table-cell>
          <table:table-cell table:style-name="ce206" office:value-type="string" calcext:value-type="string">
            <text:p>Low</text:p>
          </table:table-cell>
          <table:table-cell table:number-columns-repeated="1021"/>
        </table:table-row>
        <table:table-row table:style-name="ro14">
          <table:table-cell table:style-name="ce204" table:formula="of:=[.A16]+1" office:value-type="float" office:value="10" calcext:value-type="float">
            <text:p>10</text:p>
          </table:table-cell>
          <table:table-cell table:style-name="ce205" office:value-type="string" calcext:value-type="string">
            <text:p>The navigational scheme is easy to find, intuitive and consistent</text:p>
            <text:p><text:span text:style-name="T3">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206" office:value-type="string" calcext:value-type="string">
            <text:p>High</text:p>
          </table:table-cell>
          <table:table-cell table:number-columns-repeated="1021"/>
        </table:table-row>
        <table:table-row table:style-name="ro15">
          <table:table-cell table:style-name="ce204" table:formula="of:=[.A17]+1" office:value-type="float" office:value="11" calcext:value-type="float">
            <text:p>11</text:p>
          </table:table-cell>
          <table:table-cell table:style-name="ce205" office:value-type="string" calcext:value-type="string">
            <text:p>The navigation has sufficient flexibility to allow users to navigate by their desired means</text:p>
            <text:p><text:span text:style-name="T3">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206" office:value-type="string" calcext:value-type="string">
            <text:p>Medium</text:p>
          </table:table-cell>
          <table:table-cell table:number-columns-repeated="1021"/>
        </table:table-row>
        <table:table-row table:style-name="ro14">
          <table:table-cell table:style-name="ce204" table:formula="of:=[.A18]+1" office:value-type="float" office:value="12" calcext:value-type="float">
            <text:p>12</text:p>
          </table:table-cell>
          <table:table-cell table:style-name="ce205" office:value-type="string" calcext:value-type="string">
            <text:p>The site or application structure is clear, easily understood and addresses common user goals</text:p>
            <text:p><text:span text:style-name="T3">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206" office:value-type="string" calcext:value-type="string">
            <text:p>Very high</text:p>
          </table:table-cell>
          <table:table-cell table:number-columns-repeated="1021"/>
        </table:table-row>
        <table:table-row table:style-name="ro14">
          <table:table-cell table:style-name="ce204" table:formula="of:=[.A19]+1" office:value-type="float" office:value="13" calcext:value-type="float">
            <text:p>13</text:p>
          </table:table-cell>
          <table:table-cell table:style-name="ce205" office:value-type="string" calcext:value-type="string">
            <text:p>Links are clear, descriptive and well labelled</text:p>
            <text:p><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206" office:value-type="string" calcext:value-type="string">
            <text:p>Medium</text:p>
          </table:table-cell>
          <table:table-cell table:number-columns-repeated="1021"/>
        </table:table-row>
        <table:table-row table:style-name="ro15">
          <table:table-cell table:style-name="ce204" table:formula="of:=[.A20]+1" office:value-type="float" office:value="14" calcext:value-type="float">
            <text:p>14</text:p>
          </table:table-cell>
          <table:table-cell table:style-name="ce205" office:value-type="string" calcext:value-type="string">
            <text:p>Browser standard functions (e.g. 'back', 'forward', 'bookmark') are supported</text:p>
            <text:p><text:span text:style-name="T3">Users should be able to bookmark a page (or be presented with a URL to use) and go back and forth without breaking the site or losing any information they have entered.  </text:span></text:p>
          </table:table-cell>
          <table:table-cell table:style-name="ce206" office:value-type="string" calcext:value-type="string">
            <text:p>High</text:p>
          </table:table-cell>
          <table:table-cell table:number-columns-repeated="1021"/>
        </table:table-row>
        <table:table-row table:style-name="ro16">
          <table:table-cell table:style-name="ce204" table:formula="of:=[.A21]+1" office:value-type="float" office:value="15" calcext:value-type="float">
            <text:p>15</text:p>
          </table:table-cell>
          <table:table-cell table:style-name="ce205" office:value-type="string" calcext:value-type="string">
            <text:p>The current location is clearly indicated (e.g. breadcrumb, highlighted menu item)</text:p>
            <text:p><text:span text:style-name="T3">Users should always know where they are in the site or application.</text:span></text:p>
          </table:table-cell>
          <table:table-cell table:style-name="ce206" office:value-type="string" calcext:value-type="string">
            <text:p>Low</text:p>
          </table:table-cell>
          <table:table-cell table:number-columns-repeated="1021"/>
        </table:table-row>
        <table:table-row table:style-name="ro16">
          <table:table-cell table:style-name="ce204" table:formula="of:=[.A22]+1" office:value-type="float" office:value="16" calcext:value-type="float">
            <text:p>16</text:p>
          </table:table-cell>
          <table:table-cell table:style-name="ce205" office:value-type="string" calcext:value-type="string">
            <text:p>Users can easily get back to the homepage or a relevant start point</text:p>
            <text:p><text:span text:style-name="T3">For example, a homepage link might be part of the breadcrumb or a home link might be available as part of the header.</text:span></text:p>
          </table:table-cell>
          <table:table-cell table:style-name="ce206" office:value-type="string" calcext:value-type="string">
            <text:p>Low</text:p>
          </table:table-cell>
          <table:table-cell table:number-columns-repeated="1021"/>
        </table:table-row>
        <table:table-row table:style-name="ro16">
          <table:table-cell table:style-name="ce204" table:formula="of:=[.A23]+1" office:value-type="float" office:value="17" calcext:value-type="float">
            <text:p>17</text:p>
          </table:table-cell>
          <table:table-cell table:style-name="ce205" office:value-type="string" calcext:value-type="string">
            <text:p>A clear and well structure site map or index is provided (where necessary)</text:p>
            <text:p><text:span text:style-name="T3">The sitemap might be part of the header or footer and should ideally be available from every page on the site.</text:span></text:p>
          </table:table-cell>
          <table:table-cell table:style-name="ce206" office:value-type="string" calcext:value-type="string">
            <text:p>Very low</text:p>
          </table:table-cell>
          <table:table-cell table:number-columns-repeated="1021"/>
        </table:table-row>
        <table:table-row table:style-name="ro11">
          <table:table-cell/>
          <table:table-cell table:style-name="ce130"/>
          <table:table-cell table:style-name="ce124"/>
          <table:table-cell table:number-columns-repeated="1021"/>
        </table:table-row>
        <table:table-row table:style-name="ro13">
          <table:table-cell table:style-name="ce203" office:value-type="string" calcext:value-type="string">
            <text:p>Search</text:p>
          </table:table-cell>
          <table:table-cell table:style-name="ce124" table:number-columns-repeated="25"/>
          <table:table-cell table:number-columns-repeated="998"/>
        </table:table-row>
        <table:table-row table:style-name="ro15">
          <table:table-cell table:style-name="ce204" table:formula="of:=[.A24]+1" office:value-type="float" office:value="18" calcext:value-type="float">
            <text:p>18</text:p>
          </table:table-cell>
          <table:table-cell table:style-name="ce205" office:value-type="string" calcext:value-type="string">
            <text:p>A consistent, easy to find and easy to use search function is available throughout</text:p>
            <text:p><text:span text:style-name="T3">The search function (where required) should be directly available from most pages on the site or application and should be consistently positioned (e.g. top left, top right or top centre).</text:span></text:p>
          </table:table-cell>
          <table:table-cell table:style-name="ce206" office:value-type="string" calcext:value-type="string">
            <text:p>High</text:p>
          </table:table-cell>
          <table:table-cell table:number-columns-repeated="1021"/>
        </table:table-row>
        <table:table-row table:style-name="ro15">
          <table:table-cell table:style-name="ce204" table:formula="of:=[.A27]+1" office:value-type="float" office:value="19" calcext:value-type="float">
            <text:p>19</text:p>
          </table:table-cell>
          <table:table-cell table:style-name="ce205" office:value-type="string" calcext:value-type="string">
            <text:p>The search interface is appropriate to meet user goals</text:p>
            <text:p><text:span text:style-name="T3">For example users are able to filter search results, an advanced search is available (if necessary) and common search conventions such as quotation marks (") and natural language searches are handled.</text:span></text:p>
          </table:table-cell>
          <table:table-cell table:style-name="ce206" office:value-type="string" calcext:value-type="string">
            <text:p>High</text:p>
          </table:table-cell>
          <table:table-cell table:number-columns-repeated="1021"/>
        </table:table-row>
        <table:table-row table:style-name="ro14">
          <table:table-cell table:style-name="ce204" table:formula="of:=[.A28]+1" office:value-type="float" office:value="20" calcext:value-type="float">
            <text:p>20</text:p>
          </table:table-cell>
          <table:table-cell table:style-name="ce205" office:value-type="string" calcext:value-type="string">
            <text:p>The search facility deals well with common searches, misspellings and abbreviations</text:p>
            <text:p><text:span text:style-name="T3">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206" office:value-type="string" calcext:value-type="string">
            <text:p>Low</text:p>
          </table:table-cell>
          <table:table-cell table:number-columns-repeated="1021"/>
        </table:table-row>
        <table:table-row table:style-name="ro15">
          <table:table-cell table:style-name="ce204" table:formula="of:=[.A29]+1" office:value-type="float" office:value="21" calcext:value-type="float">
            <text:p>21</text:p>
          </table:table-cell>
          <table:table-cell table:style-name="ce205" office:value-type="string" calcext:value-type="string">
            <text:p>Search results are relevant, comprehensive, precise, and well displayed</text:p>
            <text:p><text:span text:style-name="T3">It should be easy for users to see what has been returned, to work out why something has been returned and to determine how many results there are.</text:span></text:p>
          </table:table-cell>
          <table:table-cell table:style-name="ce206" office:value-type="string" calcext:value-type="string">
            <text:p>High</text:p>
          </table:table-cell>
          <table:table-cell table:number-columns-repeated="1021"/>
        </table:table-row>
        <table:table-row table:style-name="ro11">
          <table:table-cell/>
          <table:table-cell table:style-name="ce130"/>
          <table:table-cell table:style-name="ce124"/>
          <table:table-cell table:number-columns-repeated="1021"/>
        </table:table-row>
        <table:table-row table:style-name="ro13">
          <table:table-cell table:style-name="ce203" office:value-type="string" calcext:value-type="string">
            <text:p>Control &amp; feedback</text:p>
          </table:table-cell>
          <table:table-cell table:style-name="ce124" table:number-columns-repeated="25"/>
          <table:table-cell table:number-columns-repeated="998"/>
        </table:table-row>
        <table:table-row table:style-name="ro15">
          <table:table-cell table:style-name="ce204" table:formula="of:=[.A30]+1" office:value-type="float" office:value="22" calcext:value-type="float">
            <text:p>22</text:p>
          </table:table-cell>
          <table:table-cell table:style-name="ce205" office:value-type="string" calcext:value-type="string">
            <text:p>Prompt and  appropriate feedback is given</text:p>
            <text:p><text:span text:style-name="T3">For example, a confirmation message is shown following a successful transaction, input errors are promptly highlighted and it's made clear to users when a page has been updated.</text:span></text:p>
          </table:table-cell>
          <table:table-cell table:style-name="ce206" office:value-type="string" calcext:value-type="string">
            <text:p>High</text:p>
          </table:table-cell>
          <table:table-cell table:number-columns-repeated="1021"/>
        </table:table-row>
        <table:table-row table:style-name="ro14">
          <table:table-cell table:style-name="ce204" table:formula="of:=[.A33]+1" office:value-type="float" office:value="23" calcext:value-type="float">
            <text:p>23</text:p>
          </table:table-cell>
          <table:table-cell table:style-name="ce205" office:value-type="string" calcext:value-type="string">
            <text:p>Users can easily undo, go back and change, or cancel actions</text:p>
            <text:p><text:span text:style-name="T3">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206" office:value-type="string" calcext:value-type="string">
            <text:p>Medium</text:p>
          </table:table-cell>
          <table:table-cell table:number-columns-repeated="1021"/>
        </table:table-row>
        <table:table-row table:style-name="ro15">
          <table:table-cell table:style-name="ce204" table:formula="of:=[.A34]+1" office:value-type="float" office:value="24" calcext:value-type="float">
            <text:p>24</text:p>
          </table:table-cell>
          <table:table-cell table:style-name="ce205" office:value-type="string" calcext:value-type="string">
            <text:p>Users can easily give feedback</text:p>
            <text:p><text:span text:style-name="T3">For example, via email or an online feedback / contact us form. There should be an indication of how long users can expect to wait for a response if a query has been made.</text:span></text:p>
          </table:table-cell>
          <table:table-cell table:style-name="ce206" office:value-type="string" calcext:value-type="string">
            <text:p>Very low</text:p>
          </table:table-cell>
          <table:table-cell table:number-columns-repeated="1021"/>
        </table:table-row>
        <table:table-row table:style-name="ro11">
          <table:table-cell/>
          <table:table-cell table:style-name="ce130"/>
          <table:table-cell table:style-name="ce124"/>
          <table:table-cell table:number-columns-repeated="1021"/>
        </table:table-row>
        <table:table-row table:style-name="ro13">
          <table:table-cell table:style-name="ce203" office:value-type="string" calcext:value-type="string">
            <text:p>Forms</text:p>
          </table:table-cell>
          <table:table-cell table:style-name="ce124" table:number-columns-repeated="25"/>
          <table:table-cell table:number-columns-repeated="998"/>
        </table:table-row>
        <table:table-row table:style-name="ro15">
          <table:table-cell table:style-name="ce204" table:formula="of:=[.A35]+1" office:value-type="float" office:value="25" calcext:value-type="float">
            <text:p>25</text:p>
          </table:table-cell>
          <table:table-cell table:style-name="ce205" office:value-type="string" calcext:value-type="string">
            <text:p>Complex forms and processes are broken up into readily understood steps and sections</text:p>
            <text:p><text:span text:style-name="T3">For example, a checkout process might be broken up in to 'address', 'delivery options', 'payment' and 'confirmation'. Where a process is used a progress indicator is present with clear numbers or named stages.</text:span></text:p>
          </table:table-cell>
          <table:table-cell table:style-name="ce206" office:value-type="string" calcext:value-type="string">
            <text:p>Medium</text:p>
          </table:table-cell>
          <table:table-cell table:number-columns-repeated="1021"/>
        </table:table-row>
        <table:table-row table:style-name="ro17">
          <table:table-cell table:style-name="ce204" table:formula="of:=[.A38]+1" office:value-type="float" office:value="26" calcext:value-type="float">
            <text:p>26</text:p>
          </table:table-cell>
          <table:table-cell table:style-name="ce205" office:value-type="string" calcext:value-type="string">
            <text:p>A minimal amount of information is requested and where necessary justification is given for asking for information</text:p>
            <text:p><text:span text:style-name="T3">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206" office:value-type="string" calcext:value-type="string">
            <text:p>Low</text:p>
          </table:table-cell>
          <table:table-cell table:number-columns-repeated="1021"/>
        </table:table-row>
        <table:table-row table:style-name="ro15">
          <table:table-cell table:style-name="ce204" table:formula="of:=[.A39]+1" office:value-type="float" office:value="27" calcext:value-type="float">
            <text:p>27</text:p>
          </table:table-cell>
          <table:table-cell table:style-name="ce205" office:value-type="string" calcext:value-type="string">
            <text:p>Required and optional form fields are clearly indicated (e.g. using text or '*')</text:p>
            <text:p><text:span text:style-name="T3">Where most fields are required the optional fields should be identified and when most fields are optional the required fields should be identified.</text:span></text:p>
          </table:table-cell>
          <table:table-cell table:style-name="ce206" office:value-type="string" calcext:value-type="string">
            <text:p>Low</text:p>
          </table:table-cell>
          <table:table-cell table:number-columns-repeated="1021"/>
        </table:table-row>
        <table:table-row table:style-name="ro17">
          <table:table-cell table:style-name="ce204" table:formula="of:=[.A40]+1" office:value-type="float" office:value="28" calcext:value-type="float">
            <text:p>28</text:p>
          </table:table-cell>
          <table:table-cell table:style-name="ce205" office:value-type="string" calcext:value-type="string">
            <text:p>Appropriate input fields are used and required formats are indicated</text:p>
            <text:p><text:span text:style-name="T3">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206" office:value-type="string" calcext:value-type="string">
            <text:p>Medium</text:p>
          </table:table-cell>
          <table:table-cell table:number-columns-repeated="1021"/>
        </table:table-row>
        <table:table-row table:style-name="ro15">
          <table:table-cell table:style-name="ce204" table:formula="of:=[.A41]+1" office:value-type="float" office:value="29" calcext:value-type="float">
            <text:p>29</text:p>
          </table:table-cell>
          <table:table-cell table:style-name="ce205" office:value-type="string" calcext:value-type="string">
            <text:p>Help and instructions (e.g. examples, information required) are provided where necessary</text:p>
            <text:p><text:span text:style-name="T3">Where input is non trivial or is likely to require some explanation this should be provided. Where a-lot of explanation is necessary a link to a page outlining what is required should be provided.</text:span></text:p>
          </table:table-cell>
          <table:table-cell table:style-name="ce206" office:value-type="string" calcext:value-type="string">
            <text:p>Medium</text:p>
          </table:table-cell>
          <table:table-cell table:number-columns-repeated="1021"/>
        </table:table-row>
        <table:table-row table:style-name="ro11">
          <table:table-cell/>
          <table:table-cell table:style-name="ce130"/>
          <table:table-cell table:style-name="ce124"/>
          <table:table-cell table:number-columns-repeated="1021"/>
        </table:table-row>
        <table:table-row table:style-name="ro13">
          <table:table-cell table:style-name="ce203" office:value-type="string" calcext:value-type="string">
            <text:p>Errors</text:p>
          </table:table-cell>
          <table:table-cell table:style-name="ce124" table:number-columns-repeated="25"/>
          <table:table-cell table:number-columns-repeated="998"/>
        </table:table-row>
        <table:table-row table:style-name="ro15">
          <table:table-cell table:style-name="ce204" table:formula="of:=[.A42]+1" office:value-type="float" office:value="30" calcext:value-type="float">
            <text:p>30</text:p>
          </table:table-cell>
          <table:table-cell table:style-name="ce205" office:value-type="string" calcext:value-type="string">
            <text:p>Errors are clear, easily identified and appear in appropriate locations</text:p>
            <text:p><text:span text:style-name="T3">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206" office:value-type="string" calcext:value-type="string">
            <text:p>High</text:p>
          </table:table-cell>
          <table:table-cell table:number-columns-repeated="1021"/>
        </table:table-row>
        <table:table-row table:style-name="ro15">
          <table:table-cell table:style-name="ce204" table:formula="of:=[.A45]+1" office:value-type="float" office:value="31" calcext:value-type="float">
            <text:p>31</text:p>
          </table:table-cell>
          <table:table-cell table:style-name="ce205" office:value-type="string" calcext:value-type="string">
            <text:p>Error messages are concise, written in easy to understand language and describe what's occurred and what action is necessary</text:p>
            <text:p><text:span text:style-name="T3">Errors should avoid using very technical terms or jargon and should be written from the user's perspective.</text:span></text:p>
          </table:table-cell>
          <table:table-cell table:style-name="ce206" office:value-type="string" calcext:value-type="string">
            <text:p>Medium</text:p>
          </table:table-cell>
          <table:table-cell table:number-columns-repeated="1021"/>
        </table:table-row>
        <table:table-row table:style-name="ro14">
          <table:table-cell table:style-name="ce204" table:formula="of:=[.A46]+1" office:value-type="float" office:value="32" calcext:value-type="float">
            <text:p>32</text:p>
          </table:table-cell>
          <table:table-cell table:style-name="ce205" office:value-type="string" calcext:value-type="string">
            <text:p>Common user errors have been taken into consideration and where possible prevented</text:p>
            <text:p><text:span text:style-name="T3">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206" office:value-type="string" calcext:value-type="string">
            <text:p>Medium</text:p>
          </table:table-cell>
          <table:table-cell table:number-columns-repeated="1021"/>
        </table:table-row>
        <table:table-row table:style-name="ro16">
          <table:table-cell table:style-name="ce204" table:formula="of:=[.A47]+1" office:value-type="float" office:value="33" calcext:value-type="float">
            <text:p>33</text:p>
          </table:table-cell>
          <table:table-cell table:style-name="ce205" office:value-type="string" calcext:value-type="string">
            <text:p>Users are able to easily recover (i.e. not have to start again) from errors</text:p>
            <text:p><text:span text:style-name="T3">For example, users might be able to re-edit and resubmit a form or enter a different value.</text:span></text:p>
          </table:table-cell>
          <table:table-cell table:style-name="ce206" office:value-type="string" calcext:value-type="string">
            <text:p>Medium</text:p>
          </table:table-cell>
          <table:table-cell table:number-columns-repeated="1021"/>
        </table:table-row>
        <table:table-row table:style-name="ro11">
          <table:table-cell/>
          <table:table-cell table:style-name="ce130"/>
          <table:table-cell table:style-name="ce124"/>
          <table:table-cell table:number-columns-repeated="1021"/>
        </table:table-row>
        <table:table-row table:style-name="ro13">
          <table:table-cell table:style-name="ce203" office:value-type="string" calcext:value-type="string">
            <text:p>Content &amp; text</text:p>
          </table:table-cell>
          <table:table-cell table:style-name="ce124" table:number-columns-repeated="25"/>
          <table:table-cell table:number-columns-repeated="998"/>
        </table:table-row>
        <table:table-row table:style-name="ro14">
          <table:table-cell table:style-name="ce204" table:formula="of:=[.A48]+1" office:value-type="float" office:value="34" calcext:value-type="float">
            <text:p>34</text:p>
          </table:table-cell>
          <table:table-cell table:style-name="ce205" office:value-type="string" calcext:value-type="string">
            <text:p>Content available (e.g. text, images, video, audio) is appropriate and sufficiently relevant, and detailed to meet user goals</text:p>
            <text:p><text:span text:style-name="T3">Content should also be appropriately formatted, so for example videos and audio should be directly playable (i.e. shouldn't need to be downloaded to be played) and images should be of a sufficient quality.</text:span></text:p>
          </table:table-cell>
          <table:table-cell table:style-name="ce206" office:value-type="string" calcext:value-type="string">
            <text:p>Very high</text:p>
          </table:table-cell>
          <table:table-cell table:number-columns-repeated="1021"/>
        </table:table-row>
        <table:table-row table:style-name="ro15">
          <table:table-cell table:style-name="ce204" table:formula="of:=[.A51]+1" office:value-type="float" office:value="35" calcext:value-type="float">
            <text:p>35</text:p>
          </table:table-cell>
          <table:table-cell table:style-name="ce205" office:value-type="string" calcext:value-type="string">
            <text:p>Links to other useful and relevant content (e.g. related pages, external websites or documents) are available and shown in context</text:p>
            <text:p><text:span text:style-name="T3">For example there might be links from an article to related articles, related content or related external websites.</text:span></text:p>
          </table:table-cell>
          <table:table-cell table:style-name="ce206" office:value-type="string" calcext:value-type="string">
            <text:p>Low</text:p>
          </table:table-cell>
          <table:table-cell table:number-columns-repeated="1021"/>
        </table:table-row>
        <table:table-row table:style-name="ro16">
          <table:table-cell table:style-name="ce204" table:formula="of:=[.A52]+1" office:value-type="float" office:value="36" calcext:value-type="float">
            <text:p>36</text:p>
          </table:table-cell>
          <table:table-cell table:style-name="ce205" office:value-type="string" calcext:value-type="string">
            <text:p>Language, terminology and tone used is appropriate and readily understood by the target audience</text:p>
            <text:p><text:span text:style-name="T3">Jargon should be kept to a minimum and plain language should be used where ever possible.</text:span></text:p>
          </table:table-cell>
          <table:table-cell table:style-name="ce206" office:value-type="string" calcext:value-type="string">
            <text:p>High</text:p>
          </table:table-cell>
          <table:table-cell table:number-columns-repeated="1021"/>
        </table:table-row>
        <table:table-row table:style-name="ro15">
          <table:table-cell table:style-name="ce204" table:formula="of:=[.A53]+1" office:value-type="float" office:value="37" calcext:value-type="float">
            <text:p>37</text:p>
          </table:table-cell>
          <table:table-cell table:style-name="ce205" office:value-type="string" calcext:value-type="string">
            <text:p>Terms, language and tone used are consistent (e.g. the same term is used throughout)</text:p>
            <text:p><text:span text:style-name="T3">Capitalisation (e.g. 'Main title'; 'Main Title'; 'MAIN TITLE') and grammar should be consistent, together with the use of formal or informal terms (e.g. could not vs couldn't; what's vs what is etc...).</text:span></text:p>
          </table:table-cell>
          <table:table-cell table:style-name="ce206" office:value-type="string" calcext:value-type="string">
            <text:p>Medium</text:p>
          </table:table-cell>
          <table:table-cell table:number-columns-repeated="1021"/>
        </table:table-row>
        <table:table-row table:style-name="ro16">
          <table:table-cell table:style-name="ce204" table:formula="of:=[.A54]+1" office:value-type="float" office:value="38" calcext:value-type="float">
            <text:p>38</text:p>
          </table:table-cell>
          <table:table-cell table:style-name="ce205" office:value-type="string" calcext:value-type="string">
            <text:p>Text and content is legible and scanable, with good typography and visual contrast</text:p>
            <text:p><text:span text:style-name="T3">Users should be able to quickly scan headers and body text, in order to get an overview of what's available.</text:span></text:p>
          </table:table-cell>
          <table:table-cell table:style-name="ce206" office:value-type="string" calcext:value-type="string">
            <text:p>Medium</text:p>
          </table:table-cell>
          <table:table-cell table:number-columns-repeated="1021"/>
        </table:table-row>
        <table:table-row table:style-name="ro11">
          <table:table-cell/>
          <table:table-cell table:style-name="ce130"/>
          <table:table-cell table:style-name="ce124"/>
          <table:table-cell table:number-columns-repeated="1021"/>
        </table:table-row>
        <table:table-row table:style-name="ro13">
          <table:table-cell table:style-name="ce203" office:value-type="string" calcext:value-type="string">
            <text:p>Help</text:p>
          </table:table-cell>
          <table:table-cell table:style-name="ce124" table:number-columns-repeated="25"/>
          <table:table-cell table:number-columns-repeated="998"/>
        </table:table-row>
        <table:table-row table:style-name="ro14">
          <table:table-cell table:style-name="ce204" table:formula="of:=[.A55]+1" office:value-type="float" office:value="39" calcext:value-type="float">
            <text:p>39</text:p>
          </table:table-cell>
          <table:table-cell table:style-name="ce205" office:value-type="string" calcext:value-type="string">
            <text:p>Online help is provided and is suitable for the user base</text:p>
            <text:p><text:span text:style-name="T3">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206" office:value-type="string" calcext:value-type="string">
            <text:p>High</text:p>
          </table:table-cell>
          <table:table-cell table:number-columns-repeated="1021"/>
        </table:table-row>
        <table:table-row table:style-name="ro15">
          <table:table-cell table:style-name="ce204" table:formula="of:=[.A58]+1" office:value-type="float" office:value="40" calcext:value-type="float">
            <text:p>40</text:p>
          </table:table-cell>
          <table:table-cell table:style-name="ce205" office:value-type="string" calcext:value-type="string">
            <text:p>Online help is concise, easy to read and written in easy to understand language</text:p>
            <text:p><text:span text:style-name="T3">Help should cover the essentials without providing excessive detail and shouldn't use jargon or technical terminology that isn't likely to be understood by users.</text:span></text:p>
          </table:table-cell>
          <table:table-cell table:style-name="ce206" office:value-type="string" calcext:value-type="string">
            <text:p>Medium</text:p>
          </table:table-cell>
          <table:table-cell table:number-columns-repeated="1021"/>
        </table:table-row>
        <table:table-row table:style-name="ro14">
          <table:table-cell table:style-name="ce204" table:formula="of:=[.A59]+1" office:value-type="float" office:value="41" calcext:value-type="float">
            <text:p>41</text:p>
          </table:table-cell>
          <table:table-cell table:style-name="ce205" office:value-type="string" calcext:value-type="string">
            <text:p>Accessing online help does not impede users</text:p>
            <text:p><text:span text:style-name="T3">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206" office:value-type="string" calcext:value-type="string">
            <text:p>Medium</text:p>
          </table:table-cell>
          <table:table-cell table:number-columns-repeated="1021"/>
        </table:table-row>
        <table:table-row table:style-name="ro15">
          <table:table-cell table:style-name="ce204" table:formula="of:=[.A60]+1" office:value-type="float" office:value="42" calcext:value-type="float">
            <text:p>42</text:p>
          </table:table-cell>
          <table:table-cell table:style-name="ce205" office:value-type="string" calcext:value-type="string">
            <text:p>Users can easily get further help (e.g. telephone or email address)</text:p>
            <text:p><text:span text:style-name="T3">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206" office:value-type="string" calcext:value-type="string">
            <text:p>Low</text:p>
          </table:table-cell>
          <table:table-cell table:number-columns-repeated="1021"/>
        </table:table-row>
        <table:table-row table:style-name="ro11">
          <table:table-cell/>
          <table:table-cell table:style-name="ce130"/>
          <table:table-cell table:style-name="ce124"/>
          <table:table-cell table:number-columns-repeated="1021"/>
        </table:table-row>
        <table:table-row table:style-name="ro13">
          <table:table-cell table:style-name="ce203" office:value-type="string" calcext:value-type="string">
            <text:p>Performance</text:p>
          </table:table-cell>
          <table:table-cell table:style-name="ce124" table:number-columns-repeated="25"/>
          <table:table-cell table:number-columns-repeated="998"/>
        </table:table-row>
        <table:table-row table:style-name="ro14">
          <table:table-cell table:style-name="ce204" table:formula="of:=[.A61]+1" office:value-type="float" office:value="43" calcext:value-type="float">
            <text:p>43</text:p>
          </table:table-cell>
          <table:table-cell table:style-name="ce205" office:value-type="string" calcext:value-type="string">
            <text:p>Site or application performance doesn't inhibit the user experience (e.g. slow page downloads, long delays)</text:p>
            <text:p><text:span text:style-name="T3">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206" office:value-type="string" calcext:value-type="string">
            <text:p>High</text:p>
          </table:table-cell>
          <table:table-cell table:number-columns-repeated="1021"/>
        </table:table-row>
        <table:table-row table:style-name="ro16">
          <table:table-cell table:style-name="ce204" table:formula="of:=[.A64]+1" office:value-type="float" office:value="44" calcext:value-type="float">
            <text:p>44</text:p>
          </table:table-cell>
          <table:table-cell table:style-name="ce205" office:value-type="string" calcext:value-type="string">
            <text:p>Errors and reliability issues don't inhibit the user experience</text:p>
            <text:p><text:span text:style-name="T3">Sites and applications should be free of bugs and shouldn't have any broken links.</text:span></text:p>
          </table:table-cell>
          <table:table-cell table:style-name="ce206" office:value-type="string" calcext:value-type="string">
            <text:p>Medium</text:p>
          </table:table-cell>
          <table:table-cell table:number-columns-repeated="1021"/>
        </table:table-row>
        <table:table-row table:style-name="ro14">
          <table:table-cell table:style-name="ce204" table:formula="of:=[.A65]+1" office:value-type="float" office:value="45" calcext:value-type="float">
            <text:p>45</text:p>
          </table:table-cell>
          <table:table-cell table:style-name="ce205" office:value-type="string" calcext:value-type="string">
            <text:p>Possible user configurations (e.g. browsers, resolutions, computer specs) are supported</text:p>
            <text:p><text:span text:style-name="T3">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206" office:value-type="string" calcext:value-type="string">
            <text:p>Medium</text:p>
          </table:table-cell>
          <table:table-cell table:number-columns-repeated="1021"/>
        </table:table-row>
        <table:table-row table:style-name="ro11" table:number-rows-repeated="934">
          <table:table-cell table:style-name="ce122"/>
          <table:table-cell table:style-name="ce133"/>
          <table:table-cell table:number-columns-repeated="1022"/>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ConditionalStyle_1" calcext:value="=&quot;Enter score&quot;" calcext:base-cell-address="'Usability guidelines'.C4"/>
          </calcext:conditional-format>
        </calcext:conditional-formats>
      </table:table>
      <table:table table:name="Rating ranges" table:style-name="ta5">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2" table:number-columns-repeated="20" table:default-cell-style-name="Default"/>
        <table:table-column table:style-name="co13" table:number-columns-repeated="998" table:default-cell-style-name="Default"/>
        <table:table-row table:style-name="ro11">
          <table:table-cell table:style-name="ce97" office:value-type="string" calcext:value-type="string">
            <text:p>Rating below</text:p>
          </table:table-cell>
          <table:table-cell table:style-name="ce97" office:value-type="string" calcext:value-type="string">
            <text:p>Rating</text:p>
          </table:table-cell>
          <table:table-cell table:style-name="ce99" office:value-type="string" calcext:value-type="string" table:number-columns-spanned="4" table:number-rows-spanned="1">
            <text:p>Rating ranges</text:p>
          </table:table-cell>
          <table:covered-table-cell table:number-columns-repeated="3"/>
          <table:table-cell table:number-columns-repeated="1018"/>
        </table:table-row>
        <table:table-row table:style-name="ro11">
          <table:table-cell table:style-name="ce98" office:value-type="float" office:value="0" calcext:value-type="float">
            <text:p>0</text:p>
          </table:table-cell>
          <table:table-cell table:style-name="ce4" table:formula="of:=&quot;&quot;">
            <text:p/>
          </table:table-cell>
          <table:table-cell table:number-columns-repeated="1022"/>
        </table:table-row>
        <table:table-row table:style-name="ro11">
          <table:table-cell table:style-name="ce98" office:value-type="float" office:value="1" calcext:value-type="float">
            <text:p>1</text:p>
          </table:table-cell>
          <table:table-cell table:style-name="ce4" office:value-type="string" calcext:value-type="string">
            <text:p>Very Poor</text:p>
          </table:table-cell>
          <table:table-cell table:style-name="ce100" office:value-type="string" calcext:value-type="string">
            <text:p>less than</text:p>
          </table:table-cell>
          <table:table-cell table:style-name="ce101" table:formula="of:=[.A4]" office:value-type="float" office:value="29" calcext:value-type="float">
            <text:p>29</text:p>
          </table:table-cell>
          <table:table-cell table:number-columns-repeated="1020"/>
        </table:table-row>
        <table:table-row table:style-name="ro11">
          <table:table-cell table:style-name="ce98" office:value-type="float" office:value="29" calcext:value-type="float">
            <text:p>29</text:p>
          </table:table-cell>
          <table:table-cell table:style-name="ce58" office:value-type="string" calcext:value-type="string">
            <text:p>Poor</text:p>
          </table:table-cell>
          <table:table-cell table:style-name="ce58" office:value-type="string" calcext:value-type="string">
            <text:p>between</text:p>
          </table:table-cell>
          <table:table-cell table:style-name="ce101" table:formula="of:=[.A4]" office:value-type="float" office:value="29" calcext:value-type="float">
            <text:p>29</text:p>
          </table:table-cell>
          <table:table-cell table:style-name="ce102" office:value-type="string" calcext:value-type="string">
            <text:p>and</text:p>
          </table:table-cell>
          <table:table-cell table:style-name="ce101" table:formula="of:=[.A5]" office:value-type="float" office:value="49" calcext:value-type="float">
            <text:p>49</text:p>
          </table:table-cell>
          <table:table-cell table:number-columns-repeated="1018"/>
        </table:table-row>
        <table:table-row table:style-name="ro11">
          <table:table-cell table:style-name="ce98" office:value-type="float" office:value="49" calcext:value-type="float">
            <text:p>49</text:p>
          </table:table-cell>
          <table:table-cell table:style-name="ce58" office:value-type="string" calcext:value-type="string">
            <text:p>Moderate</text:p>
          </table:table-cell>
          <table:table-cell table:style-name="ce58" office:value-type="string" calcext:value-type="string">
            <text:p>between</text:p>
          </table:table-cell>
          <table:table-cell table:style-name="ce101" table:formula="of:=[.A5]" office:value-type="float" office:value="49" calcext:value-type="float">
            <text:p>49</text:p>
          </table:table-cell>
          <table:table-cell table:style-name="ce102" office:value-type="string" calcext:value-type="string">
            <text:p>and</text:p>
          </table:table-cell>
          <table:table-cell table:style-name="ce101" table:formula="of:=[.A6]" office:value-type="float" office:value="69" calcext:value-type="float">
            <text:p>69</text:p>
          </table:table-cell>
          <table:table-cell table:number-columns-repeated="1018"/>
        </table:table-row>
        <table:table-row table:style-name="ro11">
          <table:table-cell table:style-name="ce98" office:value-type="float" office:value="69" calcext:value-type="float">
            <text:p>69</text:p>
          </table:table-cell>
          <table:table-cell table:style-name="ce58" office:value-type="string" calcext:value-type="string">
            <text:p>Good</text:p>
          </table:table-cell>
          <table:table-cell table:style-name="ce58" office:value-type="string" calcext:value-type="string">
            <text:p>between</text:p>
          </table:table-cell>
          <table:table-cell table:style-name="ce101" table:formula="of:=[.A6]" office:value-type="float" office:value="69" calcext:value-type="float">
            <text:p>69</text:p>
          </table:table-cell>
          <table:table-cell table:style-name="ce102" office:value-type="string" calcext:value-type="string">
            <text:p>and</text:p>
          </table:table-cell>
          <table:table-cell table:style-name="ce101" table:formula="of:=[.A7]" office:value-type="float" office:value="89" calcext:value-type="float">
            <text:p>89</text:p>
          </table:table-cell>
          <table:table-cell table:number-columns-repeated="1018"/>
        </table:table-row>
        <table:table-row table:style-name="ro11">
          <table:table-cell table:style-name="ce98" office:value-type="float" office:value="89" calcext:value-type="float">
            <text:p>89</text:p>
          </table:table-cell>
          <table:table-cell table:style-name="ce58" office:value-type="string" calcext:value-type="string">
            <text:p>Excellent</text:p>
          </table:table-cell>
          <table:table-cell table:style-name="ce100" office:value-type="string" calcext:value-type="string">
            <text:p>more than</text:p>
          </table:table-cell>
          <table:table-cell table:style-name="ce101" table:formula="of:=[.A7]" office:value-type="float" office:value="89" calcext:value-type="float">
            <text:p>89</text:p>
          </table:table-cell>
          <table:table-cell table:number-columns-repeated="1020"/>
        </table:table-row>
        <table:table-row table:style-name="ro11" table:number-rows-repeated="4">
          <table:table-cell table:style-name="ce58" table:number-columns-repeated="2"/>
          <table:table-cell table:number-columns-repeated="1022"/>
        </table:table-row>
        <table:table-row table:style-name="ro11" table:number-rows-repeated="989">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13">
      <number:hours/>
      <number:text>:</number:text>
      <number:minutes number:style="long"/>
      <number:text> </number:text>
      <number:am-pm/>
    </number:time-style>
    <number:number-style style:name="N105P0" style:volatile="true">
      <number:number number:decimal-places="0" number:min-decimal-places="0" number:min-integer-digits="1" number:grouping="true"/>
      <number:text> €</number:text>
    </number:number-style>
    <number:number-style style:name="N105">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0" number:min-decimal-places="0" number:min-integer-digits="1" number:grouping="true"/>
      <number:text> €</number:text>
    </number:number-style>
    <number:number-style style:name="N106">
      <style:text-properties fo:color="#ff0000"/>
      <number:text>-</number:text>
      <number:number number:decimal-places="0" number:min-decimal-places="0" number:min-integer-digits="1" number:grouping="true"/>
      <number:text> €</number:text>
      <style:map style:condition="value()&gt;=0" style:apply-style-name="N106P0"/>
    </number:number-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style:text-properties fo:color="#ff0000"/>
      <number:text>-</number:text>
      <number:number number:decimal-places="2" number:min-decimal-places="2" number:min-integer-digits="1" number:grouping="true"/>
      <number:text> €</number:text>
      <style:map style:condition="value()&gt;=0" style:apply-style-name="N109P0"/>
    </number:number-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1" number:min-decimal-places="1" number:min-integer-digits="1"/>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ffcc"/>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1">00/00/0000</text:date>, <text:time style:data-style-name="N2" text:time-value="15:41:16.388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Rating_20_ranges" style:display-name="PageStyle_Rating ranges" style:page-layout-name="Mpm3">
      <style:header style:display="false"/>
      <style:header-left style:display="false"/>
      <style:header-first style:display="false"/>
      <style:footer style:display="false"/>
      <style:footer-left style:display="false"/>
      <style:footer-first style:display="false"/>
    </style:master-page>
    <style:master-page style:name="PageStyle_5f_Usability_20_scores" style:display-name="PageStyle_Usability sco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Valoración_20_Usabilidad" style:display-name="PageStyle_Valoración Usabilidad" style:page-layout-name="Mpm3">
      <style:header style:display="false"/>
      <style:header-left style:display="false"/>
      <style:header-first style:display="false"/>
      <style:footer style:display="false"/>
      <style:footer-left style:display="false"/>
      <style:footer-first style:display="false"/>
    </style:master-page>
    <style:master-page style:name="PageStyle_5f_Usability_20_guidelines" style:display-name="PageStyle_Usability guidelin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8-01-21T11:46:15</meta:creation-date>
    <meta:initial-creator>Neil Turner</meta:initial-creator>
    <dc:date>2026-03-11T15:51:14.791000000</dc:date>
    <meta:editing-duration>PT22M51S</meta:editing-duration>
    <meta:editing-cycles>3</meta:editing-cycles>
    <meta:generator>LibreOffice/7.3.2.2$Windows_X86_64 LibreOffice_project/49f2b1bff42cfccbd8f788c8dc32c1c309559be0</meta:generator>
    <meta:document-statistic meta:table-count="4" meta:cell-count="1209" meta:object-count="2"/>
  </office:meta>
</office:document-meta>
</file>